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2d283d"/>
    </style:style>
    <style:style style:name="P2" style:family="paragraph" style:parent-style-name="Standard">
      <style:paragraph-properties fo:text-align="justify" style:justify-single-word="false"/>
      <style:text-properties style:font-name="Abyssinica SIL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byssinica SIL" fo:font-size="14pt" officeooo:paragraph-rsid="0015d45e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byssinica SIL" fo:font-size="14pt" officeooo:paragraph-rsid="0033ab4e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byssinica SIL" fo:font-size="14pt" fo:font-weight="bold" officeooo:rsid="0015d45e" officeooo:paragraph-rsid="0015d45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byssinica SIL" fo:font-size="14pt" fo:font-style="italic" style:text-underline-style="solid" style:text-underline-width="auto" style:text-underline-color="font-color" fo:font-weight="bold" officeooo:rsid="0015d45e" officeooo:paragraph-rsid="0015d45e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byssinica SIL" fo:font-size="14pt" fo:font-style="italic" style:text-underline-style="solid" style:text-underline-width="auto" style:text-underline-color="font-color" fo:font-weight="bold" officeooo:rsid="0015d45e" officeooo:paragraph-rsid="0015d45e" fo:background-color="transparent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15d45e" officeooo:paragraph-rsid="0015d45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171016" officeooo:paragraph-rsid="0033ab4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171016" officeooo:paragraph-rsid="00171016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byssinica SIL"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Preformatted_20_Text">
      <style:paragraph-properties fo:text-align="justify" style:justify-single-word="false"/>
      <style:text-properties fo:font-size="12pt" fo:font-weight="normal" officeooo:rsid="0015d45e" officeooo:paragraph-rsid="0015d45e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font-size="12pt" fo:font-weight="normal" officeooo:rsid="0015d45e" officeooo:paragraph-rsid="0034622c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style:font-name="Abyssinica SIL" fo:font-size="14pt" fo:font-weight="normal" officeooo:rsid="0015d45e" officeooo:paragraph-rsid="0015d45e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style:font-name="Abyssinica SIL" fo:font-size="14pt" fo:font-weight="normal" officeooo:rsid="0033ab4e" officeooo:paragraph-rsid="0033ab4e" style:font-size-asian="14pt" style:font-weight-asian="normal" style:font-size-complex="14pt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font-name="Abyssinica SIL" fo:font-size="14pt" style:font-size-asian="14pt" style:font-size-complex="14pt"/>
    </style:style>
    <style:style style:name="P19" style:family="paragraph" style:parent-style-name="Preformatted_20_Text">
      <style:paragraph-properties fo:text-align="justify" style:justify-single-word="false"/>
      <style:text-properties style:font-name="Abyssinica SIL" fo:font-size="14pt" officeooo:paragraph-rsid="001f548f" style:font-size-asian="14pt" style:font-size-complex="14pt"/>
    </style:style>
    <style:style style:name="P20" style:family="paragraph" style:parent-style-name="Preformatted_20_Text">
      <style:paragraph-properties fo:text-align="justify" style:justify-single-word="false"/>
      <style:text-properties style:font-name="Abyssinica SIL" fo:font-size="14pt" officeooo:paragraph-rsid="0021218d" style:font-size-asian="14pt" style:font-size-complex="14pt"/>
    </style:style>
    <style:style style:name="P21" style:family="paragraph" style:parent-style-name="Preformatted_20_Text">
      <style:paragraph-properties fo:text-align="justify" style:justify-single-word="false"/>
      <style:text-properties style:font-name="Abyssinica SIL" fo:font-size="14pt" officeooo:paragraph-rsid="002352d4" style:font-size-asian="14pt" style:font-size-complex="14pt"/>
    </style:style>
    <style:style style:name="P22" style:family="paragraph" style:parent-style-name="Preformatted_20_Text">
      <style:paragraph-properties fo:text-align="justify" style:justify-single-word="false"/>
      <style:text-properties style:font-name="Abyssinica SIL" fo:font-size="14pt" fo:language="fr" fo:country="FR" officeooo:rsid="0021218d" officeooo:paragraph-rsid="0021218d" style:font-size-asian="14pt" style:font-size-complex="14pt"/>
    </style:style>
    <style:style style:name="P23" style:family="paragraph" style:parent-style-name="Preformatted_20_Text">
      <style:paragraph-properties fo:text-align="justify" style:justify-single-word="false"/>
      <style:text-properties style:font-name="Abyssinica SIL" fo:font-size="14pt" fo:language="fr" fo:country="FR" officeooo:rsid="002352d4" officeooo:paragraph-rsid="002352d4" style:font-size-asian="14pt" style:font-size-complex="14pt"/>
    </style:style>
    <style:style style:name="P24" style:family="paragraph" style:parent-style-name="Preformatted_20_Text">
      <style:paragraph-properties fo:text-align="justify" style:justify-single-word="false"/>
      <style:text-properties style:font-name="Abyssinica SIL" fo:font-size="14pt" fo:language="fr" fo:country="FR" officeooo:paragraph-rsid="001f548f" style:font-size-asian="14pt" style:font-size-complex="14pt"/>
    </style:style>
    <style:style style:name="P25" style:family="paragraph" style:parent-style-name="Preformatted_20_Text">
      <style:paragraph-properties fo:text-align="justify" style:justify-single-word="false"/>
      <style:text-properties style:font-name="Abyssinica SIL" fo:font-size="14pt" fo:language="fr" fo:country="FR" officeooo:paragraph-rsid="0021218d" style:font-size-asian="14pt" style:font-size-complex="14pt"/>
    </style:style>
    <style:style style:name="P26" style:family="paragraph" style:parent-style-name="Preformatted_20_Text">
      <style:paragraph-properties fo:text-align="justify" style:justify-single-word="false"/>
      <style:text-properties style:font-name="Abyssinica SIL" fo:font-size="14pt" fo:language="fr" fo:country="FR" officeooo:paragraph-rsid="0021611d" style:font-size-asian="14pt" style:font-size-complex="14pt"/>
    </style:style>
    <style:style style:name="P27" style:family="paragraph" style:parent-style-name="Preformatted_20_Text">
      <style:paragraph-properties fo:text-align="justify" style:justify-single-word="false"/>
      <style:text-properties style:font-name="Abyssinica SIL" fo:font-size="14pt" fo:language="fr" fo:country="FR" officeooo:paragraph-rsid="002352d4" style:font-size-asian="14pt" style:font-size-complex="14pt"/>
    </style:style>
    <style:style style:name="P28" style:family="paragraph" style:parent-style-name="Preformatted_20_Text">
      <style:paragraph-properties fo:text-align="justify" style:justify-single-word="false"/>
      <style:text-properties officeooo:paragraph-rsid="0034622c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18c57b"/>
    </style:style>
    <style:style style:name="P30" style:family="paragraph" style:parent-style-name="Preformatted_20_Text">
      <style:paragraph-properties fo:text-align="justify" style:justify-single-word="false"/>
      <style:text-properties officeooo:paragraph-rsid="0018cfc6"/>
    </style:style>
    <style:style style:name="P31" style:family="paragraph" style:parent-style-name="Preformatted_20_Text">
      <style:paragraph-properties fo:text-align="justify" style:justify-single-word="false"/>
      <style:text-properties officeooo:paragraph-rsid="001e6b1f"/>
    </style:style>
    <style:style style:name="P32" style:family="paragraph" style:parent-style-name="Preformatted_20_Text">
      <style:paragraph-properties fo:text-align="justify" style:justify-single-word="false"/>
      <style:text-properties officeooo:paragraph-rsid="001f548f"/>
    </style:style>
    <style:style style:name="P33" style:family="paragraph" style:parent-style-name="Preformatted_20_Text">
      <style:paragraph-properties fo:text-align="justify" style:justify-single-word="false"/>
      <style:text-properties officeooo:paragraph-rsid="0021218d"/>
    </style:style>
    <style:style style:name="P34" style:family="paragraph" style:parent-style-name="Preformatted_20_Text">
      <style:paragraph-properties fo:text-align="justify" style:justify-single-word="false"/>
      <style:text-properties officeooo:paragraph-rsid="0021611d"/>
    </style:style>
    <style:style style:name="P35" style:family="paragraph" style:parent-style-name="Preformatted_20_Text">
      <style:paragraph-properties fo:text-align="justify" style:justify-single-word="false"/>
      <style:text-properties officeooo:paragraph-rsid="002352d4"/>
    </style:style>
    <style:style style:name="P36" style:family="paragraph" style:parent-style-name="Preformatted_20_Text">
      <style:paragraph-properties fo:text-align="justify" style:justify-single-word="false"/>
      <style:text-properties officeooo:paragraph-rsid="0035c3aa"/>
    </style:style>
    <style:style style:name="P37" style:family="paragraph" style:parent-style-name="Preformatted_20_Text">
      <style:paragraph-properties fo:margin-top="0cm" fo:margin-bottom="0.499cm" loext:contextual-spacing="false"/>
    </style:style>
    <style:style style:name="P38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text-line-through-style="none" style:text-line-through-type="none" style:font-name="Abyssinica SIL" fo:font-size="14pt" officeooo:rsid="002608f5" officeooo:paragraph-rsid="002608f5" style:font-size-asian="14pt" style:font-size-complex="14pt"/>
    </style:style>
    <style:style style:name="P39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rsid="0033ab4e" officeooo:paragraph-rsid="0033ab4e" style:font-size-asian="14pt" style:font-size-complex="14pt"/>
    </style:style>
    <style:style style:name="P40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rsid="001f548f" officeooo:paragraph-rsid="001f548f" style:font-size-asian="14pt" style:font-size-complex="14pt"/>
    </style:style>
    <style:style style:name="P41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rsid="0035c3aa" officeooo:paragraph-rsid="0035c3aa" style:font-size-asian="14pt" style:font-size-complex="14pt"/>
    </style:style>
    <style:style style:name="P42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rsid="0028f703" officeooo:paragraph-rsid="0028f703" style:font-size-asian="14pt" style:font-size-complex="14pt"/>
    </style:style>
    <style:style style:name="P43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rsid="002a48b4" officeooo:paragraph-rsid="002a48b4" style:font-size-asian="14pt" style:font-size-complex="14pt"/>
    </style:style>
    <style:style style:name="P44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rsid="003a4764" officeooo:paragraph-rsid="003a4764" style:font-size-asian="14pt" style:font-size-complex="14pt"/>
    </style:style>
    <style:style style:name="P45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rsid="002c00e6" officeooo:paragraph-rsid="002c00e6" style:font-size-asian="14pt" style:font-size-complex="14pt"/>
    </style:style>
    <style:style style:name="P46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rsid="002d283d" officeooo:paragraph-rsid="002d283d" style:font-size-asian="14pt" style:font-size-complex="14pt"/>
    </style:style>
    <style:style style:name="P47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style:font-size-asian="14pt" style:font-size-complex="14pt"/>
    </style:style>
    <style:style style:name="P48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33ab4e" style:font-size-asian="14pt" style:font-size-complex="14pt"/>
    </style:style>
    <style:style style:name="P49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1f548f" style:font-size-asian="14pt" style:font-size-complex="14pt"/>
    </style:style>
    <style:style style:name="P50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20f048" style:font-size-asian="14pt" style:font-size-complex="14pt"/>
    </style:style>
    <style:style style:name="P51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21611d" style:font-size-asian="14pt" style:font-size-complex="14pt"/>
    </style:style>
    <style:style style:name="P52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23ae08" style:font-size-asian="14pt" style:font-size-complex="14pt"/>
    </style:style>
    <style:style style:name="P53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2608f5" style:font-size-asian="14pt" style:font-size-complex="14pt"/>
    </style:style>
    <style:style style:name="P54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27f7be" style:font-size-asian="14pt" style:font-size-complex="14pt"/>
    </style:style>
    <style:style style:name="P55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2a48b4" style:font-size-asian="14pt" style:font-size-complex="14pt"/>
    </style:style>
    <style:style style:name="P56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2c00e6" style:font-size-asian="14pt" style:font-size-complex="14pt"/>
    </style:style>
    <style:style style:name="P57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officeooo:paragraph-rsid="002d283d" style:font-size-asian="14pt" style:font-size-complex="14pt"/>
    </style:style>
    <style:style style:name="P58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language="fr" fo:country="FR" officeooo:rsid="0028bf05" style:font-size-asian="14pt" style:font-size-complex="14pt"/>
    </style:style>
    <style:style style:name="P59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language="fr" fo:country="FR" style:font-size-asian="14pt" style:font-size-complex="14pt"/>
    </style:style>
    <style:style style:name="P60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language="fr" fo:country="FR" officeooo:paragraph-rsid="0021611d" style:font-size-asian="14pt" style:font-size-complex="14pt"/>
    </style:style>
    <style:style style:name="P61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language="fr" fo:country="FR" fo:font-style="italic" style:text-underline-style="solid" style:text-underline-width="auto" style:text-underline-color="font-color" fo:font-weight="bold" officeooo:rsid="0023ae08" officeooo:paragraph-rsid="0023ae08" style:font-size-asian="14pt" style:font-style-asian="italic" style:font-weight-asian="bold" style:font-size-complex="14pt" style:font-style-complex="italic" style:font-weight-complex="bold"/>
    </style:style>
    <style:style style:name="P62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language="fr" fo:country="FR" fo:font-style="italic" style:text-underline-style="solid" style:text-underline-width="auto" style:text-underline-color="font-color" fo:font-weight="bold" officeooo:rsid="0027f7be" officeooo:paragraph-rsid="0027f7be" style:font-size-asian="14pt" style:font-style-asian="italic" style:font-weight-asian="bold" style:font-size-complex="14pt" style:font-style-complex="italic" style:font-weight-complex="bold"/>
    </style:style>
    <style:style style:name="P63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language="fr" fo:country="FR" fo:font-style="italic" style:text-underline-style="solid" style:text-underline-width="auto" style:text-underline-color="font-color" fo:font-weight="bold" officeooo:rsid="0028bf05" officeooo:paragraph-rsid="0028bf05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language="fr" fo:country="FR" fo:font-style="italic" style:text-underline-style="solid" style:text-underline-width="auto" style:text-underline-color="font-color" fo:font-weight="bold" officeooo:rsid="002a48b4" officeooo:paragraph-rsid="002a48b4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language="fr" fo:country="FR" fo:font-style="normal" style:text-underline-style="none" fo:font-weight="bold" officeooo:rsid="0023ae08" officeooo:paragraph-rsid="0023ae08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style:text-underline-style="solid" style:text-underline-width="auto" style:text-underline-color="font-color" officeooo:rsid="0028bf05" officeooo:paragraph-rsid="0028bf05" style:font-size-asian="14pt" style:font-size-complex="14pt"/>
    </style:style>
    <style:style style:name="P67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style:text-underline-style="solid" style:text-underline-width="auto" style:text-underline-color="font-color" officeooo:rsid="0028bf05" officeooo:paragraph-rsid="002a48b4" style:font-size-asian="14pt" style:font-size-complex="14pt"/>
    </style:style>
    <style:style style:name="P68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style:text-underline-style="none" officeooo:rsid="0028bf05" officeooo:paragraph-rsid="0028bf05" style:font-size-asian="14pt" style:font-size-complex="14pt"/>
    </style:style>
    <style:style style:name="P69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font-style="italic" style:text-underline-style="solid" style:text-underline-width="auto" style:text-underline-color="font-color" fo:font-weight="bold" officeooo:rsid="002a48b4" officeooo:paragraph-rsid="002a48b4" style:font-size-asian="14pt" style:font-style-asian="italic" style:font-weight-asian="bold" style:font-size-complex="14pt" style:font-style-complex="italic" style:font-weight-complex="bold"/>
    </style:style>
    <style:style style:name="P70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font-style="italic" style:text-underline-style="solid" style:text-underline-width="auto" style:text-underline-color="font-color" fo:font-weight="bold" officeooo:rsid="002c00e6" officeooo:paragraph-rsid="002c00e6" style:font-size-asian="14pt" style:font-style-asian="italic" style:font-weight-asian="bold" style:font-size-complex="14pt" style:font-style-complex="italic" style:font-weight-complex="bold"/>
    </style:style>
    <style:style style:name="P71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font-style="normal" style:text-underline-style="none" fo:font-weight="normal" officeooo:rsid="002a48b4" officeooo:paragraph-rsid="002a48b4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73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font-size="20pt" fo:language="fr" fo:country="FR" fo:font-style="italic" style:text-underline-style="solid" style:text-underline-width="auto" style:text-underline-color="font-color" fo:font-weight="bold" officeooo:rsid="0027f7be" officeooo:paragraph-rsid="0027f7be" style:font-size-asian="20pt" style:font-style-asian="italic" style:font-weight-asian="bold" style:font-size-complex="20pt" style:font-style-complex="italic" style:font-weight-complex="bold"/>
    </style:style>
    <style:style style:name="P74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font-size="20pt" fo:font-style="italic" style:text-underline-style="solid" style:text-underline-width="auto" style:text-underline-color="font-color" fo:font-weight="bold" officeooo:rsid="002a48b4" officeooo:paragraph-rsid="002a48b4" style:font-size-asian="20pt" style:font-style-asian="italic" style:font-weight-asian="bold" style:font-size-complex="20pt" style:font-style-complex="italic" style:font-weight-complex="bold"/>
    </style:style>
    <style:style style:name="P75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76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1f548f"/>
    </style:style>
    <style:style style:name="P77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0f048"/>
    </style:style>
    <style:style style:name="P78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3ae08"/>
    </style:style>
    <style:style style:name="P79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7f7be"/>
    </style:style>
    <style:style style:name="P80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8bf05"/>
    </style:style>
    <style:style style:name="P81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a48b4"/>
    </style:style>
    <style:style style:name="P82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c00e6"/>
    </style:style>
    <style:style style:name="P83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d283d"/>
    </style:style>
    <style:style style:name="P84" style:family="paragraph" style:parent-style-name="Preformatted_20_Text">
      <style:paragraph-properties fo:margin-top="0cm" fo:margin-bottom="0.499cm" loext:contextual-spacing="false" fo:text-align="justify" style:justify-single-word="false" style:writing-mode="lr-tb"/>
      <style:text-properties style:font-name="Abyssinica SIL" fo:font-size="14pt" style:font-size-asian="14pt" style:font-size-complex="14pt"/>
    </style:style>
    <style:style style:name="P85" style:family="paragraph" style:parent-style-name="Preformatted_20_Text">
      <style:paragraph-properties fo:margin-top="0cm" fo:margin-bottom="0.499cm" loext:contextual-spacing="false" fo:text-align="justify" style:justify-single-word="false" style:writing-mode="lr-tb"/>
      <style:text-properties style:font-name="Abyssinica SIL" fo:font-size="14pt" officeooo:paragraph-rsid="0025c225" style:font-size-asian="14pt" style:font-size-complex="14pt"/>
    </style:style>
    <style:style style:name="P86" style:family="paragraph" style:parent-style-name="Preformatted_20_Text">
      <style:paragraph-properties fo:margin-top="0cm" fo:margin-bottom="0.499cm" loext:contextual-spacing="false" fo:text-align="justify" style:justify-single-word="false" style:writing-mode="lr-tb"/>
      <style:text-properties style:font-name="Abyssinica SIL" fo:font-size="14pt" fo:language="fr" fo:country="FR" officeooo:rsid="00245420" style:font-size-asian="14pt" style:font-size-complex="14pt"/>
    </style:style>
    <style:style style:name="P87" style:family="paragraph" style:parent-style-name="Preformatted_20_Text">
      <style:paragraph-properties fo:margin-top="0cm" fo:margin-bottom="0.499cm" loext:contextual-spacing="false" fo:text-align="justify" style:justify-single-word="false" style:writing-mode="lr-tb"/>
      <style:text-properties style:font-name="Abyssinica SIL" fo:font-size="14pt" fo:language="fr" fo:country="FR" officeooo:rsid="0025c225" officeooo:paragraph-rsid="0025c225" style:font-size-asian="14pt" style:font-size-complex="14pt"/>
    </style:style>
    <style:style style:name="P88" style:family="paragraph" style:parent-style-name="Preformatted_20_Text">
      <style:paragraph-properties fo:margin-top="0cm" fo:margin-bottom="0.499cm" loext:contextual-spacing="false" fo:text-align="justify" style:justify-single-word="false" style:writing-mode="lr-tb"/>
      <style:text-properties style:font-name="Abyssinica SIL" fo:font-size="14pt" fo:language="fr" fo:country="FR" officeooo:rsid="002608f5" officeooo:paragraph-rsid="0025c225" style:font-size-asian="14pt" style:font-size-complex="14pt"/>
    </style:style>
    <style:style style:name="P89" style:family="paragraph" style:parent-style-name="Preformatted_20_Text">
      <style:paragraph-properties fo:margin-top="0cm" fo:margin-bottom="0.499cm" loext:contextual-spacing="false" fo:text-align="justify" style:justify-single-word="false" style:writing-mode="lr-tb"/>
      <style:text-properties style:font-name="Abyssinica SIL" fo:font-size="14pt" fo:language="fr" fo:country="FR" style:font-size-asian="14pt" style:font-size-complex="14pt"/>
    </style:style>
    <style:style style:name="P90" style:family="paragraph" style:parent-style-name="Preformatted_20_Text">
      <style:paragraph-properties fo:margin-top="0cm" fo:margin-bottom="0.499cm" loext:contextual-spacing="false" fo:text-align="justify" style:justify-single-word="false" style:writing-mode="lr-tb"/>
      <style:text-properties style:font-name="Abyssinica SIL" fo:font-size="14pt" fo:language="fr" fo:country="FR" officeooo:paragraph-rsid="0025c225" style:font-size-asian="14pt" style:font-size-complex="14pt"/>
    </style:style>
    <style:style style:name="P91" style:family="paragraph" style:parent-style-name="Preformatted_20_Text">
      <style:paragraph-properties fo:text-align="justify" style:justify-single-word="false" style:writing-mode="lr-tb"/>
      <style:text-properties style:font-name="Abyssinica SIL" fo:font-size="14pt" style:font-size-asian="14pt" style:font-size-complex="14pt"/>
    </style:style>
    <style:style style:name="P92" style:family="paragraph" style:parent-style-name="Preformatted_20_Text">
      <style:paragraph-properties fo:text-align="justify" style:justify-single-word="false" style:writing-mode="lr-tb"/>
      <style:text-properties style:font-name="Abyssinica SIL" fo:font-size="14pt" fo:language="fr" fo:country="FR" style:font-size-asian="14pt" style:font-size-complex="14pt"/>
    </style:style>
    <style:style style:name="P93" style:family="paragraph" style:parent-style-name="Heading_20_2">
      <style:paragraph-properties fo:text-align="justify" style:justify-single-word="false"/>
      <style:text-properties style:font-name="Liberation Serif" fo:font-size="12pt" fo:font-weight="normal" officeooo:rsid="0015d45e" officeooo:paragraph-rsid="0015d45e" style:font-size-asian="10.5pt" style:font-weight-asian="normal" style:font-size-complex="12pt" style:font-weight-complex="normal"/>
    </style:style>
    <style:style style:name="P94" style:family="paragraph" style:parent-style-name="Heading_20_2">
      <style:paragraph-properties fo:text-align="justify" style:justify-single-word="false"/>
      <style:text-properties style:font-name="Abyssinica SIL" fo:font-size="14pt" fo:font-weight="normal" officeooo:rsid="0015d45e" officeooo:paragraph-rsid="0015d45e" style:font-size-asian="14pt" style:font-weight-asian="normal" style:font-size-complex="14pt" style:font-weight-complex="normal"/>
    </style:style>
    <style:style style:name="T1" style:family="text">
      <style:text-properties fo:font-size="12pt" fo:font-weight="normal" officeooo:rsid="0015d45e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8c57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8cfc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e6b1f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7101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4622c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ab4ad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f548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007bd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1218d" style:font-size-asian="10.5pt" style:font-weight-asian="normal" style:font-size-complex="12pt" style:font-weight-complex="normal"/>
    </style:style>
    <style:style style:name="T11" style:family="text">
      <style:text-properties fo:font-size="12pt" officeooo:rsid="0018c57b" style:font-size-asian="12pt" style:font-size-complex="12pt"/>
    </style:style>
    <style:style style:name="T12" style:family="text">
      <style:text-properties fo:font-size="12pt" officeooo:rsid="0034622c" style:font-size-asian="12pt" style:font-size-complex="12pt"/>
    </style:style>
    <style:style style:name="T13" style:family="text">
      <style:text-properties fo:font-size="12pt" fo:language="fr" fo:country="FR" fo:font-style="normal" style:text-underline-style="none" fo:font-weight="bold" officeooo:rsid="0023ae08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language="fr" fo:country="FR" fo:font-style="normal" style:text-underline-style="none" fo:font-weight="normal" officeooo:rsid="0021611d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fr" fo:country="FR" fo:font-style="normal" style:text-underline-style="none" fo:font-weight="normal" officeooo:rsid="002352d4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fr" fo:country="FR" fo:font-style="normal" style:text-underline-style="none" fo:font-weight="normal" officeooo:rsid="0035c3aa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language="fr" fo:country="FR" fo:font-style="normal" style:text-underline-style="none" fo:font-weight="normal" officeooo:rsid="003007bd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language="fr" fo:country="FR" fo:font-weight="normal" officeooo:rsid="0021218d" style:font-size-asian="10.5pt" style:font-weight-asian="normal" style:font-size-complex="12pt" style:font-weight-complex="normal"/>
    </style:style>
    <style:style style:name="T19" style:family="text">
      <style:text-properties fo:font-size="12pt" fo:language="fr" fo:country="FR" fo:font-weight="normal" officeooo:rsid="0021611d" style:font-size-asian="10.5pt" style:font-weight-asian="normal" style:font-size-complex="12pt" style:font-weight-complex="normal"/>
    </style:style>
    <style:style style:name="T20" style:family="text">
      <style:text-properties fo:font-size="12pt" fo:language="fr" fo:country="FR" fo:font-weight="normal" officeooo:rsid="003007bd" style:font-size-asian="10.5pt" style:font-weight-asian="normal" style:font-size-complex="12pt" style:font-weight-complex="normal"/>
    </style:style>
    <style:style style:name="T21" style:family="text">
      <style:text-properties officeooo:rsid="00171016"/>
    </style:style>
    <style:style style:name="T22" style:family="text">
      <style:text-properties style:font-name="Liberation Serif" officeooo:rsid="00171016"/>
    </style:style>
    <style:style style:name="T23" style:family="text">
      <style:text-properties style:font-name="Liberation Serif" fo:font-size="12pt" fo:font-weight="normal" officeooo:rsid="0018c57b" style:font-size-asian="10.5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18cfc6" style:font-size-asian="10.5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1ab4ad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1e6b1f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1f548f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21218d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3007bd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171016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15d45e" style:font-size-asian="10.5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34622c" style:font-size-asian="10.5pt" style:font-weight-asian="normal" style:font-size-complex="12pt" style:font-weight-complex="normal"/>
    </style:style>
    <style:style style:name="T33" style:family="text">
      <style:text-properties style:font-name="Liberation Serif" fo:font-size="12pt" officeooo:rsid="0018c57b" style:font-size-asian="12pt" style:font-size-complex="12pt"/>
    </style:style>
    <style:style style:name="T34" style:family="text">
      <style:text-properties style:font-name="Liberation Serif" fo:font-size="12pt" officeooo:rsid="0034622c" style:font-size-asian="12pt" style:font-size-complex="12pt"/>
    </style:style>
    <style:style style:name="T35" style:family="text">
      <style:text-properties style:font-name="Liberation Serif" fo:font-size="12pt" fo:language="fr" fo:country="FR" fo:font-weight="normal" officeooo:rsid="0021218d" style:font-size-asian="10.5pt" style:font-weight-asian="normal" style:font-size-complex="12pt" style:font-weight-complex="normal"/>
    </style:style>
    <style:style style:name="T36" style:family="text">
      <style:text-properties style:font-name="Liberation Serif" fo:font-size="12pt" fo:language="fr" fo:country="FR" fo:font-weight="normal" officeooo:rsid="0021611d" style:font-size-asian="10.5pt" style:font-weight-asian="normal" style:font-size-complex="12pt" style:font-weight-complex="normal"/>
    </style:style>
    <style:style style:name="T37" style:family="text">
      <style:text-properties style:font-name="Liberation Serif" fo:font-size="12pt" fo:language="fr" fo:country="FR" fo:font-weight="normal" officeooo:rsid="003007bd" style:font-size-asian="10.5pt" style:font-weight-asian="normal" style:font-size-complex="12pt" style:font-weight-complex="normal"/>
    </style:style>
    <style:style style:name="T38" style:family="text">
      <style:text-properties style:font-name="Liberation Serif" fo:font-size="12pt" fo:language="fr" fo:country="FR" fo:font-style="normal" style:text-underline-style="none" fo:font-weight="normal" officeooo:rsid="0021611d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fo:language="fr" fo:country="FR" fo:font-style="normal" style:text-underline-style="none" fo:font-weight="normal" officeooo:rsid="002352d4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fo:font-size="12pt" fo:language="fr" fo:country="FR" fo:font-style="normal" style:text-underline-style="none" fo:font-weight="normal" officeooo:rsid="003007bd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" fo:font-size="12pt" fo:language="fr" fo:country="FR" fo:font-style="normal" style:text-underline-style="none" fo:font-weight="normal" officeooo:rsid="0035c3aa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erif" fo:font-size="20pt" style:text-underline-style="solid" style:text-underline-width="auto" style:text-underline-color="font-color" fo:font-weight="bold" officeooo:rsid="001f548f" style:font-size-asian="20pt" style:font-weight-asian="bold" style:font-size-complex="20pt" style:font-weight-complex="bold"/>
    </style:style>
    <style:style style:name="T43" style:family="text">
      <style:text-properties style:font-name="Liberation Serif" fo:font-size="20pt" fo:language="fr" fo:country="FR" fo:font-style="italic" style:text-underline-style="solid" style:text-underline-width="auto" style:text-underline-color="font-color" fo:font-weight="bold" officeooo:rsid="0021611d" style:font-size-asian="20pt" style:font-style-asian="italic" style:font-weight-asian="bold" style:font-size-complex="20pt" style:font-style-complex="italic" style:font-weight-complex="bold"/>
    </style:style>
    <style:style style:name="T44" style:family="text">
      <style:text-properties style:font-name="Liberation Serif" officeooo:rsid="0034622c"/>
    </style:style>
    <style:style style:name="T45" style:family="text">
      <style:text-properties style:font-name="Liberation Serif" fo:font-size="14pt" fo:font-weight="normal" officeooo:rsid="0035c3aa" style:font-size-asian="12.25pt" style:font-weight-asian="normal" style:font-size-complex="14pt" style:font-weight-complex="normal"/>
    </style:style>
    <style:style style:name="T46" style:family="text">
      <style:text-properties officeooo:rsid="001e6b1f"/>
    </style:style>
    <style:style style:name="T47" style:family="text">
      <style:text-properties officeooo:rsid="001f548f"/>
    </style:style>
    <style:style style:name="T48" style:family="text">
      <style:text-properties officeooo:rsid="0020961c"/>
    </style:style>
    <style:style style:name="T49" style:family="text">
      <style:text-properties fo:language="fr" fo:country="FR"/>
    </style:style>
    <style:style style:name="T50" style:family="text">
      <style:text-properties fo:language="fr" fo:country="FR" officeooo:rsid="0021218d"/>
    </style:style>
    <style:style style:name="T51" style:family="text">
      <style:text-properties fo:language="fr" fo:country="FR" officeooo:rsid="0021611d"/>
    </style:style>
    <style:style style:name="T52" style:family="text">
      <style:text-properties fo:language="fr" fo:country="FR" officeooo:rsid="002352d4"/>
    </style:style>
    <style:style style:name="T53" style:family="text">
      <style:text-properties fo:language="fr" fo:country="FR" officeooo:rsid="00245420"/>
    </style:style>
    <style:style style:name="T54" style:family="text">
      <style:text-properties fo:language="fr" fo:country="FR" officeooo:rsid="0025c225"/>
    </style:style>
    <style:style style:name="T55" style:family="text">
      <style:text-properties fo:language="fr" fo:country="FR" officeooo:rsid="002608f5"/>
    </style:style>
    <style:style style:name="T56" style:family="text">
      <style:text-properties fo:language="fr" fo:country="FR" officeooo:rsid="0027f7be"/>
    </style:style>
    <style:style style:name="T57" style:family="text">
      <style:text-properties fo:language="fr" fo:country="FR" officeooo:rsid="0028bf05"/>
    </style:style>
    <style:style style:name="T58" style:family="text">
      <style:text-properties fo:language="fr" fo:country="FR" officeooo:rsid="003007bd"/>
    </style:style>
    <style:style style:name="T59" style:family="text">
      <style:text-properties fo:language="fr" fo:country="FR" officeooo:rsid="0035c3aa"/>
    </style:style>
    <style:style style:name="T60" style:family="text">
      <style:text-properties fo:language="fr" fo:country="FR" fo:font-style="normal" style:text-underline-style="none" fo:font-weight="bold" officeooo:rsid="0023ae08" style:font-style-asian="normal" style:font-weight-asian="bold" style:font-style-complex="normal" style:font-weight-complex="bold"/>
    </style:style>
    <style:style style:name="T61" style:family="text">
      <style:text-properties officeooo:rsid="0020f048"/>
    </style:style>
    <style:style style:name="T62" style:family="text">
      <style:text-properties officeooo:rsid="0021218d"/>
    </style:style>
    <style:style style:name="T63" style:family="text">
      <style:text-properties officeooo:rsid="0021611d"/>
    </style:style>
    <style:style style:name="T64" style:family="text">
      <style:text-properties officeooo:rsid="002352d4"/>
    </style:style>
    <style:style style:name="T65" style:family="text">
      <style:text-properties officeooo:rsid="0025c225"/>
    </style:style>
    <style:style style:name="T66" style:family="text">
      <style:text-properties officeooo:rsid="002608f5"/>
    </style:style>
    <style:style style:name="T67" style:family="text">
      <style:text-properties style:text-line-through-style="none" style:text-line-through-type="none" officeooo:rsid="002a48b4"/>
    </style:style>
    <style:style style:name="T68" style:family="text">
      <style:text-properties style:text-line-through-style="none" style:text-line-through-type="none" fo:language="fr" fo:country="FR"/>
    </style:style>
    <style:style style:name="T69" style:family="text">
      <style:text-properties style:text-line-through-style="none" style:text-line-through-type="none" fo:font-size="10pt" fo:language="fr" fo:country="FR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text-line-through-style="none" style:text-line-through-type="none" fo:font-size="10pt" fo:language="fr" fo:country="FR" fo:font-style="normal" style:text-underline-style="none" fo:font-weight="normal" officeooo:rsid="002a48b4" style:font-size-asian="8.75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text-line-through-style="none" style:text-line-through-type="none" fo:font-size="10pt" fo:language="fr" fo:country="FR" fo:font-style="normal" style:text-underline-style="none" fo:font-weight="normal" officeooo:rsid="003a4764" style:font-size-asian="8.75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text-line-through-style="none" style:text-line-through-type="none" style:font-name="Liberation Sans" officeooo:rsid="002a48b4"/>
    </style:style>
    <style:style style:name="T73" style:family="text">
      <style:text-properties style:text-line-through-style="none" style:text-line-through-type="none" style:font-name="Liberation Sans" fo:language="fr" fo:country="FR"/>
    </style:style>
    <style:style style:name="T74" style:family="text">
      <style:text-properties style:text-line-through-style="none" style:text-line-through-type="none" style:font-name="Liberation Sans" fo:font-size="10pt" fo:language="fr" fo:country="FR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text-line-through-style="none" style:text-line-through-type="none" style:font-name="Liberation Sans" fo:font-size="10pt" fo:language="fr" fo:country="FR" fo:font-style="normal" style:text-underline-style="none" fo:font-weight="normal" officeooo:rsid="003a4764" style:font-size-asian="8.75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text-line-through-style="none" style:text-line-through-type="none" style:font-name="Liberation Sans" fo:font-size="10pt" fo:language="fr" fo:country="FR" fo:font-style="normal" style:text-underline-style="none" fo:font-weight="normal" officeooo:rsid="002a48b4" style:font-size-asian="8.75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text-line-through-style="none" style:text-line-through-type="none" style:font-name="Abyssinica SIL" officeooo:rsid="002a48b4"/>
    </style:style>
    <style:style style:name="T78" style:family="text">
      <style:text-properties style:text-line-through-style="none" style:text-line-through-type="none" style:font-name="Abyssinica SIL" fo:language="fr" fo:country="FR"/>
    </style:style>
    <style:style style:name="T79" style:family="text">
      <style:text-properties style:text-line-through-style="none" style:text-line-through-type="none" style:font-name="Abyssinica SIL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style:text-line-through-style="none" style:text-line-through-type="none" style:font-name="Abyssinica SIL" fo:language="fr" fo:country="FR" fo:font-style="normal" style:text-underline-style="none" fo:font-weight="normal" officeooo:rsid="003a4764" style:font-style-asian="normal" style:font-weight-asian="normal" style:font-style-complex="normal" style:font-weight-complex="normal"/>
    </style:style>
    <style:style style:name="T81" style:family="text">
      <style:text-properties style:text-line-through-style="none" style:text-line-through-type="none" style:font-name="Abyssinica SIL" fo:language="fr" fo:country="FR" fo:font-style="normal" style:text-underline-style="none" fo:font-weight="normal" officeooo:rsid="002a48b4" style:font-style-asian="normal" style:font-weight-asian="normal" style:font-style-complex="normal" style:font-weight-complex="normal"/>
    </style:style>
    <style:style style:name="T82" style:family="text">
      <style:text-properties style:text-line-through-style="none" style:text-line-through-type="none" style:font-name="Abyssinica SIL" fo:font-size="10pt" fo:language="fr" fo:country="FR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text-line-through-style="none" style:text-line-through-type="none" style:font-name="Abyssinica SIL" fo:font-size="10pt" fo:language="fr" fo:country="FR" fo:font-style="normal" style:text-underline-style="none" fo:font-weight="normal" officeooo:rsid="003a4764" style:font-size-asian="8.75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text-line-through-style="none" style:text-line-through-type="none" style:font-name="Abyssinica SIL" fo:font-size="10pt" fo:language="fr" fo:country="FR" fo:font-style="normal" style:text-underline-style="none" fo:font-weight="normal" officeooo:rsid="002a48b4" style:font-size-asian="8.75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line-through-style="none" style:text-line-through-type="none" style:font-name="Abyssinica SIL" fo:font-size="12pt" officeooo:rsid="002a48b4" style:font-size-asian="12pt" style:font-size-complex="12pt"/>
    </style:style>
    <style:style style:name="T86" style:family="text">
      <style:text-properties style:text-line-through-style="none" style:text-line-through-type="none" style:font-name="Abyssinica SIL" fo:font-size="12pt" fo:language="fr" fo:country="FR" style:font-size-asian="12pt" style:font-size-complex="12pt"/>
    </style:style>
    <style:style style:name="T87" style:family="text">
      <style:text-properties style:text-line-through-style="none" style:text-line-through-type="none" style:font-name="Abyssinica SIL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text-line-through-style="none" style:text-line-through-type="none" style:font-name="Abyssinica SIL" fo:font-size="12pt" fo:language="fr" fo:country="FR" fo:font-style="normal" style:text-underline-style="none" fo:font-weight="normal" officeooo:rsid="003a4764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text-line-through-style="none" style:text-line-through-type="none" style:font-name="Abyssinica SIL" fo:font-size="12pt" fo:language="fr" fo:country="FR" fo:font-style="normal" style:text-underline-style="none" fo:font-weight="normal" officeooo:rsid="002a48b4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text-line-through-style="none" style:text-line-through-type="none" style:font-name="Abyssinica SIL" fo:font-size="14pt" officeooo:rsid="002a48b4" style:font-size-asian="14pt" style:font-size-complex="14pt"/>
    </style:style>
    <style:style style:name="T91" style:family="text">
      <style:text-properties style:text-line-through-style="none" style:text-line-through-type="none" style:font-name="Abyssinica SIL" fo:font-size="14pt" fo:language="fr" fo:country="FR" style:font-size-asian="14pt" style:font-size-complex="14pt"/>
    </style:style>
    <style:style style:name="T92" style:family="text">
      <style:text-properties style:text-line-through-style="none" style:text-line-through-type="none" style:font-name="Abyssinica SIL" fo:font-size="14pt" fo:language="fr" fo:country="F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style:text-line-through-style="none" style:text-line-through-type="none" style:font-name="Abyssinica SIL" fo:font-size="14pt" fo:language="fr" fo:country="FR" fo:font-style="normal" style:text-underline-style="none" fo:font-weight="normal" officeooo:rsid="003a4764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style:text-line-through-style="none" style:text-line-through-type="none" style:font-name="Abyssinica SIL" fo:font-size="14pt" fo:language="fr" fo:country="FR" fo:font-style="normal" style:text-underline-style="none" fo:font-weight="normal" officeooo:rsid="002a48b4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officeooo:rsid="0027f7be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2a48b4" style:font-weight-asian="normal" style:font-weight-complex="normal"/>
    </style:style>
    <style:style style:name="T98" style:family="text">
      <style:text-properties fo:font-weight="normal" officeooo:rsid="0015d45e" style:font-weight-asian="normal" style:font-weight-complex="normal"/>
    </style:style>
    <style:style style:name="T99" style:family="text">
      <style:text-properties fo:font-weight="normal" officeooo:rsid="00171016" style:font-weight-asian="normal" style:font-weight-complex="normal"/>
    </style:style>
    <style:style style:name="T100" style:family="text">
      <style:text-properties fo:font-weight="normal" officeooo:rsid="0018cfc6" style:font-weight-asian="normal" style:font-weight-complex="normal"/>
    </style:style>
    <style:style style:name="T101" style:family="text"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Liberation Sans" fo:font-size="10pt" fo:font-style="normal" style:text-underline-style="none" fo:font-weight="normal" officeooo:rsid="0037cb9d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" fo:font-size="10pt" fo:language="fr" fo:country="FR" fo:font-style="normal" style:text-underline-style="none" fo:font-weight="normal" officeooo:rsid="0027f7be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" fo:font-size="10pt" fo:language="fr" fo:country="FR" fo:font-style="normal" style:text-underline-style="none" fo:font-weight="normal" officeooo:rsid="003007bd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size="10pt" fo:font-style="normal" style:text-underline-style="none" fo:font-weight="normal" officeooo:rsid="0037cb9d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style="normal" style:text-underline-style="none" fo:font-weight="normal" officeooo:rsid="002a48b4" style:font-size-asian="8.75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size="10pt" fo:font-style="normal" style:text-underline-style="none" fo:font-weight="normal" officeooo:rsid="002c00e6" style:font-size-asian="8.75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size="10pt" fo:font-style="normal" style:text-underline-style="none" fo:font-weight="normal" officeooo:rsid="002d283d" style:font-size-asian="8.75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size="10pt" fo:font-style="normal" style:text-underline-style="none" fo:font-weight="normal" officeooo:rsid="00317a71" style:font-size-asian="8.75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size="10pt" fo:font-style="normal" style:text-underline-style="none" fo:font-weight="normal" officeooo:rsid="003ae389" style:font-size-asian="8.75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size="10pt" style:text-underline-style="none" officeooo:rsid="0028bf05" style:font-size-asian="8.75pt" style:font-size-complex="10pt"/>
    </style:style>
    <style:style style:name="T113" style:family="text">
      <style:text-properties fo:font-size="10pt" style:text-underline-style="none" officeooo:rsid="002a48b4" style:font-size-asian="8.75pt" style:font-size-complex="10pt"/>
    </style:style>
    <style:style style:name="T114" style:family="text">
      <style:text-properties fo:font-size="10pt" style:text-underline-style="none" officeooo:rsid="00317a71" style:font-size-asian="8.75pt" style:font-size-complex="10pt"/>
    </style:style>
    <style:style style:name="T115" style:family="text">
      <style:text-properties fo:font-size="10pt" fo:language="fr" fo:country="FR" fo:font-style="normal" style:text-underline-style="none" fo:font-weight="normal" officeooo:rsid="0027f7be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size="10pt" fo:language="fr" fo:country="FR" fo:font-style="normal" style:text-underline-style="none" fo:font-weight="normal" officeooo:rsid="003007bd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officeooo:rsid="0028bf05"/>
    </style:style>
    <style:style style:name="T118" style:family="text">
      <style:text-properties officeooo:rsid="0028f703"/>
    </style:style>
    <style:style style:name="T119" style:family="text">
      <style:text-properties officeooo:rsid="002a48b4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0317a71" style:font-weight-asian="bold" style:font-weight-complex="bold"/>
    </style:style>
    <style:style style:name="T122" style:family="text">
      <style:text-properties officeooo:rsid="002c00e6"/>
    </style:style>
    <style:style style:name="T123" style:family="text">
      <style:text-properties officeooo:rsid="002d283d"/>
    </style:style>
    <style:style style:name="T124" style:family="text">
      <style:text-properties officeooo:rsid="003007bd"/>
    </style:style>
    <style:style style:name="T125" style:family="text">
      <style:text-properties officeooo:rsid="00317a71"/>
    </style:style>
    <style:style style:name="T126" style:family="text">
      <style:text-properties officeooo:rsid="0033ab4e"/>
    </style:style>
    <style:style style:name="T127" style:family="text">
      <style:text-properties fo:font-style="italic" officeooo:rsid="0033ab4e" style:font-style-asian="italic" style:font-style-complex="italic"/>
    </style:style>
    <style:style style:name="T128" style:family="text">
      <style:text-properties officeooo:rsid="0034622c"/>
    </style:style>
    <style:style style:name="T129" style:family="text">
      <style:text-properties officeooo:rsid="0035c3aa"/>
    </style:style>
    <style:style style:name="T130" style:family="text">
      <style:text-properties fo:font-size="14pt" fo:font-weight="normal" officeooo:rsid="0035c3aa" style:font-size-asian="12.25pt" style:font-weight-asian="normal" style:font-size-complex="14pt" style:font-weight-complex="normal"/>
    </style:style>
    <style:style style:name="T131" style:family="text">
      <style:text-properties officeooo:rsid="0036663f"/>
    </style:style>
    <style:style style:name="T132" style:family="text">
      <style:text-properties officeooo:rsid="00392521"/>
    </style:style>
    <style:style style:name="T133" style:family="text">
      <style:text-properties officeooo:rsid="003a4764"/>
    </style:style>
    <style:style style:name="T134" style:family="text">
      <style:text-properties officeooo:rsid="003ae389"/>
    </style:style>
    <style:style style:name="T135" style:family="text">
      <style:text-properties fo:font-size="20pt" style:text-underline-style="solid" style:text-underline-width="auto" style:text-underline-color="font-color" fo:font-weight="bold" officeooo:rsid="001f548f" style:font-size-asian="20pt" style:font-weight-asian="bold" style:font-size-complex="20pt" style:font-weight-complex="bold"/>
    </style:style>
    <style:style style:name="T136" style:family="text">
      <style:text-properties fo:font-size="20pt" fo:language="fr" fo:country="FR" fo:font-style="italic" style:text-underline-style="solid" style:text-underline-width="auto" style:text-underline-color="font-color" fo:font-weight="bold" officeooo:rsid="0021611d" style:font-size-asian="20pt" style:font-style-asian="italic" style:font-weight-asian="bold" style:font-size-complex="20pt" style:font-style-complex="italic" style:font-weight-complex="bold"/>
    </style:style>
    <style:style style:name="T137" style:family="text">
      <style:text-properties style:font-name="Liberation Sans"/>
    </style:style>
    <style:style style:name="T138" style:family="text">
      <style:text-properties style:font-name="Liberation Sans" fo:font-style="italic" officeooo:rsid="0033ab4e" style:font-style-asian="italic" style:font-style-complex="italic"/>
    </style:style>
    <style:style style:name="T139" style:family="text">
      <style:text-properties style:font-name="Liberation Sans" fo:font-size="12pt" fo:font-weight="normal" officeooo:rsid="0015d45e" style:font-size-asian="10.5pt" style:font-weight-asian="normal" style:font-size-complex="12pt" style:font-weight-complex="normal"/>
    </style:style>
    <style:style style:name="T140" style:family="text">
      <style:text-properties style:font-name="Liberation Sans" fo:font-size="12pt" fo:font-weight="normal" officeooo:rsid="00171016" style:font-size-asian="10.5pt" style:font-weight-asian="normal" style:font-size-complex="12pt" style:font-weight-complex="normal"/>
    </style:style>
    <style:style style:name="T141" style:family="text">
      <style:text-properties style:font-name="Liberation Sans" fo:font-size="12pt" fo:font-weight="normal" officeooo:rsid="0018c57b" style:font-size-asian="10.5pt" style:font-weight-asian="normal" style:font-size-complex="12pt" style:font-weight-complex="normal"/>
    </style:style>
    <style:style style:name="T142" style:family="text">
      <style:text-properties style:font-name="Liberation Sans" fo:font-size="12pt" fo:font-weight="normal" officeooo:rsid="0018cfc6" style:font-size-asian="10.5pt" style:font-weight-asian="normal" style:font-size-complex="12pt" style:font-weight-complex="normal"/>
    </style:style>
    <style:style style:name="T143" style:family="text">
      <style:text-properties style:font-name="Liberation Sans" fo:font-size="12pt" fo:font-weight="normal" officeooo:rsid="0034622c" style:font-size-asian="10.5pt" style:font-weight-asian="normal" style:font-size-complex="12pt" style:font-weight-complex="normal"/>
    </style:style>
    <style:style style:name="T144" style:family="text">
      <style:text-properties style:font-name="Liberation Sans" fo:font-size="12pt" fo:font-weight="normal" officeooo:rsid="001ab4ad" style:font-size-asian="10.5pt" style:font-weight-asian="normal" style:font-size-complex="12pt" style:font-weight-complex="normal"/>
    </style:style>
    <style:style style:name="T145" style:family="text">
      <style:text-properties style:font-name="Liberation Sans" fo:font-size="12pt" fo:font-weight="normal" officeooo:rsid="001e6b1f" style:font-size-asian="10.5pt" style:font-weight-asian="normal" style:font-size-complex="12pt" style:font-weight-complex="normal"/>
    </style:style>
    <style:style style:name="T146" style:family="text">
      <style:text-properties style:font-name="Liberation Sans" fo:font-size="12pt" fo:font-weight="normal" officeooo:rsid="001f548f" style:font-size-asian="10.5pt" style:font-weight-asian="normal" style:font-size-complex="12pt" style:font-weight-complex="normal"/>
    </style:style>
    <style:style style:name="T147" style:family="text">
      <style:text-properties style:font-name="Liberation Sans" fo:font-size="12pt" fo:font-weight="normal" officeooo:rsid="003007bd" style:font-size-asian="10.5pt" style:font-weight-asian="normal" style:font-size-complex="12pt" style:font-weight-complex="normal"/>
    </style:style>
    <style:style style:name="T148" style:family="text">
      <style:text-properties style:font-name="Liberation Sans" fo:font-size="12pt" fo:font-weight="normal" officeooo:rsid="0021218d" style:font-size-asian="10.5pt" style:font-weight-asian="normal" style:font-size-complex="12pt" style:font-weight-complex="normal"/>
    </style:style>
    <style:style style:name="T149" style:family="text">
      <style:text-properties style:font-name="Liberation Sans" fo:font-size="12pt" officeooo:rsid="0018c57b" style:font-size-asian="12pt" style:font-size-complex="12pt"/>
    </style:style>
    <style:style style:name="T150" style:family="text">
      <style:text-properties style:font-name="Liberation Sans" fo:font-size="12pt" officeooo:rsid="0034622c" style:font-size-asian="12pt" style:font-size-complex="12pt"/>
    </style:style>
    <style:style style:name="T151" style:family="text">
      <style:text-properties style:font-name="Liberation Sans" fo:font-size="12pt" fo:language="fr" fo:country="FR" fo:font-weight="normal" officeooo:rsid="0021218d" style:font-size-asian="10.5pt" style:font-weight-asian="normal" style:font-size-complex="12pt" style:font-weight-complex="normal"/>
    </style:style>
    <style:style style:name="T152" style:family="text">
      <style:text-properties style:font-name="Liberation Sans" fo:font-size="12pt" fo:language="fr" fo:country="FR" fo:font-weight="normal" officeooo:rsid="0021611d" style:font-size-asian="10.5pt" style:font-weight-asian="normal" style:font-size-complex="12pt" style:font-weight-complex="normal"/>
    </style:style>
    <style:style style:name="T153" style:family="text">
      <style:text-properties style:font-name="Liberation Sans" fo:font-size="12pt" fo:language="fr" fo:country="FR" fo:font-weight="normal" officeooo:rsid="003007bd" style:font-size-asian="10.5pt" style:font-weight-asian="normal" style:font-size-complex="12pt" style:font-weight-complex="normal"/>
    </style:style>
    <style:style style:name="T154" style:family="text">
      <style:text-properties style:font-name="Liberation Sans" fo:font-size="12pt" fo:language="fr" fo:country="FR" fo:font-style="normal" style:text-underline-style="none" fo:font-weight="normal" officeooo:rsid="0021611d" style:font-size-asian="10.5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font-name="Liberation Sans" fo:font-size="12pt" fo:language="fr" fo:country="FR" fo:font-style="normal" style:text-underline-style="none" fo:font-weight="normal" officeooo:rsid="002352d4" style:font-size-asian="10.5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font-name="Liberation Sans" fo:font-size="12pt" fo:language="fr" fo:country="FR" fo:font-style="normal" style:text-underline-style="none" fo:font-weight="normal" officeooo:rsid="0035c3aa" style:font-size-asian="10.5pt" style:font-style-asian="normal" style:font-weight-asian="normal" style:font-size-complex="12pt" style:font-style-complex="normal" style:font-weight-complex="normal"/>
    </style:style>
    <style:style style:name="T157" style:family="text">
      <style:text-properties style:font-name="Liberation Sans" fo:font-size="12pt" fo:language="fr" fo:country="FR" fo:font-style="normal" style:text-underline-style="none" fo:font-weight="normal" officeooo:rsid="003007bd" style:font-size-asian="10.5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font-name="Liberation Sans" officeooo:rsid="00171016"/>
    </style:style>
    <style:style style:name="T159" style:family="text">
      <style:text-properties style:font-name="Liberation Sans" officeooo:rsid="0034622c"/>
    </style:style>
    <style:style style:name="T160" style:family="text">
      <style:text-properties style:font-name="Liberation Sans" officeooo:rsid="001e6b1f"/>
    </style:style>
    <style:style style:name="T161" style:family="text">
      <style:text-properties style:font-name="Liberation Sans" fo:font-size="20pt" style:text-underline-style="solid" style:text-underline-width="auto" style:text-underline-color="font-color" fo:font-weight="bold" officeooo:rsid="001f548f" style:font-size-asian="20pt" style:font-weight-asian="bold" style:font-size-complex="20pt" style:font-weight-complex="bold"/>
    </style:style>
    <style:style style:name="T162" style:family="text">
      <style:text-properties style:font-name="Liberation Sans" fo:font-size="20pt" fo:language="fr" fo:country="FR" fo:font-style="italic" style:text-underline-style="solid" style:text-underline-width="auto" style:text-underline-color="font-color" fo:font-weight="bold" officeooo:rsid="0021611d" style:font-size-asian="20pt" style:font-style-asian="italic" style:font-weight-asian="bold" style:font-size-complex="20pt" style:font-style-complex="italic" style:font-weight-complex="bold"/>
    </style:style>
    <style:style style:name="T163" style:family="text">
      <style:text-properties style:font-name="Liberation Sans" officeooo:rsid="003007bd"/>
    </style:style>
    <style:style style:name="T164" style:family="text">
      <style:text-properties style:font-name="Liberation Sans" officeooo:rsid="001f548f"/>
    </style:style>
    <style:style style:name="T165" style:family="text">
      <style:text-properties style:font-name="Liberation Sans" fo:language="fr" fo:country="FR"/>
    </style:style>
    <style:style style:name="T166" style:family="text">
      <style:text-properties style:font-name="Liberation Sans" fo:language="fr" fo:country="FR" officeooo:rsid="003007bd"/>
    </style:style>
    <style:style style:name="T167" style:family="text">
      <style:text-properties style:font-name="Liberation Sans" fo:language="fr" fo:country="FR" officeooo:rsid="0021611d"/>
    </style:style>
    <style:style style:name="T168" style:family="text">
      <style:text-properties style:font-name="Liberation Sans" fo:language="fr" fo:country="FR" officeooo:rsid="002352d4"/>
    </style:style>
    <style:style style:name="T169" style:family="text">
      <style:text-properties style:font-name="Liberation Sans" fo:language="fr" fo:country="FR" officeooo:rsid="0035c3aa"/>
    </style:style>
    <style:style style:name="T170" style:family="text">
      <style:text-properties style:font-name="Liberation Sans" fo:language="fr" fo:country="FR" officeooo:rsid="0027f7be"/>
    </style:style>
    <style:style style:name="T171" style:family="text">
      <style:text-properties style:font-name="Liberation Sans" fo:language="fr" fo:country="FR" officeooo:rsid="0028bf05"/>
    </style:style>
    <style:style style:name="T172" style:family="text">
      <style:text-properties style:font-name="Liberation Sans" officeooo:rsid="0020f048"/>
    </style:style>
    <style:style style:name="T173" style:family="text">
      <style:text-properties style:font-name="Liberation Sans" officeooo:rsid="0035c3aa"/>
    </style:style>
    <style:style style:name="T174" style:family="text">
      <style:text-properties style:font-name="Liberation Sans" fo:font-size="14pt" fo:font-weight="normal" officeooo:rsid="0035c3aa" style:font-size-asian="12.25pt" style:font-weight-asian="normal" style:font-size-complex="14pt" style:font-weight-complex="normal"/>
    </style:style>
    <style:style style:name="T175" style:family="text">
      <style:text-properties style:font-name="Liberation Sans" officeooo:rsid="002352d4"/>
    </style:style>
    <style:style style:name="T176" style:family="text">
      <style:text-properties style:font-name="Liberation Sans" officeooo:rsid="002608f5"/>
    </style:style>
    <style:style style:name="T177" style:family="text"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8" style:family="text">
      <style:text-properties style:font-name="Liberation Sans" fo:font-size="10pt" fo:font-style="normal" style:text-underline-style="none" fo:font-weight="normal" officeooo:rsid="0037cb9d" style:font-size-asian="10pt" style:font-style-asian="normal" style:font-weight-asian="normal" style:font-size-complex="10pt" style:font-style-complex="normal" style:font-weight-complex="normal"/>
    </style:style>
    <style:style style:name="T179" style:family="text">
      <style:text-properties style:font-name="Liberation Sans" fo:font-size="10pt" fo:font-style="normal" style:text-underline-style="none" fo:font-weight="normal" officeooo:rsid="002a48b4" style:font-size-asian="8.75pt" style:font-style-asian="normal" style:font-weight-asian="normal" style:font-size-complex="10pt" style:font-style-complex="normal" style:font-weight-complex="normal"/>
    </style:style>
    <style:style style:name="T180" style:family="text">
      <style:text-properties style:font-name="Liberation Sans" fo:font-size="10pt" fo:font-style="normal" style:text-underline-style="none" fo:font-weight="normal" officeooo:rsid="00317a71" style:font-size-asian="8.75pt" style:font-style-asian="normal" style:font-weight-asian="normal" style:font-size-complex="10pt" style:font-style-complex="normal" style:font-weight-complex="normal"/>
    </style:style>
    <style:style style:name="T181" style:family="text">
      <style:text-properties style:font-name="Liberation Sans" fo:font-size="10pt" fo:font-style="normal" style:text-underline-style="none" fo:font-weight="normal" officeooo:rsid="002c00e6" style:font-size-asian="8.75pt" style:font-style-asian="normal" style:font-weight-asian="normal" style:font-size-complex="10pt" style:font-style-complex="normal" style:font-weight-complex="normal"/>
    </style:style>
    <style:style style:name="T182" style:family="text">
      <style:text-properties style:font-name="Liberation Sans" fo:font-size="10pt" fo:font-style="normal" style:text-underline-style="none" fo:font-weight="normal" officeooo:rsid="003ae389" style:font-size-asian="8.75pt" style:font-style-asian="normal" style:font-weight-asian="normal" style:font-size-complex="10pt" style:font-style-complex="normal" style:font-weight-complex="normal"/>
    </style:style>
    <style:style style:name="T183" style:family="text">
      <style:text-properties style:font-name="Liberation Sans" fo:font-size="10pt" fo:font-style="normal" style:text-underline-style="none" fo:font-weight="normal" officeooo:rsid="002d283d" style:font-size-asian="8.75pt" style:font-style-asian="normal" style:font-weight-asian="normal" style:font-size-complex="10pt" style:font-style-complex="normal" style:font-weight-complex="normal"/>
    </style:style>
    <style:style style:name="T184" style:family="text">
      <style:text-properties style:font-name="Liberation Sans" fo:font-size="10pt" fo:language="fr" fo:country="FR" fo:font-style="normal" style:text-underline-style="none" fo:font-weight="normal" officeooo:rsid="0027f7be" style:font-size-asian="10pt" style:font-style-asian="normal" style:font-weight-asian="normal" style:font-size-complex="10pt" style:font-style-complex="normal" style:font-weight-complex="normal"/>
    </style:style>
    <style:style style:name="T185" style:family="text">
      <style:text-properties style:font-name="Liberation Sans" fo:font-size="10pt" fo:language="fr" fo:country="FR" fo:font-style="normal" style:text-underline-style="none" fo:font-weight="normal" officeooo:rsid="003007bd" style:font-size-asian="10pt" style:font-style-asian="normal" style:font-weight-asian="normal" style:font-size-complex="10pt" style:font-style-complex="normal" style:font-weight-complex="normal"/>
    </style:style>
    <style:style style:name="T186" style:family="text">
      <style:text-properties style:font-name="Liberation Sans" fo:font-size="10pt" style:text-underline-style="none" officeooo:rsid="0028bf05" style:font-size-asian="8.75pt" style:font-size-complex="10pt"/>
    </style:style>
    <style:style style:name="T187" style:family="text">
      <style:text-properties style:font-name="Liberation Sans" fo:font-size="10pt" style:text-underline-style="none" officeooo:rsid="002a48b4" style:font-size-asian="8.75pt" style:font-size-complex="10pt"/>
    </style:style>
    <style:style style:name="T188" style:family="text">
      <style:text-properties style:font-name="Liberation Sans" fo:font-size="10pt" style:text-underline-style="none" officeooo:rsid="00317a71" style:font-size-asian="8.75pt" style:font-size-complex="10pt"/>
    </style:style>
    <style:style style:name="T189" style:family="text">
      <style:text-properties style:font-name="Liberation Sans" officeooo:rsid="0027f7be"/>
    </style:style>
    <style:style style:name="T190" style:family="text">
      <style:text-properties style:font-name="Liberation Sans" officeooo:rsid="0028bf05"/>
    </style:style>
    <style:style style:name="T191" style:family="text">
      <style:text-properties style:font-name="Liberation Sans" officeooo:rsid="0028f703"/>
    </style:style>
    <style:style style:name="T192" style:family="text">
      <style:text-properties style:font-name="Liberation Sans" officeooo:rsid="00317a71"/>
    </style:style>
    <style:style style:name="T193" style:family="text">
      <style:text-properties style:font-name="Liberation Sans" officeooo:rsid="002a48b4"/>
    </style:style>
    <style:style style:name="T194" style:family="text">
      <style:text-properties style:font-name="Liberation Sans" fo:font-weight="bold" style:font-weight-asian="bold" style:font-weight-complex="bold"/>
    </style:style>
    <style:style style:name="T195" style:family="text">
      <style:text-properties style:font-name="Liberation Sans" fo:font-weight="bold" officeooo:rsid="00317a71" style:font-weight-asian="bold" style:font-weight-complex="bold"/>
    </style:style>
    <style:style style:name="T196" style:family="text">
      <style:text-properties style:font-name="Liberation Sans" fo:font-weight="normal" officeooo:rsid="002a48b4" style:font-weight-asian="normal" style:font-weight-complex="normal"/>
    </style:style>
    <style:style style:name="T197" style:family="text">
      <style:text-properties style:font-name="Liberation Sans" officeooo:rsid="002d283d"/>
    </style:style>
    <style:style style:name="T198" style:family="text">
      <style:text-properties style:font-name="Abyssinica SIL"/>
    </style:style>
    <style:style style:name="T199" style:family="text">
      <style:text-properties style:font-name="Abyssinica SIL" fo:font-style="italic" officeooo:rsid="0033ab4e" style:font-style-asian="italic" style:font-style-complex="italic"/>
    </style:style>
    <style:style style:name="T200" style:family="text">
      <style:text-properties style:font-name="Abyssinica SIL" fo:font-size="12pt" fo:font-weight="normal" officeooo:rsid="0015d45e" style:font-size-asian="10.5pt" style:font-weight-asian="normal" style:font-size-complex="12pt" style:font-weight-complex="normal"/>
    </style:style>
    <style:style style:name="T201" style:family="text">
      <style:text-properties style:font-name="Abyssinica SIL" fo:font-size="12pt" fo:font-weight="normal" officeooo:rsid="00171016" style:font-size-asian="10.5pt" style:font-weight-asian="normal" style:font-size-complex="12pt" style:font-weight-complex="normal"/>
    </style:style>
    <style:style style:name="T202" style:family="text">
      <style:text-properties style:font-name="Abyssinica SIL" fo:font-size="12pt" fo:font-weight="normal" officeooo:rsid="0018c57b" style:font-size-asian="10.5pt" style:font-weight-asian="normal" style:font-size-complex="12pt" style:font-weight-complex="normal"/>
    </style:style>
    <style:style style:name="T203" style:family="text">
      <style:text-properties style:font-name="Abyssinica SIL" fo:font-size="12pt" fo:font-weight="normal" officeooo:rsid="0018cfc6" style:font-size-asian="10.5pt" style:font-weight-asian="normal" style:font-size-complex="12pt" style:font-weight-complex="normal"/>
    </style:style>
    <style:style style:name="T204" style:family="text">
      <style:text-properties style:font-name="Abyssinica SIL" fo:font-size="12pt" fo:font-weight="normal" officeooo:rsid="0034622c" style:font-size-asian="10.5pt" style:font-weight-asian="normal" style:font-size-complex="12pt" style:font-weight-complex="normal"/>
    </style:style>
    <style:style style:name="T205" style:family="text">
      <style:text-properties style:font-name="Abyssinica SIL" fo:font-size="12pt" fo:font-weight="normal" officeooo:rsid="001ab4ad" style:font-size-asian="10.5pt" style:font-weight-asian="normal" style:font-size-complex="12pt" style:font-weight-complex="normal"/>
    </style:style>
    <style:style style:name="T206" style:family="text">
      <style:text-properties style:font-name="Abyssinica SIL" fo:font-size="12pt" fo:font-weight="normal" officeooo:rsid="001e6b1f" style:font-size-asian="10.5pt" style:font-weight-asian="normal" style:font-size-complex="12pt" style:font-weight-complex="normal"/>
    </style:style>
    <style:style style:name="T207" style:family="text">
      <style:text-properties style:font-name="Abyssinica SIL" fo:font-size="12pt" fo:font-weight="normal" officeooo:rsid="001f548f" style:font-size-asian="10.5pt" style:font-weight-asian="normal" style:font-size-complex="12pt" style:font-weight-complex="normal"/>
    </style:style>
    <style:style style:name="T208" style:family="text">
      <style:text-properties style:font-name="Abyssinica SIL" fo:font-size="12pt" fo:font-weight="normal" officeooo:rsid="003007bd" style:font-size-asian="10.5pt" style:font-weight-asian="normal" style:font-size-complex="12pt" style:font-weight-complex="normal"/>
    </style:style>
    <style:style style:name="T209" style:family="text">
      <style:text-properties style:font-name="Abyssinica SIL" fo:font-size="12pt" fo:font-weight="normal" officeooo:rsid="0021218d" style:font-size-asian="10.5pt" style:font-weight-asian="normal" style:font-size-complex="12pt" style:font-weight-complex="normal"/>
    </style:style>
    <style:style style:name="T210" style:family="text">
      <style:text-properties style:font-name="Abyssinica SIL" fo:font-size="12pt" fo:font-weight="normal" officeooo:rsid="0015d45e" style:font-size-asian="12pt" style:font-weight-asian="normal" style:font-size-complex="12pt" style:font-weight-complex="normal"/>
    </style:style>
    <style:style style:name="T211" style:family="text">
      <style:text-properties style:font-name="Abyssinica SIL" fo:font-size="12pt" fo:font-weight="normal" officeooo:rsid="00171016" style:font-size-asian="12pt" style:font-weight-asian="normal" style:font-size-complex="12pt" style:font-weight-complex="normal"/>
    </style:style>
    <style:style style:name="T212" style:family="text">
      <style:text-properties style:font-name="Abyssinica SIL" fo:font-size="12pt" fo:font-weight="normal" officeooo:rsid="0018c57b" style:font-size-asian="12pt" style:font-weight-asian="normal" style:font-size-complex="12pt" style:font-weight-complex="normal"/>
    </style:style>
    <style:style style:name="T213" style:family="text">
      <style:text-properties style:font-name="Abyssinica SIL" fo:font-size="12pt" fo:font-weight="normal" officeooo:rsid="0018cfc6" style:font-size-asian="12pt" style:font-weight-asian="normal" style:font-size-complex="12pt" style:font-weight-complex="normal"/>
    </style:style>
    <style:style style:name="T214" style:family="text">
      <style:text-properties style:font-name="Abyssinica SIL" fo:font-size="12pt" fo:font-weight="normal" officeooo:rsid="0034622c" style:font-size-asian="12pt" style:font-weight-asian="normal" style:font-size-complex="12pt" style:font-weight-complex="normal"/>
    </style:style>
    <style:style style:name="T215" style:family="text">
      <style:text-properties style:font-name="Abyssinica SIL" fo:font-size="12pt" fo:font-weight="normal" officeooo:rsid="001ab4ad" style:font-size-asian="12pt" style:font-weight-asian="normal" style:font-size-complex="12pt" style:font-weight-complex="normal"/>
    </style:style>
    <style:style style:name="T216" style:family="text">
      <style:text-properties style:font-name="Abyssinica SIL" fo:font-size="12pt" fo:font-weight="normal" officeooo:rsid="001e6b1f" style:font-size-asian="12pt" style:font-weight-asian="normal" style:font-size-complex="12pt" style:font-weight-complex="normal"/>
    </style:style>
    <style:style style:name="T217" style:family="text">
      <style:text-properties style:font-name="Abyssinica SIL" fo:font-size="12pt" fo:font-weight="normal" officeooo:rsid="001f548f" style:font-size-asian="12pt" style:font-weight-asian="normal" style:font-size-complex="12pt" style:font-weight-complex="normal"/>
    </style:style>
    <style:style style:name="T218" style:family="text">
      <style:text-properties style:font-name="Abyssinica SIL" fo:font-size="12pt" fo:font-weight="normal" officeooo:rsid="003007bd" style:font-size-asian="12pt" style:font-weight-asian="normal" style:font-size-complex="12pt" style:font-weight-complex="normal"/>
    </style:style>
    <style:style style:name="T219" style:family="text">
      <style:text-properties style:font-name="Abyssinica SIL" fo:font-size="12pt" fo:font-weight="normal" officeooo:rsid="0035c3aa" style:font-size-asian="12pt" style:font-weight-asian="normal" style:font-size-complex="12pt" style:font-weight-complex="normal"/>
    </style:style>
    <style:style style:name="T220" style:family="text">
      <style:text-properties style:font-name="Abyssinica SIL" fo:font-size="12pt" fo:font-weight="normal" officeooo:rsid="0021218d" style:font-size-asian="12pt" style:font-weight-asian="normal" style:font-size-complex="12pt" style:font-weight-complex="normal"/>
    </style:style>
    <style:style style:name="T221" style:family="text">
      <style:text-properties style:font-name="Abyssinica SIL" fo:font-size="12pt" fo:font-weight="normal" officeooo:rsid="002a48b4" style:font-size-asian="12pt" style:font-weight-asian="normal" style:font-size-complex="12pt" style:font-weight-complex="normal"/>
    </style:style>
    <style:style style:name="T222" style:family="text">
      <style:text-properties style:font-name="Abyssinica SIL" fo:font-size="12pt" style:font-size-asian="12pt" style:font-size-complex="12pt"/>
    </style:style>
    <style:style style:name="T223" style:family="text">
      <style:text-properties style:font-name="Abyssinica SIL" fo:font-size="12pt" officeooo:rsid="0018c57b" style:font-size-asian="12pt" style:font-size-complex="12pt"/>
    </style:style>
    <style:style style:name="T224" style:family="text">
      <style:text-properties style:font-name="Abyssinica SIL" fo:font-size="12pt" officeooo:rsid="0034622c" style:font-size-asian="12pt" style:font-size-complex="12pt"/>
    </style:style>
    <style:style style:name="T225" style:family="text">
      <style:text-properties style:font-name="Abyssinica SIL" fo:font-size="12pt" officeooo:rsid="00171016" style:font-size-asian="12pt" style:font-size-complex="12pt"/>
    </style:style>
    <style:style style:name="T226" style:family="text">
      <style:text-properties style:font-name="Abyssinica SIL" fo:font-size="12pt" officeooo:rsid="001e6b1f" style:font-size-asian="12pt" style:font-size-complex="12pt"/>
    </style:style>
    <style:style style:name="T227" style:family="text">
      <style:text-properties style:font-name="Abyssinica SIL" fo:font-size="12pt" officeooo:rsid="003007bd" style:font-size-asian="12pt" style:font-size-complex="12pt"/>
    </style:style>
    <style:style style:name="T228" style:family="text">
      <style:text-properties style:font-name="Abyssinica SIL" fo:font-size="12pt" officeooo:rsid="001f548f" style:font-size-asian="12pt" style:font-size-complex="12pt"/>
    </style:style>
    <style:style style:name="T229" style:family="text">
      <style:text-properties style:font-name="Abyssinica SIL" fo:font-size="12pt" officeooo:rsid="0020f048" style:font-size-asian="12pt" style:font-size-complex="12pt"/>
    </style:style>
    <style:style style:name="T230" style:family="text">
      <style:text-properties style:font-name="Abyssinica SIL" fo:font-size="12pt" officeooo:rsid="0035c3aa" style:font-size-asian="12pt" style:font-size-complex="12pt"/>
    </style:style>
    <style:style style:name="T231" style:family="text">
      <style:text-properties style:font-name="Abyssinica SIL" fo:font-size="12pt" officeooo:rsid="002352d4" style:font-size-asian="12pt" style:font-size-complex="12pt"/>
    </style:style>
    <style:style style:name="T232" style:family="text">
      <style:text-properties style:font-name="Abyssinica SIL" fo:font-size="12pt" officeooo:rsid="002608f5" style:font-size-asian="12pt" style:font-size-complex="12pt"/>
    </style:style>
    <style:style style:name="T233" style:family="text">
      <style:text-properties style:font-name="Abyssinica SIL" fo:font-size="12pt" officeooo:rsid="0027f7be" style:font-size-asian="12pt" style:font-size-complex="12pt"/>
    </style:style>
    <style:style style:name="T234" style:family="text">
      <style:text-properties style:font-name="Abyssinica SIL" fo:font-size="12pt" officeooo:rsid="0028bf05" style:font-size-asian="12pt" style:font-size-complex="12pt"/>
    </style:style>
    <style:style style:name="T235" style:family="text">
      <style:text-properties style:font-name="Abyssinica SIL" fo:font-size="12pt" officeooo:rsid="0028f703" style:font-size-asian="12pt" style:font-size-complex="12pt"/>
    </style:style>
    <style:style style:name="T236" style:family="text">
      <style:text-properties style:font-name="Abyssinica SIL" fo:font-size="12pt" officeooo:rsid="00317a71" style:font-size-asian="12pt" style:font-size-complex="12pt"/>
    </style:style>
    <style:style style:name="T237" style:family="text">
      <style:text-properties style:font-name="Abyssinica SIL" fo:font-size="12pt" officeooo:rsid="002a48b4" style:font-size-asian="12pt" style:font-size-complex="12pt"/>
    </style:style>
    <style:style style:name="T238" style:family="text">
      <style:text-properties style:font-name="Abyssinica SIL" fo:font-size="12pt" officeooo:rsid="002d283d" style:font-size-asian="12pt" style:font-size-complex="12pt"/>
    </style:style>
    <style:style style:name="T239" style:family="text">
      <style:text-properties style:font-name="Abyssinica SIL" fo:font-size="12pt" fo:language="fr" fo:country="FR" fo:font-weight="normal" officeooo:rsid="0021218d" style:font-size-asian="10.5pt" style:font-weight-asian="normal" style:font-size-complex="12pt" style:font-weight-complex="normal"/>
    </style:style>
    <style:style style:name="T240" style:family="text">
      <style:text-properties style:font-name="Abyssinica SIL" fo:font-size="12pt" fo:language="fr" fo:country="FR" fo:font-weight="normal" officeooo:rsid="0021611d" style:font-size-asian="10.5pt" style:font-weight-asian="normal" style:font-size-complex="12pt" style:font-weight-complex="normal"/>
    </style:style>
    <style:style style:name="T241" style:family="text">
      <style:text-properties style:font-name="Abyssinica SIL" fo:font-size="12pt" fo:language="fr" fo:country="FR" fo:font-weight="normal" officeooo:rsid="003007bd" style:font-size-asian="10.5pt" style:font-weight-asian="normal" style:font-size-complex="12pt" style:font-weight-complex="normal"/>
    </style:style>
    <style:style style:name="T242" style:family="text">
      <style:text-properties style:font-name="Abyssinica SIL" fo:font-size="12pt" fo:language="fr" fo:country="FR" fo:font-weight="normal" officeooo:rsid="0021218d" style:font-size-asian="12pt" style:font-weight-asian="normal" style:font-size-complex="12pt" style:font-weight-complex="normal"/>
    </style:style>
    <style:style style:name="T243" style:family="text">
      <style:text-properties style:font-name="Abyssinica SIL" fo:font-size="12pt" fo:language="fr" fo:country="FR" fo:font-weight="normal" officeooo:rsid="0021611d" style:font-size-asian="12pt" style:font-weight-asian="normal" style:font-size-complex="12pt" style:font-weight-complex="normal"/>
    </style:style>
    <style:style style:name="T244" style:family="text">
      <style:text-properties style:font-name="Abyssinica SIL" fo:font-size="12pt" fo:language="fr" fo:country="FR" fo:font-weight="normal" officeooo:rsid="003007bd" style:font-size-asian="12pt" style:font-weight-asian="normal" style:font-size-complex="12pt" style:font-weight-complex="normal"/>
    </style:style>
    <style:style style:name="T245" style:family="text">
      <style:text-properties style:font-name="Abyssinica SIL" fo:font-size="12pt" fo:language="fr" fo:country="FR" fo:font-style="normal" style:text-underline-style="none" fo:font-weight="normal" officeooo:rsid="0021611d" style:font-size-asian="10.5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font-name="Abyssinica SIL" fo:font-size="12pt" fo:language="fr" fo:country="FR" fo:font-style="normal" style:text-underline-style="none" fo:font-weight="normal" officeooo:rsid="002352d4" style:font-size-asian="10.5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font-name="Abyssinica SIL" fo:font-size="12pt" fo:language="fr" fo:country="FR" fo:font-style="normal" style:text-underline-style="none" fo:font-weight="normal" officeooo:rsid="0035c3aa" style:font-size-asian="10.5pt" style:font-style-asian="normal" style:font-weight-asian="normal" style:font-size-complex="12pt" style:font-style-complex="normal" style:font-weight-complex="normal"/>
    </style:style>
    <style:style style:name="T248" style:family="text">
      <style:text-properties style:font-name="Abyssinica SIL" fo:font-size="12pt" fo:language="fr" fo:country="FR" fo:font-style="normal" style:text-underline-style="none" fo:font-weight="normal" officeooo:rsid="003007bd" style:font-size-asian="10.5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Abyssinica SIL" fo:font-size="12pt" fo:language="fr" fo:country="FR" fo:font-style="normal" style:text-underline-style="none" fo:font-weight="normal" officeooo:rsid="0021611d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Abyssinica SIL" fo:font-size="12pt" fo:language="fr" fo:country="FR" fo:font-style="normal" style:text-underline-style="none" fo:font-weight="normal" officeooo:rsid="002352d4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font-name="Abyssinica SIL" fo:font-size="12pt" fo:language="fr" fo:country="FR" fo:font-style="normal" style:text-underline-style="none" fo:font-weight="normal" officeooo:rsid="0035c3aa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Abyssinica SIL" fo:font-size="12pt" fo:language="fr" fo:country="FR" fo:font-style="normal" style:text-underline-style="none" fo:font-weight="normal" officeooo:rsid="003007b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Abyssinica SIL" fo:font-size="12pt" fo:language="fr" fo:country="FR" fo:font-style="normal" style:text-underline-style="none" fo:font-weight="normal" officeooo:rsid="0027f7be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Abyssinica SIL" fo:font-size="12pt" fo:language="fr" fo:country="FR" style:font-size-asian="12pt" style:font-size-complex="12pt"/>
    </style:style>
    <style:style style:name="T255" style:family="text">
      <style:text-properties style:font-name="Abyssinica SIL" fo:font-size="12pt" fo:language="fr" fo:country="FR" officeooo:rsid="003007bd" style:font-size-asian="12pt" style:font-size-complex="12pt"/>
    </style:style>
    <style:style style:name="T256" style:family="text">
      <style:text-properties style:font-name="Abyssinica SIL" fo:font-size="12pt" fo:language="fr" fo:country="FR" officeooo:rsid="0021611d" style:font-size-asian="12pt" style:font-size-complex="12pt"/>
    </style:style>
    <style:style style:name="T257" style:family="text">
      <style:text-properties style:font-name="Abyssinica SIL" fo:font-size="12pt" fo:language="fr" fo:country="FR" officeooo:rsid="002352d4" style:font-size-asian="12pt" style:font-size-complex="12pt"/>
    </style:style>
    <style:style style:name="T258" style:family="text">
      <style:text-properties style:font-name="Abyssinica SIL" fo:font-size="12pt" fo:language="fr" fo:country="FR" officeooo:rsid="0035c3aa" style:font-size-asian="12pt" style:font-size-complex="12pt"/>
    </style:style>
    <style:style style:name="T259" style:family="text">
      <style:text-properties style:font-name="Abyssinica SIL" fo:font-size="12pt" fo:language="fr" fo:country="FR" officeooo:rsid="0027f7be" style:font-size-asian="12pt" style:font-size-complex="12pt"/>
    </style:style>
    <style:style style:name="T260" style:family="text">
      <style:text-properties style:font-name="Abyssinica SIL" fo:font-size="12pt" fo:language="fr" fo:country="FR" officeooo:rsid="0028bf05" style:font-size-asian="12pt" style:font-size-complex="12pt"/>
    </style:style>
    <style:style style:name="T261" style:family="text">
      <style:text-properties style:font-name="Abyssinica SIL" fo:font-size="12pt" fo:language="fr" fo:country="FR" fo:font-style="italic" style:text-underline-style="solid" style:text-underline-width="auto" style:text-underline-color="font-color" fo:font-weight="bold" officeooo:rsid="0021611d" style:font-size-asian="12pt" style:font-style-asian="italic" style:font-weight-asian="bold" style:font-size-complex="12pt" style:font-style-complex="italic" style:font-weight-complex="bold"/>
    </style:style>
    <style:style style:name="T262" style:family="text">
      <style:text-properties style:font-name="Abyssinica SIL" fo:font-size="12pt" fo:font-style="italic" officeooo:rsid="0033ab4e" style:font-size-asian="12pt" style:font-style-asian="italic" style:font-size-complex="12pt" style:font-style-complex="italic"/>
    </style:style>
    <style:style style:name="T263" style:family="text">
      <style:text-properties style:font-name="Abyssinica SIL" fo:font-size="12pt" style:text-underline-style="solid" style:text-underline-width="auto" style:text-underline-color="font-color" fo:font-weight="bold" officeooo:rsid="001f548f" style:font-size-asian="12pt" style:font-weight-asian="bold" style:font-size-complex="12pt" style:font-weight-complex="bold"/>
    </style:style>
    <style:style style:name="T264" style:family="text">
      <style:text-properties style:font-name="Abyssinica SI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style:font-name="Abyssinica SIL" fo:font-size="12pt" fo:font-style="normal" style:text-underline-style="none" fo:font-weight="normal" officeooo:rsid="0037cb9d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style:font-name="Abyssinica SIL" fo:font-size="12pt" fo:font-style="normal" style:text-underline-style="none" fo:font-weight="normal" officeooo:rsid="002a48b4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style:font-name="Abyssinica SIL" fo:font-size="12pt" fo:font-style="normal" style:text-underline-style="none" fo:font-weight="normal" officeooo:rsid="00317a71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style:font-name="Abyssinica SIL" fo:font-size="12pt" fo:font-style="normal" style:text-underline-style="none" fo:font-weight="normal" officeooo:rsid="002c00e6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style:font-name="Abyssinica SIL" fo:font-size="12pt" fo:font-style="normal" style:text-underline-style="none" fo:font-weight="normal" officeooo:rsid="003ae389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style:font-name="Abyssinica SIL" fo:font-size="12pt" fo:font-style="normal" style:text-underline-style="none" fo:font-weight="normal" officeooo:rsid="002d283d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style:font-name="Abyssinica SIL" fo:font-size="12pt" style:text-underline-style="none" officeooo:rsid="0028bf05" style:font-size-asian="12pt" style:font-size-complex="12pt"/>
    </style:style>
    <style:style style:name="T272" style:family="text">
      <style:text-properties style:font-name="Abyssinica SIL" fo:font-size="12pt" style:text-underline-style="none" officeooo:rsid="002a48b4" style:font-size-asian="12pt" style:font-size-complex="12pt"/>
    </style:style>
    <style:style style:name="T273" style:family="text">
      <style:text-properties style:font-name="Abyssinica SIL" fo:font-size="12pt" style:text-underline-style="none" officeooo:rsid="00317a71" style:font-size-asian="12pt" style:font-size-complex="12pt"/>
    </style:style>
    <style:style style:name="T274" style:family="tex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T275" style:family="text">
      <style:text-properties style:font-name="Abyssinica SIL" fo:font-size="12pt" fo:font-weight="bold" officeooo:rsid="00317a71" style:font-size-asian="12pt" style:font-weight-asian="bold" style:font-size-complex="12pt" style:font-weight-complex="bold"/>
    </style:style>
    <style:style style:name="T276" style:family="text">
      <style:text-properties style:font-name="Abyssinica SIL" officeooo:rsid="00171016"/>
    </style:style>
    <style:style style:name="T277" style:family="text">
      <style:text-properties style:font-name="Abyssinica SIL" officeooo:rsid="0034622c"/>
    </style:style>
    <style:style style:name="T278" style:family="text">
      <style:text-properties style:font-name="Abyssinica SIL" officeooo:rsid="001e6b1f"/>
    </style:style>
    <style:style style:name="T279" style:family="text">
      <style:text-properties style:font-name="Abyssinica SIL" fo:font-size="20pt" style:text-underline-style="solid" style:text-underline-width="auto" style:text-underline-color="font-color" fo:font-weight="bold" officeooo:rsid="001f548f" style:font-size-asian="20pt" style:font-weight-asian="bold" style:font-size-complex="20pt" style:font-weight-complex="bold"/>
    </style:style>
    <style:style style:name="T280" style:family="text">
      <style:text-properties style:font-name="Abyssinica SIL" fo:font-size="20pt" fo:language="fr" fo:country="FR" fo:font-style="italic" style:text-underline-style="solid" style:text-underline-width="auto" style:text-underline-color="font-color" fo:font-weight="bold" officeooo:rsid="0021611d" style:font-size-asian="20pt" style:font-style-asian="italic" style:font-weight-asian="bold" style:font-size-complex="20pt" style:font-style-complex="italic" style:font-weight-complex="bold"/>
    </style:style>
    <style:style style:name="T281" style:family="text">
      <style:text-properties style:font-name="Abyssinica SIL" officeooo:rsid="003007bd"/>
    </style:style>
    <style:style style:name="T282" style:family="text">
      <style:text-properties style:font-name="Abyssinica SIL" officeooo:rsid="001f548f"/>
    </style:style>
    <style:style style:name="T283" style:family="text">
      <style:text-properties style:font-name="Abyssinica SIL" fo:language="fr" fo:country="FR"/>
    </style:style>
    <style:style style:name="T284" style:family="text">
      <style:text-properties style:font-name="Abyssinica SIL" fo:language="fr" fo:country="FR" officeooo:rsid="003007bd"/>
    </style:style>
    <style:style style:name="T285" style:family="text">
      <style:text-properties style:font-name="Abyssinica SIL" fo:language="fr" fo:country="FR" officeooo:rsid="0021611d"/>
    </style:style>
    <style:style style:name="T286" style:family="text">
      <style:text-properties style:font-name="Abyssinica SIL" fo:language="fr" fo:country="FR" officeooo:rsid="002352d4"/>
    </style:style>
    <style:style style:name="T287" style:family="text">
      <style:text-properties style:font-name="Abyssinica SIL" fo:language="fr" fo:country="FR" officeooo:rsid="0035c3aa"/>
    </style:style>
    <style:style style:name="T288" style:family="text">
      <style:text-properties style:font-name="Abyssinica SIL" fo:language="fr" fo:country="FR" officeooo:rsid="0027f7be"/>
    </style:style>
    <style:style style:name="T289" style:family="text">
      <style:text-properties style:font-name="Abyssinica SIL" fo:language="fr" fo:country="FR" officeooo:rsid="0028bf05"/>
    </style:style>
    <style:style style:name="T290" style:family="text">
      <style:text-properties style:font-name="Abyssinica SIL" fo:language="fr" fo:country="FR" fo:font-weight="normal" officeooo:rsid="0021218d" style:font-weight-asian="normal" style:font-weight-complex="normal"/>
    </style:style>
    <style:style style:name="T291" style:family="text">
      <style:text-properties style:font-name="Abyssinica SIL" fo:language="fr" fo:country="FR" fo:font-weight="normal" officeooo:rsid="0021611d" style:font-weight-asian="normal" style:font-weight-complex="normal"/>
    </style:style>
    <style:style style:name="T292" style:family="text">
      <style:text-properties style:font-name="Abyssinica SIL" fo:language="fr" fo:country="FR" fo:font-weight="normal" officeooo:rsid="003007bd" style:font-weight-asian="normal" style:font-weight-complex="normal"/>
    </style:style>
    <style:style style:name="T293" style:family="text">
      <style:text-properties style:font-name="Abyssinica SIL" fo:language="fr" fo:country="FR" fo:font-style="italic" style:text-underline-style="solid" style:text-underline-width="auto" style:text-underline-color="font-color" fo:font-weight="bold" officeooo:rsid="0021611d" style:font-style-asian="italic" style:font-weight-asian="bold" style:font-style-complex="italic" style:font-weight-complex="bold"/>
    </style:style>
    <style:style style:name="T294" style:family="text">
      <style:text-properties style:font-name="Abyssinica SIL" fo:language="fr" fo:country="FR" fo:font-style="normal" style:text-underline-style="none" fo:font-weight="normal" officeooo:rsid="0021611d" style:font-style-asian="normal" style:font-weight-asian="normal" style:font-style-complex="normal" style:font-weight-complex="normal"/>
    </style:style>
    <style:style style:name="T295" style:family="text">
      <style:text-properties style:font-name="Abyssinica SIL" fo:language="fr" fo:country="FR" fo:font-style="normal" style:text-underline-style="none" fo:font-weight="normal" officeooo:rsid="002352d4" style:font-style-asian="normal" style:font-weight-asian="normal" style:font-style-complex="normal" style:font-weight-complex="normal"/>
    </style:style>
    <style:style style:name="T296" style:family="text">
      <style:text-properties style:font-name="Abyssinica SIL" fo:language="fr" fo:country="FR" fo:font-style="normal" style:text-underline-style="none" fo:font-weight="normal" officeooo:rsid="0035c3aa" style:font-style-asian="normal" style:font-weight-asian="normal" style:font-style-complex="normal" style:font-weight-complex="normal"/>
    </style:style>
    <style:style style:name="T297" style:family="text">
      <style:text-properties style:font-name="Abyssinica SIL" fo:language="fr" fo:country="FR" fo:font-style="normal" style:text-underline-style="none" fo:font-weight="normal" officeooo:rsid="003007bd" style:font-style-asian="normal" style:font-weight-asian="normal" style:font-style-complex="normal" style:font-weight-complex="normal"/>
    </style:style>
    <style:style style:name="T298" style:family="text">
      <style:text-properties style:font-name="Abyssinica SIL" fo:language="fr" fo:country="FR" fo:font-style="normal" style:text-underline-style="none" fo:font-weight="normal" officeooo:rsid="0027f7be" style:font-style-asian="normal" style:font-weight-asian="normal" style:font-style-complex="normal" style:font-weight-complex="normal"/>
    </style:style>
    <style:style style:name="T299" style:family="text">
      <style:text-properties style:font-name="Abyssinica SIL" officeooo:rsid="0020f048"/>
    </style:style>
    <style:style style:name="T300" style:family="text">
      <style:text-properties style:font-name="Abyssinica SIL" officeooo:rsid="0035c3aa"/>
    </style:style>
    <style:style style:name="T301" style:family="text">
      <style:text-properties style:font-name="Abyssinica SIL" fo:font-size="14pt" fo:font-weight="normal" officeooo:rsid="0035c3aa" style:font-size-asian="12.25pt" style:font-weight-asian="normal" style:font-size-complex="14pt" style:font-weight-complex="normal"/>
    </style:style>
    <style:style style:name="T302" style:family="text">
      <style:text-properties style:font-name="Abyssinica SIL" fo:font-size="14pt" fo:font-weight="normal" officeooo:rsid="0015d45e" style:font-size-asian="14pt" style:font-weight-asian="normal" style:font-size-complex="14pt" style:font-weight-complex="normal"/>
    </style:style>
    <style:style style:name="T303" style:family="text">
      <style:text-properties style:font-name="Abyssinica SIL" fo:font-size="14pt" fo:font-weight="normal" officeooo:rsid="00171016" style:font-size-asian="14pt" style:font-weight-asian="normal" style:font-size-complex="14pt" style:font-weight-complex="normal"/>
    </style:style>
    <style:style style:name="T304" style:family="text">
      <style:text-properties style:font-name="Abyssinica SIL" fo:font-size="14pt" fo:font-weight="normal" officeooo:rsid="0018c57b" style:font-size-asian="14pt" style:font-weight-asian="normal" style:font-size-complex="14pt" style:font-weight-complex="normal"/>
    </style:style>
    <style:style style:name="T305" style:family="text">
      <style:text-properties style:font-name="Abyssinica SIL" fo:font-size="14pt" fo:font-weight="normal" officeooo:rsid="0018cfc6" style:font-size-asian="14pt" style:font-weight-asian="normal" style:font-size-complex="14pt" style:font-weight-complex="normal"/>
    </style:style>
    <style:style style:name="T306" style:family="text">
      <style:text-properties style:font-name="Abyssinica SIL" fo:font-size="14pt" fo:font-weight="normal" officeooo:rsid="0034622c" style:font-size-asian="14pt" style:font-weight-asian="normal" style:font-size-complex="14pt" style:font-weight-complex="normal"/>
    </style:style>
    <style:style style:name="T307" style:family="text">
      <style:text-properties style:font-name="Abyssinica SIL" fo:font-size="14pt" fo:font-weight="normal" officeooo:rsid="001ab4ad" style:font-size-asian="14pt" style:font-weight-asian="normal" style:font-size-complex="14pt" style:font-weight-complex="normal"/>
    </style:style>
    <style:style style:name="T308" style:family="text">
      <style:text-properties style:font-name="Abyssinica SIL" fo:font-size="14pt" fo:font-weight="normal" officeooo:rsid="001e6b1f" style:font-size-asian="14pt" style:font-weight-asian="normal" style:font-size-complex="14pt" style:font-weight-complex="normal"/>
    </style:style>
    <style:style style:name="T309" style:family="text">
      <style:text-properties style:font-name="Abyssinica SIL" fo:font-size="14pt" fo:font-weight="normal" officeooo:rsid="001f548f" style:font-size-asian="14pt" style:font-weight-asian="normal" style:font-size-complex="14pt" style:font-weight-complex="normal"/>
    </style:style>
    <style:style style:name="T310" style:family="text">
      <style:text-properties style:font-name="Abyssinica SIL" fo:font-size="14pt" fo:font-weight="normal" officeooo:rsid="003007bd" style:font-size-asian="14pt" style:font-weight-asian="normal" style:font-size-complex="14pt" style:font-weight-complex="normal"/>
    </style:style>
    <style:style style:name="T311" style:family="text">
      <style:text-properties style:font-name="Abyssinica SIL" fo:font-size="14pt" fo:font-weight="normal" officeooo:rsid="0035c3aa" style:font-size-asian="14pt" style:font-weight-asian="normal" style:font-size-complex="14pt" style:font-weight-complex="normal"/>
    </style:style>
    <style:style style:name="T312" style:family="text">
      <style:text-properties style:font-name="Abyssinica SIL" fo:font-size="14pt" fo:font-weight="normal" officeooo:rsid="0021218d" style:font-size-asian="14pt" style:font-weight-asian="normal" style:font-size-complex="14pt" style:font-weight-complex="normal"/>
    </style:style>
    <style:style style:name="T313" style:family="text">
      <style:text-properties style:font-name="Abyssinica SIL" fo:font-size="14pt" fo:font-weight="normal" officeooo:rsid="002a48b4" style:font-size-asian="14pt" style:font-weight-asian="normal" style:font-size-complex="14pt" style:font-weight-complex="normal"/>
    </style:style>
    <style:style style:name="T314" style:family="text">
      <style:text-properties style:font-name="Abyssinica SIL" fo:font-size="14pt" style:font-size-asian="14pt" style:font-size-complex="14pt"/>
    </style:style>
    <style:style style:name="T315" style:family="text">
      <style:text-properties style:font-name="Abyssinica SIL" fo:font-size="14pt" officeooo:rsid="00171016" style:font-size-asian="14pt" style:font-size-complex="14pt"/>
    </style:style>
    <style:style style:name="T316" style:family="text">
      <style:text-properties style:font-name="Abyssinica SIL" fo:font-size="14pt" officeooo:rsid="0034622c" style:font-size-asian="14pt" style:font-size-complex="14pt"/>
    </style:style>
    <style:style style:name="T317" style:family="text">
      <style:text-properties style:font-name="Abyssinica SIL" fo:font-size="14pt" officeooo:rsid="0018c57b" style:font-size-asian="14pt" style:font-size-complex="14pt"/>
    </style:style>
    <style:style style:name="T318" style:family="text">
      <style:text-properties style:font-name="Abyssinica SIL" fo:font-size="14pt" officeooo:rsid="001e6b1f" style:font-size-asian="14pt" style:font-size-complex="14pt"/>
    </style:style>
    <style:style style:name="T319" style:family="text">
      <style:text-properties style:font-name="Abyssinica SIL" fo:font-size="14pt" officeooo:rsid="003007bd" style:font-size-asian="14pt" style:font-size-complex="14pt"/>
    </style:style>
    <style:style style:name="T320" style:family="text">
      <style:text-properties style:font-name="Abyssinica SIL" fo:font-size="14pt" officeooo:rsid="001f548f" style:font-size-asian="14pt" style:font-size-complex="14pt"/>
    </style:style>
    <style:style style:name="T321" style:family="text">
      <style:text-properties style:font-name="Abyssinica SIL" fo:font-size="14pt" officeooo:rsid="0020f048" style:font-size-asian="14pt" style:font-size-complex="14pt"/>
    </style:style>
    <style:style style:name="T322" style:family="text">
      <style:text-properties style:font-name="Abyssinica SIL" fo:font-size="14pt" officeooo:rsid="0035c3aa" style:font-size-asian="14pt" style:font-size-complex="14pt"/>
    </style:style>
    <style:style style:name="T323" style:family="text">
      <style:text-properties style:font-name="Abyssinica SIL" fo:font-size="14pt" officeooo:rsid="002352d4" style:font-size-asian="14pt" style:font-size-complex="14pt"/>
    </style:style>
    <style:style style:name="T324" style:family="text">
      <style:text-properties style:font-name="Abyssinica SIL" fo:font-size="14pt" officeooo:rsid="002608f5" style:font-size-asian="14pt" style:font-size-complex="14pt"/>
    </style:style>
    <style:style style:name="T325" style:family="text">
      <style:text-properties style:font-name="Abyssinica SIL" fo:font-size="14pt" officeooo:rsid="0027f7be" style:font-size-asian="14pt" style:font-size-complex="14pt"/>
    </style:style>
    <style:style style:name="T326" style:family="text">
      <style:text-properties style:font-name="Abyssinica SIL" fo:font-size="14pt" officeooo:rsid="0028bf05" style:font-size-asian="14pt" style:font-size-complex="14pt"/>
    </style:style>
    <style:style style:name="T327" style:family="text">
      <style:text-properties style:font-name="Abyssinica SIL" fo:font-size="14pt" officeooo:rsid="0028f703" style:font-size-asian="14pt" style:font-size-complex="14pt"/>
    </style:style>
    <style:style style:name="T328" style:family="text">
      <style:text-properties style:font-name="Abyssinica SIL" fo:font-size="14pt" officeooo:rsid="00317a71" style:font-size-asian="14pt" style:font-size-complex="14pt"/>
    </style:style>
    <style:style style:name="T329" style:family="text">
      <style:text-properties style:font-name="Abyssinica SIL" fo:font-size="14pt" officeooo:rsid="002a48b4" style:font-size-asian="14pt" style:font-size-complex="14pt"/>
    </style:style>
    <style:style style:name="T330" style:family="text">
      <style:text-properties style:font-name="Abyssinica SIL" fo:font-size="14pt" officeooo:rsid="002d283d" style:font-size-asian="14pt" style:font-size-complex="14pt"/>
    </style:style>
    <style:style style:name="T331" style:family="text">
      <style:text-properties style:font-name="Abyssinica SIL" fo:font-size="14pt" officeooo:rsid="003e8d11" style:font-size-asian="14pt" style:font-size-complex="14pt"/>
    </style:style>
    <style:style style:name="T332" style:family="text">
      <style:text-properties style:font-name="Abyssinica SIL" fo:font-size="14pt" fo:font-style="italic" officeooo:rsid="0033ab4e" style:font-size-asian="14pt" style:font-style-asian="italic" style:font-size-complex="14pt" style:font-style-complex="italic"/>
    </style:style>
    <style:style style:name="T333" style:family="text">
      <style:text-properties style:font-name="Abyssinica SIL" fo:font-size="14pt" style:text-underline-style="solid" style:text-underline-width="auto" style:text-underline-color="font-color" fo:font-weight="bold" officeooo:rsid="001f548f" style:font-size-asian="14pt" style:font-weight-asian="bold" style:font-size-complex="14pt" style:font-weight-complex="bold"/>
    </style:style>
    <style:style style:name="T334" style:family="text">
      <style:text-properties style:font-name="Abyssinica SIL" fo:font-size="14pt" fo:language="fr" fo:country="FR" style:font-size-asian="14pt" style:font-size-complex="14pt"/>
    </style:style>
    <style:style style:name="T335" style:family="text">
      <style:text-properties style:font-name="Abyssinica SIL" fo:font-size="14pt" fo:language="fr" fo:country="FR" officeooo:rsid="003007bd" style:font-size-asian="14pt" style:font-size-complex="14pt"/>
    </style:style>
    <style:style style:name="T336" style:family="text">
      <style:text-properties style:font-name="Abyssinica SIL" fo:font-size="14pt" fo:language="fr" fo:country="FR" officeooo:rsid="0021611d" style:font-size-asian="14pt" style:font-size-complex="14pt"/>
    </style:style>
    <style:style style:name="T337" style:family="text">
      <style:text-properties style:font-name="Abyssinica SIL" fo:font-size="14pt" fo:language="fr" fo:country="FR" officeooo:rsid="002352d4" style:font-size-asian="14pt" style:font-size-complex="14pt"/>
    </style:style>
    <style:style style:name="T338" style:family="text">
      <style:text-properties style:font-name="Abyssinica SIL" fo:font-size="14pt" fo:language="fr" fo:country="FR" officeooo:rsid="0035c3aa" style:font-size-asian="14pt" style:font-size-complex="14pt"/>
    </style:style>
    <style:style style:name="T339" style:family="text">
      <style:text-properties style:font-name="Abyssinica SIL" fo:font-size="14pt" fo:language="fr" fo:country="FR" officeooo:rsid="0027f7be" style:font-size-asian="14pt" style:font-size-complex="14pt"/>
    </style:style>
    <style:style style:name="T340" style:family="text">
      <style:text-properties style:font-name="Abyssinica SIL" fo:font-size="14pt" fo:language="fr" fo:country="FR" officeooo:rsid="0028bf05" style:font-size-asian="14pt" style:font-size-complex="14pt"/>
    </style:style>
    <style:style style:name="T341" style:family="text">
      <style:text-properties style:font-name="Abyssinica SIL" fo:font-size="14pt" fo:language="fr" fo:country="FR" fo:font-weight="normal" officeooo:rsid="0021218d" style:font-size-asian="14pt" style:font-weight-asian="normal" style:font-size-complex="14pt" style:font-weight-complex="normal"/>
    </style:style>
    <style:style style:name="T342" style:family="text">
      <style:text-properties style:font-name="Abyssinica SIL" fo:font-size="14pt" fo:language="fr" fo:country="FR" fo:font-weight="normal" officeooo:rsid="0021611d" style:font-size-asian="14pt" style:font-weight-asian="normal" style:font-size-complex="14pt" style:font-weight-complex="normal"/>
    </style:style>
    <style:style style:name="T343" style:family="text">
      <style:text-properties style:font-name="Abyssinica SIL" fo:font-size="14pt" fo:language="fr" fo:country="FR" fo:font-weight="normal" officeooo:rsid="003007bd" style:font-size-asian="14pt" style:font-weight-asian="normal" style:font-size-complex="14pt" style:font-weight-complex="normal"/>
    </style:style>
    <style:style style:name="T344" style:family="text">
      <style:text-properties style:font-name="Abyssinica SIL" fo:font-size="14pt" fo:language="fr" fo:country="FR" fo:font-style="italic" style:text-underline-style="solid" style:text-underline-width="auto" style:text-underline-color="font-color" fo:font-weight="bold" officeooo:rsid="0021611d" style:font-size-asian="14pt" style:font-style-asian="italic" style:font-weight-asian="bold" style:font-size-complex="14pt" style:font-style-complex="italic" style:font-weight-complex="bold"/>
    </style:style>
    <style:style style:name="T345" style:family="text">
      <style:text-properties style:font-name="Abyssinica SIL" fo:font-size="14pt" fo:language="fr" fo:country="FR" fo:font-style="normal" style:text-underline-style="none" fo:font-weight="normal" officeooo:rsid="0021611d" style:font-size-asian="14pt" style:font-style-asian="normal" style:font-weight-asian="normal" style:font-size-complex="14pt" style:font-style-complex="normal" style:font-weight-complex="normal"/>
    </style:style>
    <style:style style:name="T346" style:family="text">
      <style:text-properties style:font-name="Abyssinica SIL" fo:font-size="14pt" fo:language="fr" fo:country="FR" fo:font-style="normal" style:text-underline-style="none" fo:font-weight="normal" officeooo:rsid="002352d4" style:font-size-asian="14pt" style:font-style-asian="normal" style:font-weight-asian="normal" style:font-size-complex="14pt" style:font-style-complex="normal" style:font-weight-complex="normal"/>
    </style:style>
    <style:style style:name="T347" style:family="text">
      <style:text-properties style:font-name="Abyssinica SIL" fo:font-size="14pt" fo:language="fr" fo:country="FR" fo:font-style="normal" style:text-underline-style="none" fo:font-weight="normal" officeooo:rsid="0035c3aa" style:font-size-asian="14pt" style:font-style-asian="normal" style:font-weight-asian="normal" style:font-size-complex="14pt" style:font-style-complex="normal" style:font-weight-complex="normal"/>
    </style:style>
    <style:style style:name="T348" style:family="text">
      <style:text-properties style:font-name="Abyssinica SIL" fo:font-size="14pt" fo:language="fr" fo:country="FR" fo:font-style="normal" style:text-underline-style="none" fo:font-weight="normal" officeooo:rsid="003007bd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style:font-name="Abyssinica SIL" fo:font-size="14pt" fo:language="fr" fo:country="FR" fo:font-style="normal" style:text-underline-style="none" fo:font-weight="normal" officeooo:rsid="0027f7be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style:font-name="Abyssinica SI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style:font-name="Abyssinica SIL" fo:font-size="14pt" fo:font-style="normal" style:text-underline-style="none" fo:font-weight="normal" officeooo:rsid="0037cb9d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style:font-name="Abyssinica SIL" fo:font-size="14pt" fo:font-style="normal" style:text-underline-style="none" fo:font-weight="normal" officeooo:rsid="002a48b4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style:font-name="Abyssinica SIL" fo:font-size="14pt" fo:font-style="normal" style:text-underline-style="none" fo:font-weight="normal" officeooo:rsid="00317a71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style:font-name="Abyssinica SIL" fo:font-size="14pt" fo:font-style="normal" style:text-underline-style="none" fo:font-weight="normal" officeooo:rsid="002c00e6" style:font-size-asian="14pt" style:font-style-asian="normal" style:font-weight-asian="normal" style:font-size-complex="14pt" style:font-style-complex="normal" style:font-weight-complex="normal"/>
    </style:style>
    <style:style style:name="T355" style:family="text">
      <style:text-properties style:font-name="Abyssinica SIL" fo:font-size="14pt" fo:font-style="normal" style:text-underline-style="none" fo:font-weight="normal" officeooo:rsid="003ae389" style:font-size-asian="14pt" style:font-style-asian="normal" style:font-weight-asian="normal" style:font-size-complex="14pt" style:font-style-complex="normal" style:font-weight-complex="normal"/>
    </style:style>
    <style:style style:name="T356" style:family="text">
      <style:text-properties style:font-name="Abyssinica SIL" fo:font-size="14pt" fo:font-style="normal" style:text-underline-style="none" fo:font-weight="normal" officeooo:rsid="002d283d" style:font-size-asian="14pt" style:font-style-asian="normal" style:font-weight-asian="normal" style:font-size-complex="14pt" style:font-style-complex="normal" style:font-weight-complex="normal"/>
    </style:style>
    <style:style style:name="T357" style:family="text">
      <style:text-properties style:font-name="Abyssinica SIL" fo:font-size="14pt" style:text-underline-style="none" officeooo:rsid="0028bf05" style:font-size-asian="14pt" style:font-size-complex="14pt"/>
    </style:style>
    <style:style style:name="T358" style:family="text">
      <style:text-properties style:font-name="Abyssinica SIL" fo:font-size="14pt" style:text-underline-style="none" officeooo:rsid="002a48b4" style:font-size-asian="14pt" style:font-size-complex="14pt"/>
    </style:style>
    <style:style style:name="T359" style:family="text">
      <style:text-properties style:font-name="Abyssinica SIL" fo:font-size="14pt" style:text-underline-style="none" officeooo:rsid="00317a71" style:font-size-asian="14pt" style:font-size-complex="14pt"/>
    </style:style>
    <style:style style:name="T360" style:family="text"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T361" style:family="text">
      <style:text-properties style:font-name="Abyssinica SIL" fo:font-size="14pt" fo:font-weight="bold" officeooo:rsid="00317a71" style:font-size-asian="14pt" style:font-weight-asian="bold" style:font-size-complex="14pt" style:font-weight-complex="bold"/>
    </style:style>
    <style:style style:name="T362" style:family="text">
      <style:text-properties style:font-name="Abyssinica SIL" officeooo:rsid="002352d4"/>
    </style:style>
    <style:style style:name="T363" style:family="text">
      <style:text-properties style:font-name="Abyssinica SIL" officeooo:rsid="002608f5"/>
    </style:style>
    <style:style style:name="T364" style:family="text">
      <style:text-properties style:font-name="Abyssinica SI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65" style:family="text">
      <style:text-properties style:font-name="Abyssinica SIL" fo:font-size="10pt" fo:font-style="normal" style:text-underline-style="none" fo:font-weight="normal" officeooo:rsid="0037cb9d" style:font-size-asian="10pt" style:font-style-asian="normal" style:font-weight-asian="normal" style:font-size-complex="10pt" style:font-style-complex="normal" style:font-weight-complex="normal"/>
    </style:style>
    <style:style style:name="T366" style:family="text">
      <style:text-properties style:font-name="Abyssinica SIL" fo:font-size="10pt" fo:font-style="normal" style:text-underline-style="none" fo:font-weight="normal" officeooo:rsid="002a48b4" style:font-size-asian="8.75pt" style:font-style-asian="normal" style:font-weight-asian="normal" style:font-size-complex="10pt" style:font-style-complex="normal" style:font-weight-complex="normal"/>
    </style:style>
    <style:style style:name="T367" style:family="text">
      <style:text-properties style:font-name="Abyssinica SIL" fo:font-size="10pt" fo:font-style="normal" style:text-underline-style="none" fo:font-weight="normal" officeooo:rsid="00317a71" style:font-size-asian="8.75pt" style:font-style-asian="normal" style:font-weight-asian="normal" style:font-size-complex="10pt" style:font-style-complex="normal" style:font-weight-complex="normal"/>
    </style:style>
    <style:style style:name="T368" style:family="text">
      <style:text-properties style:font-name="Abyssinica SIL" fo:font-size="10pt" fo:font-style="normal" style:text-underline-style="none" fo:font-weight="normal" officeooo:rsid="002c00e6" style:font-size-asian="8.75pt" style:font-style-asian="normal" style:font-weight-asian="normal" style:font-size-complex="10pt" style:font-style-complex="normal" style:font-weight-complex="normal"/>
    </style:style>
    <style:style style:name="T369" style:family="text">
      <style:text-properties style:font-name="Abyssinica SIL" fo:font-size="10pt" fo:font-style="normal" style:text-underline-style="none" fo:font-weight="normal" officeooo:rsid="003ae389" style:font-size-asian="8.75pt" style:font-style-asian="normal" style:font-weight-asian="normal" style:font-size-complex="10pt" style:font-style-complex="normal" style:font-weight-complex="normal"/>
    </style:style>
    <style:style style:name="T370" style:family="text">
      <style:text-properties style:font-name="Abyssinica SIL" fo:font-size="10pt" fo:font-style="normal" style:text-underline-style="none" fo:font-weight="normal" officeooo:rsid="002d283d" style:font-size-asian="8.75pt" style:font-style-asian="normal" style:font-weight-asian="normal" style:font-size-complex="10pt" style:font-style-complex="normal" style:font-weight-complex="normal"/>
    </style:style>
    <style:style style:name="T371" style:family="text">
      <style:text-properties style:font-name="Abyssinica SIL" fo:font-size="10pt" fo:language="fr" fo:country="FR" fo:font-style="normal" style:text-underline-style="none" fo:font-weight="normal" officeooo:rsid="0027f7be" style:font-size-asian="10pt" style:font-style-asian="normal" style:font-weight-asian="normal" style:font-size-complex="10pt" style:font-style-complex="normal" style:font-weight-complex="normal"/>
    </style:style>
    <style:style style:name="T372" style:family="text">
      <style:text-properties style:font-name="Abyssinica SIL" fo:font-size="10pt" fo:language="fr" fo:country="FR" fo:font-style="normal" style:text-underline-style="none" fo:font-weight="normal" officeooo:rsid="003007bd" style:font-size-asian="10pt" style:font-style-asian="normal" style:font-weight-asian="normal" style:font-size-complex="10pt" style:font-style-complex="normal" style:font-weight-complex="normal"/>
    </style:style>
    <style:style style:name="T373" style:family="text">
      <style:text-properties style:font-name="Abyssinica SIL" fo:font-size="10pt" style:text-underline-style="none" officeooo:rsid="0028bf05" style:font-size-asian="8.75pt" style:font-size-complex="10pt"/>
    </style:style>
    <style:style style:name="T374" style:family="text">
      <style:text-properties style:font-name="Abyssinica SIL" fo:font-size="10pt" style:text-underline-style="none" officeooo:rsid="002a48b4" style:font-size-asian="8.75pt" style:font-size-complex="10pt"/>
    </style:style>
    <style:style style:name="T375" style:family="text">
      <style:text-properties style:font-name="Abyssinica SIL" fo:font-size="10pt" style:text-underline-style="none" officeooo:rsid="00317a71" style:font-size-asian="8.75pt" style:font-size-complex="10pt"/>
    </style:style>
    <style:style style:name="T376" style:family="text">
      <style:text-properties style:font-name="Abyssinica SIL" officeooo:rsid="0027f7be"/>
    </style:style>
    <style:style style:name="T377" style:family="text">
      <style:text-properties style:font-name="Abyssinica SIL" officeooo:rsid="0028bf05"/>
    </style:style>
    <style:style style:name="T378" style:family="text">
      <style:text-properties style:font-name="Abyssinica SIL" officeooo:rsid="0028f703"/>
    </style:style>
    <style:style style:name="T379" style:family="text">
      <style:text-properties style:font-name="Abyssinica SIL" officeooo:rsid="00317a71"/>
    </style:style>
    <style:style style:name="T380" style:family="text">
      <style:text-properties style:font-name="Abyssinica SIL" officeooo:rsid="002a48b4"/>
    </style:style>
    <style:style style:name="T381" style:family="text">
      <style:text-properties style:font-name="Abyssinica SIL" fo:font-weight="bold" style:font-weight-asian="bold" style:font-weight-complex="bold"/>
    </style:style>
    <style:style style:name="T382" style:family="text">
      <style:text-properties style:font-name="Abyssinica SIL" fo:font-weight="bold" officeooo:rsid="00317a71" style:font-weight-asian="bold" style:font-weight-complex="bold"/>
    </style:style>
    <style:style style:name="T383" style:family="text">
      <style:text-properties style:font-name="Abyssinica SIL" fo:font-weight="normal" officeooo:rsid="002a48b4" style:font-weight-asian="normal" style:font-weight-complex="normal"/>
    </style:style>
    <style:style style:name="T384" style:family="text">
      <style:text-properties style:font-name="Abyssinica SIL" fo:font-weight="normal" officeooo:rsid="0015d45e" style:font-weight-asian="normal" style:font-weight-complex="normal"/>
    </style:style>
    <style:style style:name="T385" style:family="text">
      <style:text-properties style:font-name="Abyssinica SIL" fo:font-weight="normal" officeooo:rsid="00171016" style:font-weight-asian="normal" style:font-weight-complex="normal"/>
    </style:style>
    <style:style style:name="T386" style:family="text">
      <style:text-properties style:font-name="Abyssinica SIL" fo:font-weight="normal" officeooo:rsid="0018c57b" style:font-weight-asian="normal" style:font-weight-complex="normal"/>
    </style:style>
    <style:style style:name="T387" style:family="text">
      <style:text-properties style:font-name="Abyssinica SIL" fo:font-weight="normal" officeooo:rsid="0018cfc6" style:font-weight-asian="normal" style:font-weight-complex="normal"/>
    </style:style>
    <style:style style:name="T388" style:family="text">
      <style:text-properties style:font-name="Abyssinica SIL" fo:font-weight="normal" officeooo:rsid="0034622c" style:font-weight-asian="normal" style:font-weight-complex="normal"/>
    </style:style>
    <style:style style:name="T389" style:family="text">
      <style:text-properties style:font-name="Abyssinica SIL" fo:font-weight="normal" officeooo:rsid="001ab4ad" style:font-weight-asian="normal" style:font-weight-complex="normal"/>
    </style:style>
    <style:style style:name="T390" style:family="text">
      <style:text-properties style:font-name="Abyssinica SIL" fo:font-weight="normal" officeooo:rsid="001e6b1f" style:font-weight-asian="normal" style:font-weight-complex="normal"/>
    </style:style>
    <style:style style:name="T391" style:family="text">
      <style:text-properties style:font-name="Abyssinica SIL" fo:font-weight="normal" officeooo:rsid="001f548f" style:font-weight-asian="normal" style:font-weight-complex="normal"/>
    </style:style>
    <style:style style:name="T392" style:family="text">
      <style:text-properties style:font-name="Abyssinica SIL" fo:font-weight="normal" officeooo:rsid="003007bd" style:font-weight-asian="normal" style:font-weight-complex="normal"/>
    </style:style>
    <style:style style:name="T393" style:family="text">
      <style:text-properties style:font-name="Abyssinica SIL" fo:font-weight="normal" officeooo:rsid="0035c3aa" style:font-weight-asian="normal" style:font-weight-complex="normal"/>
    </style:style>
    <style:style style:name="T394" style:family="text">
      <style:text-properties style:font-name="Abyssinica SIL" fo:font-weight="normal" officeooo:rsid="0021218d" style:font-weight-asian="normal" style:font-weight-complex="normal"/>
    </style:style>
    <style:style style:name="T395" style:family="text">
      <style:text-properties style:font-name="Abyssinica SIL" officeooo:rsid="002d283d"/>
    </style:style>
    <style:style style:name="T396" style:family="text">
      <style:text-properties style:font-name="Abyssinica SIL" officeooo:rsid="0018c57b"/>
    </style:style>
    <style:style style:name="T397" style:family="text">
      <style:text-properties style:font-name="Abyssinica SIL" style:text-underline-style="solid" style:text-underline-width="auto" style:text-underline-color="font-color" fo:font-weight="bold" officeooo:rsid="001f548f" style:font-weight-asian="bold" style:font-weight-complex="bold"/>
    </style:style>
    <style:style style:name="T398" style:family="text">
      <style:text-properties style:font-name="Abyssinica SIL" fo:font-style="normal" style:text-underline-style="none" fo:font-weight="normal" style:font-style-asian="normal" style:font-weight-asian="normal" style:font-style-complex="normal" style:font-weight-complex="normal"/>
    </style:style>
    <style:style style:name="T399" style:family="text">
      <style:text-properties style:font-name="Abyssinica SIL" fo:font-style="normal" style:text-underline-style="none" fo:font-weight="normal" officeooo:rsid="0037cb9d" style:font-style-asian="normal" style:font-weight-asian="normal" style:font-style-complex="normal" style:font-weight-complex="normal"/>
    </style:style>
    <style:style style:name="T400" style:family="text">
      <style:text-properties style:font-name="Abyssinica SIL" fo:font-style="normal" style:text-underline-style="none" fo:font-weight="normal" officeooo:rsid="002a48b4" style:font-style-asian="normal" style:font-weight-asian="normal" style:font-style-complex="normal" style:font-weight-complex="normal"/>
    </style:style>
    <style:style style:name="T401" style:family="text">
      <style:text-properties style:font-name="Abyssinica SIL" fo:font-style="normal" style:text-underline-style="none" fo:font-weight="normal" officeooo:rsid="00317a71" style:font-style-asian="normal" style:font-weight-asian="normal" style:font-style-complex="normal" style:font-weight-complex="normal"/>
    </style:style>
    <style:style style:name="T402" style:family="text">
      <style:text-properties style:font-name="Abyssinica SIL" fo:font-style="normal" style:text-underline-style="none" fo:font-weight="normal" officeooo:rsid="002c00e6" style:font-style-asian="normal" style:font-weight-asian="normal" style:font-style-complex="normal" style:font-weight-complex="normal"/>
    </style:style>
    <style:style style:name="T403" style:family="text">
      <style:text-properties style:font-name="Abyssinica SIL" fo:font-style="normal" style:text-underline-style="none" fo:font-weight="normal" officeooo:rsid="003ae389" style:font-style-asian="normal" style:font-weight-asian="normal" style:font-style-complex="normal" style:font-weight-complex="normal"/>
    </style:style>
    <style:style style:name="T404" style:family="text">
      <style:text-properties style:font-name="Abyssinica SIL" fo:font-style="normal" style:text-underline-style="none" fo:font-weight="normal" officeooo:rsid="002d283d" style:font-style-asian="normal" style:font-weight-asian="normal" style:font-style-complex="normal" style:font-weight-complex="normal"/>
    </style:style>
    <style:style style:name="T405" style:family="text">
      <style:text-properties style:font-name="Abyssinica SIL" style:text-underline-style="none" officeooo:rsid="0028bf05"/>
    </style:style>
    <style:style style:name="T406" style:family="text">
      <style:text-properties style:font-name="Abyssinica SIL" style:text-underline-style="none" officeooo:rsid="002a48b4"/>
    </style:style>
    <style:style style:name="T407" style:family="text">
      <style:text-properties style:font-name="Abyssinica SIL" style:text-underline-style="none" officeooo:rsid="00317a71"/>
    </style:style>
    <style:style style:name="T408" style:family="text">
      <style:text-properties style:font-name="Abyssinica SIL" style:font-size-asian="12pt"/>
    </style:style>
    <style:style style:name="T409" style:family="text">
      <style:text-properties style:font-name="Abyssinica SIL" officeooo:rsid="00171016" style:font-size-asian="12pt"/>
    </style:style>
    <style:style style:name="T410" style:family="text">
      <style:text-properties style:font-name="Abyssinica SIL" officeooo:rsid="0034622c" style:font-size-asian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 text:c="7"/>Installation <text:s/>openstack rocky service par <text:s/>service </text:p>
      <text:p text:style-name="P5"/>
      <text:p text:style-name="P6"/>
      <text:p text:style-name="P7">1)environnement :</text:p>
      <text:p text:style-name="P8"/>
      <text:p text:style-name="P8"><text:s/>a)sécurité :</text:p>
      <text:p text:style-name="P8">pour accepter les caractères spéciaux entré dans le mot de passe :</text:p>
      <text:p text:style-name="P15">$ openssl rand -hex 10</text:p>
      <text:p text:style-name="P15">→ 5254d6acef68517f5a33</text:p>
      <text:h text:style-name="P94" text:outline-level="2"><text:span text:style-name="T126">b)</text:span>Configurer les interfaces réseau</text:h>
      <text:p text:style-name="P16">Fixez votre adresse IP </text:p>
      <text:h text:style-name="P93" text:outline-level="2"><text:span text:style-name="T314">Configurer la résolution de nom</text:span><text:a xlink:type="simple" xlink:href="https://docs.openstack.org/fr/install-guide/environment-networking-controller.html#configure-name-resolution" text:style-name="Internet_20_link" text:visited-style-name="Visited_20_Internet_20_Link"><text:span text:style-name="T314">¶</text:span></text:a></text:h>
      <text:p text:style-name="P12"><text:span text:style-name="T314">Définir le gnathostome du nœud à </text:span><text:span text:style-name="Source_20_Text"><text:span text:style-name="T314">controller</text:span></text:span><text:span text:style-name="T314">. /</text:span><text:span text:style-name="T332">etc/hostname</text:span></text:p>
      <text:p text:style-name="P12"><text:span text:style-name="T314">Éditer le fichier </text:span><text:span text:style-name="Source_20_Text"><text:span text:style-name="T314">/etc/hosts</text:span></text:span><text:span text:style-name="T314"> pour qu’il contienne ce qui suit :</text:span></text:p>
      <text:p text:style-name="P15"/>
      <text:p text:style-name="P8"><text:s/><text:span text:style-name="T126">c</text:span>)paquets openstack :</text:p>
      <text:p text:style-name="P3"><text:span text:style-name="T98">#</text:span> apt-<text:span text:style-name="T126">get</text:span> install software-properties-common</text:p>
      <text:p text:style-name="P15">#add-apt-repository cloud-archive:rocky</text:p>
      <text:p text:style-name="P8"/>
      <text:p text:style-name="P4"><text:span text:style-name="T99">base de Finaliser</text:span> l’installation</text:p>
      <text:p text:style-name="P11">Mettre à jour les packages sur tous les nœuds :</text:p>
      <text:p text:style-name="P47"># apt-<text:span text:style-name="T126">get</text:span> update &amp;&amp; apt dist-upgrade</text:p>
      <text:p text:style-name="P39">#reboot</text:p>
      <text:p text:style-name="P48"><text:span text:style-name="T126"># </text:span>apt-<text:span text:style-name="T126">get</text:span> install python-openstackclient</text:p>
      <text:p text:style-name="P39"/>
      <text:p text:style-name="P9"><text:s/><text:span text:style-name="T126">d)</text:span>donnée SQL </text:p>
      <text:p text:style-name="P10"/>
      <text:p text:style-name="P10">*install le paquet </text:p>
      <text:p text:style-name="P15"># apt-<text:span text:style-name="T126">get</text:span> install mariadb-server python-pymysql</text:p>
      <text:p text:style-name="P15"/>
      <text:p text:style-name="P28"><text:span text:style-name="T302">*</text:span><text:span text:style-name="T315">Créer </text:span><text:span text:style-name="T303">et éditer le fichier </text:span><text:span text:style-name="Source_20_Text"><text:span text:style-name="T302">/etc/mysql/mariadb.conf.d/99-openstack.cnf </text:span></text:span><text:span text:style-name="Source_20_Text"><text:span text:style-name="T303">comme suit :</text:span></text:span></text:p>
      <text:p text:style-name="P13"><text:span text:style-name="Source_20_Text"><text:span text:style-name="T315">[mysqld]</text:span></text:span></text:p>
      <text:p text:style-name="P18"><text:soft-page-break/>bind-address = <text:span text:style-name="T21">192.168.1.251</text:span></text:p>
      <text:p text:style-name="P18"/>
      <text:p text:style-name="P18">default-storage-engine = innodb</text:p>
      <text:p text:style-name="P18">innodb_file_per_table = on</text:p>
      <text:p text:style-name="P18">max_connections = 4096</text:p>
      <text:p text:style-name="P18">collation-server = utf8_general_ci</text:p>
      <text:p text:style-name="P47">character-set-server = utf8</text:p>
      <text:p text:style-name="P13"><text:span text:style-name="Source_20_Text"><text:span text:style-name="T315">*redémarrer le service SQL</text:span></text:span></text:p>
      <text:p text:style-name="P13"><text:span text:style-name="Source_20_Text"><text:span text:style-name="T315"># service mysql restart</text:span></text:span></text:p>
      <text:p text:style-name="P13"><text:span text:style-name="Source_20_Text"><text:span text:style-name="T315">*pour sécuriser le service base de donnée </text:span></text:span></text:p>
      <text:p text:style-name="P13"><text:span text:style-name="Source_20_Text"><text:span text:style-name="T315"># mysql_secure_installation</text:span></text:span></text:p>
      <text:p text:style-name="P14"><text:span text:style-name="Source_20_Text"><text:span text:style-name="T316">et repondrez aux questions par y</text:span></text:span></text:p>
      <text:p text:style-name="P29"><text:span text:style-name="Source_20_Text"><text:span text:style-name="T304">d)</text:span></text:span><text:span text:style-name="Source_20_Text"><text:span text:style-name="T317">File de message :</text:span></text:span></text:p>
      <text:p text:style-name="P29"><text:span text:style-name="Source_20_Text"><text:span text:style-name="T317">*install le paquet :</text:span></text:span></text:p>
      <text:p text:style-name="P29"><text:span text:style-name="Source_20_Text"><text:span text:style-name="T317"># apt-</text:span></text:span><text:span text:style-name="Source_20_Text"><text:span text:style-name="T316">get</text:span></text:span><text:span text:style-name="Source_20_Text"><text:span text:style-name="T317"> install rabbitmq-server</text:span></text:span></text:p>
      <text:p text:style-name="P29"><text:span text:style-name="Source_20_Text"><text:span text:style-name="T317"/></text:span></text:p>
      <text:p text:style-name="P29"><text:span text:style-name="Source_20_Text"><text:span text:style-name="T317">*Ajouter l’utilisateur openstack</text:span></text:span></text:p>
      <text:p text:style-name="P29"><text:span text:style-name="Source_20_Text"><text:span text:style-name="T317"># rabbitmqctl add_user openstack </text:span></text:span><text:span text:style-name="Source_20_Text"><text:span text:style-name="T316">mind</text:span></text:span></text:p>
      <text:p text:style-name="P18"/>
      <text:p text:style-name="P47">Creating user "openstack" ...</text:p>
      <text:p text:style-name="P29"><text:span text:style-name="Source_20_Text"><text:span text:style-name="T317"/></text:span></text:p>
      <text:p text:style-name="P29"><text:span text:style-name="Source_20_Text"><text:span text:style-name="T317"/></text:span></text:p>
      <text:p text:style-name="P29"><text:span text:style-name="Source_20_Text"><text:span text:style-name="T317">*</text:span></text:span><text:span text:style-name="Source_20_Text"><text:span text:style-name="T304">Permet la configuration, les accès en lecture et écriture pour l’utilisateur alpenstock.</text:span></text:span></text:p>
      <text:p text:style-name="P28"><text:span text:style-name="Source_20_Text"><text:span text:style-name="T305"># rabbitmqctl set_permissions openstack ".*" ".*" ".*"</text:span></text:span></text:p>
      <text:p text:style-name="P18"/>
      <text:p text:style-name="P47">Setting permissions for user "openstack" in vhost "/" ...</text:p>
      <text:p text:style-name="P28"><text:span text:style-name="Source_20_Text"><text:span text:style-name="T305"/></text:span></text:p>
      <text:p text:style-name="P30"><text:span text:style-name="Source_20_Text"><text:span text:style-name="T305">e)memcached :</text:span></text:span></text:p>
      <text:p text:style-name="P30"><text:span text:style-name="Source_20_Text"><text:span text:style-name="T305">*install le paquet :</text:span></text:span></text:p>
      <text:p text:style-name="P30"><text:span text:style-name="Source_20_Text"><text:span text:style-name="T305"># apt-</text:span></text:span><text:span text:style-name="Source_20_Text"><text:span text:style-name="T306">get</text:span></text:span><text:span text:style-name="Source_20_Text"><text:span text:style-name="T305"> install memcached python-memcache</text:span></text:span></text:p>
      <text:p text:style-name="P30"><text:span text:style-name="Source_20_Text"><text:span text:style-name="T305"/></text:span></text:p>
      <text:p text:style-name="P30"><text:span text:style-name="Source_20_Text"><text:span text:style-name="T305">*éditer</text:span></text:span><text:span text:style-name="Source_20_Text"><text:span text:style-name="T307"> le fichier /etc/memcached.conf</text:span></text:span></text:p>
      <text:p text:style-name="P30"><text:span text:style-name="Source_20_Text"><text:span text:style-name="T307">-l 192.168.1.251</text:span></text:span></text:p>
      <text:p text:style-name="P30"><text:span text:style-name="Source_20_Text"><text:span text:style-name="T307"/></text:span></text:p>
      <text:p text:style-name="P30"><text:span text:style-name="Source_20_Text"><text:span text:style-name="T307"/></text:span></text:p>
      <text:p text:style-name="P30"><text:span text:style-name="Source_20_Text"><text:span text:style-name="T307">*restart le service memcached </text:span></text:span></text:p>
      <text:p text:style-name="P30"><text:span text:style-name="Source_20_Text"><text:span text:style-name="T307"># service memcached restart</text:span></text:span></text:p>
      <text:p text:style-name="P30"><text:span text:style-name="Source_20_Text"><text:span text:style-name="T307"/></text:span></text:p>
      <text:p text:style-name="P31"><text:soft-page-break/><text:span text:style-name="Source_20_Text"><text:span text:style-name="T308">f)etcd :un magasin de clé-valeur distribué fiable pour verrouiller des clés distribuées, stocker des configurations, tracer l’état des services.</text:span></text:span></text:p>
      <text:p text:style-name="P31"><text:span text:style-name="Source_20_Text"><text:span text:style-name="T308">*install le paquet :</text:span></text:span></text:p>
      <text:p text:style-name="P31"><text:span text:style-name="Source_20_Text"><text:span text:style-name="T308"># </text:span></text:span><text:span text:style-name="Source_20_Text"><text:span text:style-name="T306">a</text:span></text:span><text:span text:style-name="Source_20_Text"><text:span text:style-name="T308">pt-</text:span></text:span><text:span text:style-name="Source_20_Text"><text:span text:style-name="T306">get</text:span></text:span><text:span text:style-name="Source_20_Text"><text:span text:style-name="T308"> install etcd</text:span></text:span></text:p>
      <text:p text:style-name="P31"><text:span text:style-name="Source_20_Text"><text:span text:style-name="T308">*éditer le fichier comme suit :</text:span></text:span></text:p>
      <text:p text:style-name="P31"><text:span text:style-name="Source_20_Text"><text:span text:style-name="T308">ETCD_NAME="controller"</text:span></text:span></text:p>
      <text:p text:style-name="P18">ETCD_DATA_DIR="/var/lib/etcd"</text:p>
      <text:p text:style-name="P18">ETCD_INITIAL_CLUSTER_STATE="new"</text:p>
      <text:p text:style-name="P18">ETCD_INITIAL_CLUSTER_TOKEN="etcd-cluster-01"</text:p>
      <text:p text:style-name="P18">ETCD_INITIAL_CLUSTER="controller=http://<text:span text:style-name="T46">192.168.251</text:span>:2380"</text:p>
      <text:p text:style-name="P18">ETCD_INITIAL_ADVERTISE_PEER_URLS="http://<text:span text:style-name="T46">192.168.251</text:span>:2380"</text:p>
      <text:p text:style-name="P18">ETCD_ADVERTISE_CLIENT_URLS="http://1<text:span text:style-name="T46">92.168.251</text:span>:2379"</text:p>
      <text:p text:style-name="P18">ETCD_LISTEN_PEER_URLS="http://0.0.0.0:2380"</text:p>
      <text:p text:style-name="P75"><text:span text:style-name="T314">ETCD_LISTEN_CLIENT_URLS="</text:span><text:a xlink:type="simple" xlink:href="http://192.168.2.251:2379/" text:style-name="Internet_20_link" text:visited-style-name="Visited_20_Internet_20_Link"><text:span text:style-name="T314">http://1</text:span></text:a><text:a xlink:type="simple" xlink:href="http://192.168.2.251:2379/" text:style-name="Internet_20_link" text:visited-style-name="Visited_20_Internet_20_Link"><text:span text:style-name="T318">92.168.</text:span></text:a><text:a xlink:type="simple" xlink:href="http://192.168.2.251:2379/" text:style-name="Internet_20_link" text:visited-style-name="Visited_20_Internet_20_Link"><text:span text:style-name="T331">1</text:span></text:a><text:a xlink:type="simple" xlink:href="http://192.168.2.251:2379/" text:style-name="Internet_20_link" text:visited-style-name="Visited_20_Internet_20_Link"><text:span text:style-name="T318">.251</text:span></text:a><text:a xlink:type="simple" xlink:href="http://192.168.2.251:2379/" text:style-name="Internet_20_link" text:visited-style-name="Visited_20_Internet_20_Link"><text:span text:style-name="T314">:2379</text:span></text:a><text:span text:style-name="T314">"</text:span></text:p>
      <text:p text:style-name="P47">*Activer et démarrer le service etcd</text:p>
      <text:p text:style-name="P31"><text:span text:style-name="Source_20_Text"><text:span text:style-name="T308"># systemctl enable etcd</text:span></text:span></text:p>
      <text:p text:style-name="P47"># systemctl start etcd</text:p>
      <text:p text:style-name="P32"><text:span text:style-name="Source_20_Text"><text:span text:style-name="T333">2)service keystone</text:span></text:span></text:p>
      <text:p text:style-name="P32"><text:span text:style-name="Source_20_Text"><text:span text:style-name="T309">*</text:span></text:span><text:span text:style-name="Source_20_Text"><text:span text:style-name="T310">utiliser</text:span></text:span><text:span text:style-name="Source_20_Text"><text:span text:style-name="T309"> le client bade de donnée </text:span></text:span></text:p>
      <text:p text:style-name="P32"><text:span text:style-name="Source_20_Text"><text:span text:style-name="T309"># mysql</text:span></text:span></text:p>
      <text:p text:style-name="P32"><text:span text:style-name="Source_20_Text"><text:span text:style-name="T309"/></text:span></text:p>
      <text:p text:style-name="P32"><text:span text:style-name="Source_20_Text"><text:span text:style-name="T309">*crier base de donnée keystone </text:span></text:span></text:p>
      <text:p text:style-name="P32"><text:span text:style-name="Source_20_Text"><text:span text:style-name="T309">MariaDB [(none)]&gt;CREATE DATABASE keystone;</text:span></text:span></text:p>
      <text:p text:style-name="P32"><text:span text:style-name="Source_20_Text"><text:span text:style-name="T309"/></text:span></text:p>
      <text:p text:style-name="P32"><text:span text:style-name="Source_20_Text"><text:span text:style-name="T309">*donnée le </text:span></text:span><text:span text:style-name="Source_20_Text"><text:span text:style-name="T310">privilège</text:span></text:span><text:span text:style-name="Source_20_Text"><text:span text:style-name="T309"> :</text:span></text:span></text:p>
      <text:p text:style-name="P32"><text:span text:style-name="Source_20_Text"><text:span text:style-name="T309">MariaDB [(none)]&gt; GRANT ALL PRIVILEGES ON keystone.* TO 'keystone'@'localhost' \</text:span></text:span></text:p>
      <text:p text:style-name="P18">IDENTIFIED BY '<text:span text:style-name="T47">mind</text:span>';</text:p>
      <text:p text:style-name="P18">MariaDB [(none)]&gt; GRANT ALL PRIVILEGES ON keystone.* TO 'keystone'@'%' \</text:p>
      <text:p text:style-name="P47">IDENTIFIED BY <text:span text:style-name="T47">mind</text:span>';</text:p>
      <text:p text:style-name="P47">*<text:span text:style-name="T47">exit base de donnée </text:span></text:p>
      <text:p text:style-name="P40">exit </text:p>
      <text:p text:style-name="P40">*installer les paquets :</text:p>
      <text:p text:style-name="P49"># apt-<text:span text:style-name="T128">get</text:span> install keystone <text:s/>apache2 libapache2-mod-wsgi</text:p>
      <text:p text:style-name="P76"><text:soft-page-break/><text:span text:style-name="T314">*</text:span><text:span text:style-name="T319">éditer le fichier </text:span><text:span text:style-name="Source_20_Text"><text:span text:style-name="T314">/etc/keystone/keystone.conf </text:span></text:span><text:span text:style-name="Source_20_Text"><text:span text:style-name="T320">comme suit :</text:span></text:span></text:p>
      <text:p text:style-name="P76"><text:span text:style-name="Source_20_Text"><text:span text:style-name="T314">[database]</text:span></text:span></text:p>
      <text:p text:style-name="P18"># ...</text:p>
      <text:p text:style-name="P47">connection = mysql+pymysql://keystone:<text:span text:style-name="T48">mind@</text:span>controller/keystone</text:p>
      <text:p text:style-name="P47">[token]</text:p>
      <text:p text:style-name="P18"># ...</text:p>
      <text:p text:style-name="P47">provider = fernet</text:p>
      <text:p text:style-name="P47"/>
      <text:p text:style-name="P77"><text:span text:style-name="T314">*</text:span><text:bookmark text:name="tw-target-text"/><text:span text:style-name="Source_20_Text"><text:span text:style-name="T334">Remplir la base de données du service d'identité</text:span></text:span></text:p>
      <text:p text:style-name="P50"># su -s /bin/sh -c "keystone-manage db_sync" keystone</text:p>
      <text:p text:style-name="P47">*<text:bookmark text:name="tw-target-text1"/><text:span text:style-name="T49">Remplir la base de données</text:span></text:p>
      <text:p text:style-name="P59"># keystone-manage fernet_setup --keystone-user keystone --keystone-group keystone</text:p>
      <text:p text:style-name="P47"># keystone-manage credential_setup --keystone-user keystone --keystone-group keystone</text:p>
      <text:p text:style-name="P47"><text:span text:style-name="T49">*</text:span><text:bookmark text:name="tw-target-text2"/><text:span text:style-name="T49">Démarrer le service d'identité</text:span></text:p>
      <text:p text:style-name="P59"/>
      <text:p text:style-name="P47"># keystone-manage bootstrap --bootstrap-password <text:span text:style-name="T61">mind</text:span> \</text:p>
      <text:p text:style-name="P18"><text:s text:c="2"/>--bootstrap-admin-url http://controller:5000/v3/ \</text:p>
      <text:p text:style-name="P18"><text:s text:c="2"/>--bootstrap-internal-url http://controller:5000/v3/ \</text:p>
      <text:p text:style-name="P18"><text:s text:c="2"/>--bootstrap-public-url http://controller:5000/v3/ \</text:p>
      <text:p text:style-name="P47"><text:s text:c="2"/>--bootstrap-region-id RegionOne</text:p>
      <text:p text:style-name="P47">*<text:span text:style-name="T61">configuration du service apache2 :</text:span></text:p>
      <text:p text:style-name="P75"><text:span text:style-name="T314"><text:s text:c="3"/>-</text:span><text:span text:style-name="T319">éditer le ficher </text:span><text:span text:style-name="Source_20_Text"><text:span text:style-name="T314">/etc/apache2/apache2.conf </text:span></text:span><text:span text:style-name="Source_20_Text"><text:span text:style-name="T321">comme suit </text:span></text:span></text:p>
      <text:p text:style-name="P75"><text:span text:style-name="Source_20_Text"><text:span text:style-name="T322">ajoutez </text:span></text:span><text:span text:style-name="Source_20_Text"><text:span text:style-name="T314">ServerName controller</text:span></text:span></text:p>
      <text:p text:style-name="P47"><text:s text:c="3"/>-<text:span text:style-name="T61">rédemarrer le service </text:span></text:p>
      <text:p text:style-name="P47"><text:soft-page-break/># service apache2 restart</text:p>
      <text:p text:style-name="P50"><text:s text:c="2"/>-<text:bookmark text:name="tw-target-text3"/><text:span text:style-name="T49">Configurer le compte administratif</text:span></text:p>
      <text:p text:style-name="P77"><text:span text:style-name="Source_20_Text"><text:span text:style-name="T309">$ export OS_USERNAME=admin</text:span></text:span></text:p>
      <text:p text:style-name="P18">$ export OS_PASSWORD=ADMIN_PASS</text:p>
      <text:p text:style-name="P18">$ export OS_PROJECT_NAME=admin</text:p>
      <text:p text:style-name="P18">$ export OS_USER_DOMAIN_NAME=Default</text:p>
      <text:p text:style-name="P18">$ export OS_PROJECT_DOMAIN_NAME=Default</text:p>
      <text:p text:style-name="P18">$ export OS_AUTH_URL=http://controller:5000/v3</text:p>
      <text:p text:style-name="P47">$ export OS_IDENTITY_API_VERSION=3</text:p>
      <text:p text:style-name="P32"><text:span text:style-name="Source_20_Text"><text:span text:style-name="T309"><text:s text:c="2"/></text:span></text:span><text:span text:style-name="Source_20_Text"><text:span text:style-name="T311">creation d’un domaine ,projet ,utilisateur et rôle </text:span></text:span></text:p>
      <text:p text:style-name="P24"/>
      <text:p text:style-name="P19"><text:span text:style-name="T49"><text:s/>-</text:span><text:bookmark text:name="tw-target-text5"/><text:span text:style-name="T49">Créer le projet de service</text:span></text:p>
      <text:p text:style-name="P24">$ openstack project create --domain default \</text:p>
      <text:p text:style-name="P47"><text:s text:c="2"/>--description "Service Project" service</text:p>
      <text:p text:style-name="P19"><text:span text:style-name="T49"><text:s text:c="2"/>-</text:span><text:bookmark text:name="tw-target-text7"/><text:span text:style-name="T49">crée le projet myproject et l'utilisateur myuser :</text:span></text:p>
      <text:p text:style-name="P24"/>
      <text:p text:style-name="P32"><text:span text:style-name="Source_20_Text"><text:span text:style-name="T312">$ openstack project create --domain default \</text:span></text:span></text:p>
      <text:p text:style-name="P47"><text:s text:c="2"/>--description "Demo Project" myproject</text:p>
      <text:p text:style-name="P32"><text:span text:style-name="Source_20_Text"><text:span text:style-name="T312">$ openstack user create --domain default \</text:span></text:span></text:p>
      <text:p text:style-name="P47"><text:s text:c="2"/>--password-prompt myuser</text:p>
      <text:p text:style-name="P47"><text:s text:c="2"/>-créer<text:span text:style-name="T62"> le role</text:span></text:p>
      <text:p text:style-name="P32"><text:span text:style-name="Source_20_Text"><text:span text:style-name="T312">$openstack rôle create myrole</text:span></text:span></text:p>
      <text:p text:style-name="P32"><text:span text:style-name="Source_20_Text"><text:span text:style-name="T312"/></text:span></text:p>
      <text:p text:style-name="P32"><text:span text:style-name="Source_20_Text"><text:span text:style-name="T312"><text:s text:c="2"/>-</text:span></text:span><text:bookmark text:name="tw-target-text8"/><text:span text:style-name="T334">Ajoutez le rôle myrole au projet myproject et à l'utilisateur myuser</text:span></text:p>
      <text:p text:style-name="P32"><text:span text:style-name="Source_20_Text"><text:span text:style-name="T312">$ openstack role add --project myproject --user myuser myrole</text:span></text:span></text:p>
      <text:p text:style-name="P32"><text:span text:style-name="Source_20_Text"><text:span text:style-name="T312"/></text:span></text:p>
      <text:p text:style-name="P32"><text:span text:style-name="Source_20_Text"><text:span text:style-name="T312"/></text:span></text:p>
      <text:p text:style-name="P20"><text:span text:style-name="T49">*</text:span><text:span text:style-name="T58">vérification</text:span><text:span text:style-name="T50"> :</text:span></text:p>
      <text:p text:style-name="P20"><text:span text:style-name="T50"><text:s text:c="3"/>-</text:span><text:bookmark text:name="tw-target-text9"/><text:span text:style-name="T49">Désactiver les variables temporaires d'environnement</text:span></text:p>
      <text:p text:style-name="P25">$ unset OS_AUTH_URL OS_PASSWORD</text:p>
      <text:p text:style-name="P25"/>
      <text:p text:style-name="P22"/>
      <text:p text:style-name="P33"><text:span text:style-name="Source_20_Text"><text:span text:style-name="T341"><text:s text:c="3"/>-</text:span></text:span><text:bookmark text:name="tw-target-text10"/><text:span text:style-name="Source_20_Text"><text:span text:style-name="T341">demandez un jeton d'authentification </text:span></text:span><text:span text:style-name="Source_20_Text"><text:span text:style-name="T342">en tant que </text:span></text:span><text:span text:style-name="Source_20_Text"><text:span text:style-name="T343">utilisateur</text:span></text:span><text:span text:style-name="Source_20_Text"><text:span text:style-name="T342"> admin :</text:span></text:span></text:p>
      <text:p text:style-name="P33"><text:span text:style-name="Source_20_Text"><text:span text:style-name="T342">$ openstack --os-auth-url http://controller:5000/v3 \</text:span></text:span></text:p>
      <text:p text:style-name="P18"><text:s text:c="2"/>--os-project-domain-name Default --os-user-domain-name Default \</text:p>
      <text:p text:style-name="P47"><text:soft-page-break/><text:s text:c="2"/>--os-project-name admin --os-username admin token issue</text:p>
      <text:p text:style-name="P33"><text:span text:style-name="Source_20_Text"><text:span text:style-name="T342"/></text:span></text:p>
      <text:p text:style-name="P34"><text:span text:style-name="Source_20_Text"><text:span text:style-name="T342"><text:s text:c="4"/></text:span></text:span><text:span text:style-name="Source_20_Text"><text:span text:style-name="T341">-</text:span></text:span><text:bookmark text:name="tw-target-text101"/><text:span text:style-name="Source_20_Text"><text:span text:style-name="T341">demandez un jeton d'authentification </text:span></text:span><text:span text:style-name="Source_20_Text"><text:span text:style-name="T342">en tant que utulisateur myuser :</text:span></text:span></text:p>
      <text:p text:style-name="P34"><text:span text:style-name="Source_20_Text"><text:span text:style-name="T342">$ openstack --os-auth-url http://controller:5000/v3 \</text:span></text:span></text:p>
      <text:p text:style-name="P18"><text:s text:c="2"/>--os-project-domain-name Default --os-user-domain-name Default \</text:p>
      <text:p text:style-name="P47"><text:s text:c="2"/>--os-project-name myproject --os-username myuser token issue</text:p>
      <text:p text:style-name="P34"><text:span text:style-name="Source_20_Text"><text:span text:style-name="T342"/></text:span></text:p>
      <text:p text:style-name="P34"><text:span text:style-name="Source_20_Text"><text:span text:style-name="T342"><text:s text:c="2"/>*</text:span></text:span><text:bookmark text:name="tw-target-text11"/><text:span text:style-name="T334">Créer des scripts d'environnement client OpenStack :</text:span></text:p>
      <text:p text:style-name="P34"><text:span text:style-name="T334"><text:s text:c="4"/>-</text:span><text:span text:style-name="T335">crée</text:span><text:span text:style-name="T336"> et </text:span><text:span text:style-name="T335">éditer</text:span><text:span text:style-name="T336"> le fichier </text:span><text:span text:style-name="Source_20_Text"><text:span text:style-name="T336">admin-openrc comme suit :</text:span></text:span></text:p>
      <text:p text:style-name="P34"><text:span text:style-name="Source_20_Text"><text:span text:style-name="T336">export OS_PROJECT_DOMAIN_NAME=Default</text:span></text:span></text:p>
      <text:p text:style-name="P18">export OS_USER_DOMAIN_NAME=Default</text:p>
      <text:p text:style-name="P18">export OS_PROJECT_NAME=admin</text:p>
      <text:p text:style-name="P18">export OS_USERNAME=admin</text:p>
      <text:p text:style-name="P18">export OS_PASSWORD=<text:span text:style-name="T63">mind</text:span></text:p>
      <text:p text:style-name="P18">export OS_AUTH_URL=http://controller:5000/v3</text:p>
      <text:p text:style-name="P18">export OS_IDENTITY_API_VERSION=3</text:p>
      <text:p text:style-name="P47">export OS_IMAGE_API_VERSION=2</text:p>
      <text:p text:style-name="P34"><text:span text:style-name="Source_20_Text"><text:span text:style-name="T336"><text:s text:c="4"/>-crere et éditer le fichier demo-openrc comme suit :</text:span></text:span></text:p>
      <text:p text:style-name="P34"><text:span text:style-name="Source_20_Text"><text:span text:style-name="T336">export OS_PROJECT_DOMAIN_NAME=Default</text:span></text:span></text:p>
      <text:p text:style-name="P18">export OS_USER_DOMAIN_NAME=Default</text:p>
      <text:p text:style-name="P18">export OS_PROJECT_NAME=myproject</text:p>
      <text:p text:style-name="P18">export OS_USERNAME=myuser</text:p>
      <text:p text:style-name="P18">export OS_PASSWORD=<text:span text:style-name="T63">mind</text:span></text:p>
      <text:p text:style-name="P18">export OS_AUTH_URL=http://controller:5000/v3</text:p>
      <text:p text:style-name="P18">export OS_IDENTITY_API_VERSION=3</text:p>
      <text:p text:style-name="P47">export OS_IMAGE_API_VERSION=2</text:p>
      <text:p text:style-name="P51"><text:s text:c="3"/>-<text:bookmark text:name="tw-target-text12"/><text:span text:style-name="T49">Chargez le fichier admin-openrc pour renseigner les variables d'environnement avec l'emplacement du service Identité et les informations d'identification du projet et de l'utilisateur admin :</text:span></text:p>
      <text:p text:style-name="P60"><text:s text:c="2"/>$ . admin-openrc</text:p>
      <text:p text:style-name="P34"><text:span text:style-name="Source_20_Text"><text:span text:style-name="T336"><text:s text:c="3"/>-</text:span></text:span><text:bookmark text:name="tw-target-text13"/><text:span text:style-name="T334">Demander un jeton d'authentification</text:span></text:p>
      <text:p text:style-name="P26"/>
      <text:p text:style-name="P34"><text:span text:style-name="Source_20_Text"><text:span text:style-name="T336">$openstack token issue</text:span></text:span></text:p>
      <text:p text:style-name="P34"><text:span text:style-name="Source_20_Text"><text:span text:style-name="T336"/></text:span></text:p>
      <text:p text:style-name="P34"><text:span text:style-name="Source_20_Text"><text:span text:style-name="T342"/></text:span></text:p>
      <text:p text:style-name="P34"><text:soft-page-break/><text:span text:style-name="Source_20_Text"><text:span text:style-name="T344">3)service glance:</text:span></text:span></text:p>
      <text:p text:style-name="P34"><text:span text:style-name="Source_20_Text"><text:span text:style-name="T345"/></text:span></text:p>
      <text:p text:style-name="P34"><text:span text:style-name="Source_20_Text"><text:span text:style-name="T345">*</text:span></text:span><text:span text:style-name="Source_20_Text"><text:span text:style-name="T346">les paquets</text:span></text:span></text:p>
      <text:p text:style-name="P35"><text:span text:style-name="Source_20_Text"><text:span text:style-name="T346">-connecter a la base de donnée et créer une base de donnée glance </text:span></text:span></text:p>
      <text:p text:style-name="P35"><text:span text:style-name="Source_20_Text"><text:span text:style-name="T347">#</text:span></text:span><text:span text:style-name="Source_20_Text"><text:span text:style-name="T346">mysql </text:span></text:span></text:p>
      <text:p text:style-name="P35"><text:span text:style-name="Source_20_Text"><text:span text:style-name="T346">MariaDB [(none)]&gt; CREATE DATABASE glance;</text:span></text:span></text:p>
      <text:p text:style-name="P35"><text:span text:style-name="Source_20_Text"><text:span text:style-name="T346"/></text:span></text:p>
      <text:p text:style-name="P35"><text:span text:style-name="Source_20_Text"><text:span text:style-name="T346">-donnée le </text:span></text:span><text:span text:style-name="Source_20_Text"><text:span text:style-name="T348">privilège</text:span></text:span><text:span text:style-name="Source_20_Text"><text:span text:style-name="T346">:</text:span></text:span></text:p>
      <text:p text:style-name="P35"><text:span text:style-name="Source_20_Text"><text:span text:style-name="T346">MariaDB [(none)]&gt; GRANT ALL PRIVILEGES ON glance.* TO 'glance'@'localhost' \</text:span></text:span></text:p>
      <text:p text:style-name="P18"><text:s text:c="2"/>IDENTIFIED BY '<text:span text:style-name="T64">mind</text:span>';</text:p>
      <text:p text:style-name="P18">MariaDB [(none)]&gt; GRANT ALL PRIVILEGES ON glance.* TO 'glance'@'%' \</text:p>
      <text:p text:style-name="P47"><text:s text:c="2"/>IDENTIFIED BY '<text:span text:style-name="T64">mind</text:span>';</text:p>
      <text:p text:style-name="P35"><text:span text:style-name="Source_20_Text"><text:span text:style-name="T346">-</text:span></text:span><text:span text:style-name="Source_20_Text"><text:span text:style-name="T348">exit</text:span></text:span><text:span text:style-name="Source_20_Text"><text:span text:style-name="T346"> base de </text:span></text:span><text:span text:style-name="Source_20_Text"><text:span text:style-name="T348">donnée</text:span></text:span><text:span text:style-name="Source_20_Text"><text:span text:style-name="T346"> </text:span></text:span></text:p>
      <text:p text:style-name="P35"><text:span text:style-name="Source_20_Text"><text:span text:style-name="T346">exit </text:span></text:span></text:p>
      <text:p text:style-name="P35"><text:span text:style-name="Source_20_Text"><text:span text:style-name="T346">-</text:span></text:span><text:bookmark text:name="tw-target-text14"/><text:span text:style-name="T334">Sourcez les informations d'identification:</text:span></text:p>
      <text:p text:style-name="P27">$ . admin-openrc</text:p>
      <text:p text:style-name="P27"/>
      <text:p text:style-name="P21"><text:span text:style-name="T49">-</text:span><text:span text:style-name="T52">creation de l’utulisateur glance:</text:span></text:p>
      <text:p text:style-name="P23">$ openstack user create --domain default --password-prompt glance</text:p>
      <text:p text:style-name="P23"/>
      <text:p text:style-name="P21"><text:span text:style-name="T52">-</text:span><text:bookmark text:name="tw-target-text15"/><text:span text:style-name="T49">Ajouter le rôle d'administrateur au projet d'utilisateur et de service de </text:span><text:span text:style-name="T52">projet:</text:span></text:p>
      <text:p text:style-name="P23">$ openstack role add --project service --user glance admin</text:p>
      <text:p text:style-name="P23"/>
      <text:p text:style-name="P23">-création de service glance:</text:p>
      <text:p text:style-name="P23">$ openstack service create --name glance \</text:p>
      <text:p text:style-name="P47"><text:s text:c="2"/>--description "OpenStack Image" image</text:p>
      <text:p text:style-name="P21"><text:span text:style-name="T52">-</text:span><text:bookmark text:name="tw-target-text16"/><text:span text:style-name="T49">Créez les points de terminaison de l'API du service image</text:span></text:p>
      <text:p text:style-name="P23"/>
      <text:p text:style-name="P23">$ openstack endpoint create --region RegionOne \</text:p>
      <text:p text:style-name="P47"><text:s text:c="2"/>image public http://controller:9292</text:p>
      <text:p text:style-name="P23">$ openstack endpoint create --region RegionOne \</text:p>
      <text:p text:style-name="P47"><text:s text:c="2"/>image internal http://controller:9292</text:p>
      <text:p text:style-name="P18">$ openstack endpoint create --region RegionOne \</text:p>
      <text:p text:style-name="P47"><text:s text:c="2"/>image admin http://controller:9292</text:p>
      <text:p text:style-name="P23"><text:soft-page-break/>-installer le paquet:</text:p>
      <text:p text:style-name="P23"># apt-<text:span text:style-name="T129">get</text:span> install glance</text:p>
      <text:p text:style-name="P23"/>
      <text:p text:style-name="P35"><text:span text:style-name="T337">-éditer le fichier </text:span><text:span text:style-name="Source_20_Text"><text:span text:style-name="T337">/etc/glance/glance-api.conf comme suit:</text:span></text:span></text:p>
      <text:p text:style-name="P36"><text:span text:style-name="Source_20_Text"><text:span text:style-name="T338">configurez la connection avec la base de données dans la section database </text:span></text:span></text:p>
      <text:p text:style-name="P35"><text:span text:style-name="Source_20_Text"><text:span text:style-name="T337">[database]</text:span></text:span></text:p>
      <text:p text:style-name="P18"># ...</text:p>
      <text:p text:style-name="P47">connection = mysql+pymysql://glance:<text:span text:style-name="T64">mind</text:span>@controller/glance</text:p>
      <text:p text:style-name="P41">configurer l’access au service keystone dans la section keystone_authtoken</text:p>
      <text:p text:style-name="P47">[keystone_authtoken]</text:p>
      <text:p text:style-name="P18"># ...</text:p>
      <text:p text:style-name="P18">www_authenticate_uri = http://controller:5000</text:p>
      <text:p text:style-name="P18">auth_url = http://controller:5000</text:p>
      <text:p text:style-name="P18">memcached_servers = controller:11211</text:p>
      <text:p text:style-name="P18">auth_type = password</text:p>
      <text:p text:style-name="P18">project_domain_name = Default</text:p>
      <text:p text:style-name="P18">user_domain_name = Default</text:p>
      <text:p text:style-name="P18">project_name = service</text:p>
      <text:p text:style-name="P18">username = glance</text:p>
      <text:p text:style-name="P18">password = <text:span text:style-name="T64">mind</text:span></text:p>
      <text:p text:style-name="P18"/>
      <text:p text:style-name="P18">[paste_deploy]</text:p>
      <text:p text:style-name="P18"># ...</text:p>
      <text:p text:style-name="P47">flavor = keystone</text:p>
      <text:p text:style-name="P47">[glance_store]</text:p>
      <text:p text:style-name="P18"># ...</text:p>
      <text:p text:style-name="P18">stores = file,http</text:p>
      <text:p text:style-name="P18">default_store = file</text:p>
      <text:p text:style-name="P47">filesystem_store_datadir = /var/lib/glance/images/</text:p>
      <text:p text:style-name="P75"><text:span text:style-name="T314">-</text:span><text:span text:style-name="T319">éditer le fichier </text:span><text:span text:style-name="Source_20_Text"><text:span text:style-name="T314">/etc/glance/glance-registry.conf </text:span></text:span><text:span text:style-name="Source_20_Text"><text:span text:style-name="T323">comme suit :</text:span></text:span></text:p>
      <text:p text:style-name="P75"><text:span text:style-name="Source_20_Text"><text:span text:style-name="T314">[database]</text:span></text:span></text:p>
      <text:p text:style-name="P18"># ...</text:p>
      <text:p text:style-name="P47">connection = mysql+pymysql://glance:<text:span text:style-name="T64">mind</text:span>@controller/glance</text:p>
      <text:p text:style-name="P75"><text:soft-page-break/><text:span text:style-name="Source_20_Text"><text:span text:style-name="T314">[keystone_authtoken]</text:span></text:span></text:p>
      <text:p text:style-name="P18"># ...</text:p>
      <text:p text:style-name="P18">www_authenticate_uri = http://controller:5000</text:p>
      <text:p text:style-name="P18">auth_url = http://controller:5000</text:p>
      <text:p text:style-name="P18">memcached_servers = controller:11211</text:p>
      <text:p text:style-name="P18">auth_type = password</text:p>
      <text:p text:style-name="P18">project_domain_name = Default</text:p>
      <text:p text:style-name="P18">user_domain_name = Default</text:p>
      <text:p text:style-name="P18">project_name = service</text:p>
      <text:p text:style-name="P18">username = glance</text:p>
      <text:p text:style-name="P18">password = <text:span text:style-name="T64">mind</text:span></text:p>
      <text:p text:style-name="P18"/>
      <text:p text:style-name="P18">[paste_deploy]</text:p>
      <text:p text:style-name="P18"># ...</text:p>
      <text:p text:style-name="P47">flavor = keystone</text:p>
      <text:p text:style-name="P75"><text:span text:style-name="Source_20_Text"><text:span text:style-name="T314">-</text:span></text:span><text:span text:style-name="Source_20_Text"><text:span text:style-name="T323">remplir base de donnée</text:span></text:span></text:p>
      <text:p text:style-name="P75"><text:span text:style-name="Source_20_Text"><text:span text:style-name="T314"># su -s /bin/sh -c "glance-manage db_sync" glance</text:span></text:span></text:p>
      <text:p text:style-name="P75"><text:span text:style-name="Source_20_Text"><text:span text:style-name="T314">-</text:span></text:span><text:span text:style-name="Source_20_Text"><text:span text:style-name="T323">restart le service d’image :</text:span></text:span></text:p>
      <text:p text:style-name="P75"><text:span text:style-name="Source_20_Text"><text:span text:style-name="T314"># service glance-registry restart</text:span></text:span></text:p>
      <text:p text:style-name="P47"># service glance-api restart</text:p>
      <text:p text:style-name="P75"><text:span text:style-name="Source_20_Text"><text:span text:style-name="T314">*</text:span></text:span><text:span text:style-name="Source_20_Text"><text:span text:style-name="T323">verification :</text:span></text:span></text:p>
      <text:p text:style-name="P75"><text:span text:style-name="Source_20_Text"><text:span text:style-name="T314">$ . admin-openrc</text:span></text:span></text:p>
      <text:p text:style-name="P75"><text:span text:style-name="Source_20_Text"><text:span text:style-name="T314">-</text:span></text:span><text:span text:style-name="Source_20_Text"><text:span text:style-name="T323">télécharger l’image </text:span></text:span></text:p>
      <text:p text:style-name="P78"><text:span text:style-name="Source_20_Text"><text:span text:style-name="T314">$ wget </text:span></text:span><text:a xlink:type="simple" xlink:href="http://download.cirros-cloud.net/0.4.0/cirros-0.4.0-x86_64-disk.img" text:style-name="Internet_20_link" text:visited-style-name="Visited_20_Internet_20_Link"><text:span text:style-name="Source_20_Text"><text:span text:style-name="T314">http://download.cirros-cloud.net/0.4.0/cirros-0.4.0-x86_64-disk.img</text:span></text:span></text:a></text:p>
      <text:p text:style-name="P78"><text:span text:style-name="Source_20_Text"><text:span text:style-name="T334">-</text:span></text:span><text:span text:style-name="T334">Téléchargez l'image sur le service Image à l'aide du format de disque QCOW2, du format de conteneur nu et de la visibilité publique afin que tous les projets puissent y accéder.</text:span></text:p>
      <text:p text:style-name="P75"><text:span text:style-name="Source_20_Text"><text:span text:style-name="T314">$ openstack image create "cirros" \</text:span></text:span></text:p>
      <text:p text:style-name="P18"><text:s text:c="2"/>--file cirros-0.4.0-x86_64-disk.img \</text:p>
      <text:p text:style-name="P18"><text:s text:c="2"/>--disk-format qcow2 --container-format bare \</text:p>
      <text:p text:style-name="P47"><text:s text:c="2"/>--public</text:p>
      <text:p text:style-name="P75"><text:soft-page-break/><text:span text:style-name="Source_20_Text"><text:span text:style-name="T314">-</text:span></text:span><text:bookmark text:name="tw-target-text18"/><text:span text:style-name="T334">Confirmez le téléchargement de l'image et validez les attributs :</text:span></text:p>
      <text:p text:style-name="P59">$ openstack image list</text:p>
      <text:p text:style-name="P61">4)service nova :</text:p>
      <text:p text:style-name="P62">nova controller </text:p>
      <text:p text:style-name="P52"><text:span text:style-name="T60">*</text:span><text:bookmark text:name="tw-target-text19"/><text:span text:style-name="T49"> Po</text:span><text:bookmark text:name="tw-target-text20"/><text:span text:style-name="T49">ur créer les bases de données, procédez comme suit:</text:span></text:p>
      <text:p text:style-name="P84"><text:bookmark text:name="tw-target-text21"/>        -<text:span text:style-name="T49">Utilisez le client d'accès à la base de données</text:span></text:p>
      <text:p text:style-name="P89"># mysql</text:p>
      <text:p text:style-name="P84"><text:span text:style-name="T49"><text:s text:c="3"/>-</text:span><text:span text:style-name="T58">créer</text:span><text:span text:style-name="T53"> la base de donnée </text:span></text:p>
      <text:p text:style-name="P86">MariaDB [(none)]&gt; CREATE DATABASE nova_api;</text:p>
      <text:p text:style-name="P18">MariaDB [(none)]&gt; CREATE DATABASE nova;</text:p>
      <text:p text:style-name="P18">MariaDB [(none)]&gt; CREATE DATABASE nova_cell0;</text:p>
      <text:p text:style-name="P47">MariaDB [(none)]&gt; CREATE DATABASE placement;<text:span text:style-name="T53"> </text:span></text:p>
      <text:p text:style-name="P89"><text:s text:c="2"/>-<text:span text:style-name="T65">donnée le privilège :</text:span></text:p>
      <text:p text:style-name="P89">MariaDB [(none)]&gt; GRANT ALL PRIVILEGES ON nova_api.* TO 'nova'@'localhost' \</text:p>
      <text:p text:style-name="P18"><text:s text:c="2"/>IDENTIFIED BY '<text:span text:style-name="T65">mind</text:span>';</text:p>
      <text:p text:style-name="P18">MariaDB [(none)]&gt; GRANT ALL PRIVILEGES ON nova_api.* TO 'nova'@'%' \</text:p>
      <text:p text:style-name="P18"><text:s text:c="2"/>IDENTIFIED BY '<text:span text:style-name="T65">mind</text:span>';</text:p>
      <text:p text:style-name="P18"/>
      <text:p text:style-name="P18">MariaDB [(none)]&gt; GRANT ALL PRIVILEGES ON nova.* TO 'nova'@'localhost' \</text:p>
      <text:p text:style-name="P18"><text:s text:c="2"/>IDENTIFIED BY '<text:span text:style-name="T65">mind</text:span>';</text:p>
      <text:p text:style-name="P18">MariaDB [(none)]&gt; GRANT ALL PRIVILEGES ON nova.* TO 'nova'@'%' \</text:p>
      <text:p text:style-name="P18"><text:s text:c="2"/>IDENTIFIED BY '<text:span text:style-name="T65">mind</text:span>';</text:p>
      <text:p text:style-name="P18"/>
      <text:p text:style-name="P18">MariaDB [(none)]&gt; GRANT ALL PRIVILEGES ON nova_cell0.* TO 'nova'@'localhost' \</text:p>
      <text:p text:style-name="P18"><text:s text:c="2"/>IDENTIFIED BY '<text:span text:style-name="T65">mind</text:span>';</text:p>
      <text:p text:style-name="P18">MariaDB [(none)]&gt; GRANT ALL PRIVILEGES ON nova_cell0.* TO 'nova'@'%' \</text:p>
      <text:p text:style-name="P18"><text:soft-page-break/><text:s text:c="2"/>IDENTIFIED BY '<text:span text:style-name="T65">mind</text:span>';</text:p>
      <text:p text:style-name="P18"/>
      <text:p text:style-name="P18">MariaDB <text:span text:style-name="T96">[(none)]&gt; GRANT ALL PRIVILEGES ON placement.* TO 'placement'@'localhost' \</text:span></text:p>
      <text:p text:style-name="P17"><text:s text:c="2"/>IDENTIFIED BY '<text:span text:style-name="T65">mind</text:span>';</text:p>
      <text:p text:style-name="P17">MariaDB [(none)]&gt; GRANT ALL PRIVILEGES ON placement.* TO 'placement'@'%' \</text:p>
      <text:p text:style-name="P72"><text:s text:c="2"/>IDENTIFIED BY '<text:span text:style-name="T65">mind</text:span>';</text:p>
      <text:p text:style-name="P87">exit</text:p>
      <text:p text:style-name="P87">$ . admin-openrc</text:p>
      <text:p text:style-name="P87">-<text:span text:style-name="T124">créer</text:span> <text:span text:style-name="T124">utilisateur</text:span> nova :</text:p>
      <text:p text:style-name="P87">$ openstack user create --domain default --password-prompt nova</text:p>
      <text:p text:style-name="P85"><text:span text:style-name="T54">-</text:span><text:bookmark text:name="tw-target-text6"/><text:span text:style-name="T49">Ajouter le rôle d'administrateur à l'utilisateur nova :</text:span></text:p>
      <text:p text:style-name="P85"><text:span text:style-name="T54">$</text:span><text:span text:style-name="T49">openstack role add --project service --user nova admin</text:span></text:p>
      <text:p text:style-name="P85"><text:span text:style-name="T49">-</text:span><text:bookmark text:name="tw-target-text17"/><text:span text:style-name="T49">Créer l'entité de service nova :</text:span></text:p>
      <text:p text:style-name="P90">$ openstack service create --name nova \</text:p>
      <text:p text:style-name="P47"><text:s text:c="2"/>--description "OpenStack Compute" compute</text:p>
      <text:p text:style-name="P90">-Create the Compute API service endpoints:</text:p>
      <text:p text:style-name="P90">$ openstack endpoint create --region RegionOne \</text:p>
      <text:p text:style-name="P47"><text:s text:c="2"/>compute public http://controller:8774/v2.1</text:p>
      <text:p text:style-name="P90">$ openstack endpoint create --region RegionOne \</text:p>
      <text:p text:style-name="P47"><text:s text:c="2"/>compute internal http://controller:8774/v2.1</text:p>
      <text:p text:style-name="P90">$ openstack endpoint create --region RegionOne \</text:p>
      <text:p text:style-name="P47"><text:s text:c="2"/>compute admin http://controller:8774/v2.1</text:p>
      <text:p text:style-name="P85"><text:span text:style-name="T49">-</text:span><text:bookmark text:name="tw-target-text22"/><text:span text:style-name="T49">Créez un utilisateur de service</text:span></text:p>
      <text:p text:style-name="P87">$ openstack user create --domain default --password-prompt placement</text:p>
      <text:p text:style-name="P85"><text:soft-page-break/><text:span text:style-name="T54"><text:s/>-</text:span><text:bookmark text:name="tw-target-text23"/><text:span text:style-name="T49">Ajouter l'utilisateur de placement au projet de service avec le rôle admin</text:span></text:p>
      <text:p text:style-name="P90">$ openstack role add --project service --user placement admin</text:p>
      <text:p text:style-name="P85"><text:span text:style-name="T49">-</text:span><text:bookmark text:name="tw-target-text24"/><text:span text:style-name="T49">Créer l'entrée de l'API d'emplacement dans le catalogue de services:</text:span></text:p>
      <text:p text:style-name="P90">$ openstack service create --name placement \</text:p>
      <text:p text:style-name="P47"><text:s text:c="2"/>--description "Placement API" placement</text:p>
      <text:p text:style-name="P85"><text:span text:style-name="T49">-</text:span><text:bookmark text:name="tw-target-text25"/><text:span text:style-name="T49">Créer les points de terminaison du service API de placement</text:span></text:p>
      <text:p text:style-name="P90">$ openstack endpoint create --region RegionOne \</text:p>
      <text:p text:style-name="P47"><text:s text:c="2"/>placement public http://controller:8778</text:p>
      <text:p text:style-name="P18">$ openstack endpoint create --region RegionOne \</text:p>
      <text:p text:style-name="P47"><text:s text:c="2"/>placement internal http://controller:8778</text:p>
      <text:p text:style-name="P18">$ openstack endpoint create --region RegionOne \</text:p>
      <text:p text:style-name="P47"><text:s text:c="2"/>placement admin http://controller:8778</text:p>
      <text:p text:style-name="P90"/>
      <text:p text:style-name="P90"/>
      <text:p text:style-name="P85"><text:span text:style-name="T49">-</text:span><text:span text:style-name="T55">installer les paquets </text:span></text:p>
      <text:p text:style-name="P88"># apt-<text:span text:style-name="T131">get</text:span> install nova-api nova-conductor nova-consoleauth \</text:p>
      <text:p text:style-name="P47"><text:s text:c="2"/>nova-novncproxy nova-scheduler nova-placement-api</text:p>
      <text:p text:style-name="P75"><text:span text:style-name="T314">-éditer</text:span><text:span text:style-name="T324"> le fichier </text:span><text:span text:style-name="Source_20_Text"><text:span text:style-name="T314">/etc/nova/nova.conf </text:span></text:span><text:span text:style-name="Source_20_Text"><text:span text:style-name="T324">comme suit :</text:span></text:span></text:p>
      <text:p text:style-name="P75"><text:span text:style-name="Source_20_Text"><text:span text:style-name="T314">[api_database]</text:span></text:span></text:p>
      <text:p text:style-name="P18"># ...</text:p>
      <text:p text:style-name="P18">connection = mysql+pymysql://nova:<text:span text:style-name="T66">mind</text:span>@controller/nova_api</text:p>
      <text:p text:style-name="P18"/>
      <text:p text:style-name="P18">[database]</text:p>
      <text:p text:style-name="P18"># ...</text:p>
      <text:p text:style-name="P18">connection = mysql+pymysql://nova:<text:span text:style-name="T66">mind</text:span>@controller/nova</text:p>
      <text:p text:style-name="P18"/>
      <text:p text:style-name="P18"><text:soft-page-break/>[placement_database]</text:p>
      <text:p text:style-name="P18"># ...</text:p>
      <text:p text:style-name="P47">connection = mysql+pymysql://placement:<text:span text:style-name="T66">mind</text:span>@controller/placement</text:p>
      <text:p text:style-name="P47">[DEFAULT]</text:p>
      <text:p text:style-name="P18"># ...</text:p>
      <text:p text:style-name="P47">transport_url = rabbit://openstack:RABBIT_PASS@controller</text:p>
      <text:p text:style-name="P47">[api]</text:p>
      <text:p text:style-name="P18"># ...</text:p>
      <text:p text:style-name="P18">auth_strategy = keystone</text:p>
      <text:p text:style-name="P18"/>
      <text:p text:style-name="P18">[keystone_authtoken]</text:p>
      <text:p text:style-name="P18"># ...</text:p>
      <text:p text:style-name="P18">auth_url = http://controller:5000/v3</text:p>
      <text:p text:style-name="P18">memcached_servers = controller:11211</text:p>
      <text:p text:style-name="P18">auth_type = password</text:p>
      <text:p text:style-name="P18">project_domain_name = default</text:p>
      <text:p text:style-name="P18">user_domain_name = default</text:p>
      <text:p text:style-name="P18">project_name = service</text:p>
      <text:p text:style-name="P18">username = nova</text:p>
      <text:p text:style-name="P47">password = <text:span text:style-name="T66">mind</text:span></text:p>
      <text:p text:style-name="P47">[DEFAULT]</text:p>
      <text:p text:style-name="P18"># ...</text:p>
      <text:p text:style-name="P47">my_ip = 1<text:span text:style-name="T66">92.168.1.251</text:span></text:p>
      <text:p text:style-name="P47">[DEFAULT]</text:p>
      <text:p text:style-name="P18"># ...</text:p>
      <text:p text:style-name="P18">use_neutron = true</text:p>
      <text:p text:style-name="P47">firewall_driver = nova.virt.firewall.NoopFirewallDriver</text:p>
      <text:p text:style-name="P47">[vnc]</text:p>
      <text:p text:style-name="P47">enabled = true</text:p>
      <text:p text:style-name="P18"># ...</text:p>
      <text:p text:style-name="P18">server_listen = $my_ip</text:p>
      <text:p text:style-name="P47">server_proxyclient_address = $my_ip</text:p>
      <text:p text:style-name="P47"><text:soft-page-break/>[glance]</text:p>
      <text:p text:style-name="P18"># ...</text:p>
      <text:p text:style-name="P47">api_servers = http://controller:9292</text:p>
      <text:p text:style-name="P47">[oslo_concurrency]</text:p>
      <text:p text:style-name="P18"># ...</text:p>
      <text:p text:style-name="P47">lock_path = /var/lib/nova/tmp</text:p>
      <text:p text:style-name="P47">[placement]</text:p>
      <text:p text:style-name="P18"># ...</text:p>
      <text:p text:style-name="P18">region_name = RegionOne</text:p>
      <text:p text:style-name="P18">project_domain_name = Default</text:p>
      <text:p text:style-name="P18">project_name = service</text:p>
      <text:p text:style-name="P18">auth_type = password</text:p>
      <text:p text:style-name="P18">user_domain_name = Default</text:p>
      <text:p text:style-name="P18">auth_url = http://controller:5000/v3</text:p>
      <text:p text:style-name="P18">username = placement</text:p>
      <text:p text:style-name="P47">password = <text:span text:style-name="T66">mind</text:span></text:p>
      <text:p text:style-name="P38">-remplir la base de donnée nova_api</text:p>
      <text:p text:style-name="P53"># su -s /bin/sh -c "nova-manage api_db sync" nova</text:p>
      <text:p text:style-name="P47">-<text:bookmark text:name="tw-target-text26"/><text:span text:style-name="T49">Enregistrez la base de données cell0:</text:span></text:p>
      <text:p text:style-name="P47"># su -s /bin/sh -c "nova-manage cell_v2 map_cell0" nova</text:p>
      <text:p text:style-name="P47">-<text:span text:style-name="T66">crer le cll1 :</text:span></text:p>
      <text:p text:style-name="P47"># su -s /bin/sh -c "nova-manage cell_v2 create_cell --name=cell1 --verbose" nova</text:p>
      <text:p text:style-name="P47">109e1d4b-536a-40d0-83c6-5f121b82b650</text:p>
      <text:p text:style-name="P53">-<text:span text:style-name="T66">remplir la base de donnée nova </text:span></text:p>
      <text:p text:style-name="P53"># su -s /bin/sh -c "nova-manage db sync" nova</text:p>
      <text:p text:style-name="P53">-<text:bookmark text:name="tw-target-text27"/><text:span text:style-name="T49">Vérifiez que nova cell0 et cell1 sont correctement enregistrés:</text:span></text:p>
      <text:p text:style-name="P53"># su -s /bin/sh -c "nova-manage cell_v2 list_cells" nova</text:p>
      <text:p text:style-name="P53"><text:soft-page-break/>-<text:span text:style-name="T66">finaliser l’installation </text:span></text:p>
      <text:p text:style-name="P53"># service nova-api restart</text:p>
      <text:p text:style-name="P18"># service nova-consoleauth restart</text:p>
      <text:p text:style-name="P18"># service nova-scheduler restart</text:p>
      <text:p text:style-name="P18"># service nova-conductor restart</text:p>
      <text:p text:style-name="P47"># service nova-novncproxy restart</text:p>
      <text:p text:style-name="P53"/>
      <text:p text:style-name="P47"/>
      <text:p text:style-name="P47"/>
      <text:p text:style-name="P73"><text:span text:style-name="Source_20_Text"><text:span text:style-name="T314">nova compute</text:span></text:span></text:p>
      <text:p text:style-name="P73"><text:span text:style-name="Source_20_Text"><text:span text:style-name="T350">*installation et configuration :</text:span></text:span></text:p>
      <text:p text:style-name="P73"><text:span text:style-name="Source_20_Text"><text:span text:style-name="T350">-installer le paquet :</text:span></text:span></text:p>
      <text:p text:style-name="P73"><text:span text:style-name="Source_20_Text"><text:span text:style-name="T350"># apt-</text:span></text:span><text:span text:style-name="Source_20_Text"><text:span text:style-name="T351">get</text:span></text:span><text:span text:style-name="Source_20_Text"><text:span text:style-name="T350"> install nova-compute</text:span></text:span></text:p>
      <text:p text:style-name="P79"><text:span text:style-name="Source_20_Text"><text:span text:style-name="T349">-</text:span></text:span><text:span text:style-name="Source_20_Text"><text:span text:style-name="T348">éditer</text:span></text:span><text:span text:style-name="Source_20_Text"><text:span text:style-name="T349"> le fichier </text:span></text:span><text:span text:style-name="Source_20_Text"><text:span text:style-name="T350">/etc/nova/nova.conf</text:span></text:span><text:span text:style-name="Source_20_Text"><text:span text:style-name="T349"> comme suit </text:span></text:span></text:p>
      <text:p text:style-name="P79"><text:span text:style-name="Source_20_Text"><text:span text:style-name="T349">[DEFAULT]</text:span></text:span></text:p>
      <text:p text:style-name="P18"># ...</text:p>
      <text:p text:style-name="P47">transport_url = rabbit://openstack:<text:span text:style-name="T95">mind</text:span>@controller</text:p>
      <text:p text:style-name="P79"><text:span text:style-name="Source_20_Text"><text:span text:style-name="T349">[api]</text:span></text:span></text:p>
      <text:p text:style-name="P18"># ...</text:p>
      <text:p text:style-name="P18">auth_strategy = keystone</text:p>
      <text:p text:style-name="P18"/>
      <text:p text:style-name="P18">[keystone_authtoken]</text:p>
      <text:p text:style-name="P18"># ...</text:p>
      <text:p text:style-name="P18">auth_url = http://controller:5000/v3</text:p>
      <text:p text:style-name="P18">memcached_servers = controller:11211</text:p>
      <text:p text:style-name="P18">auth_type = password</text:p>
      <text:p text:style-name="P18">project_domain_name = default</text:p>
      <text:p text:style-name="P18">user_domain_name = default</text:p>
      <text:p text:style-name="P18">project_name = service</text:p>
      <text:p text:style-name="P18">username = nova</text:p>
      <text:p text:style-name="P54"><text:soft-page-break/>password = <text:span text:style-name="T95">mind</text:span></text:p>
      <text:p text:style-name="P79"><text:span text:style-name="Source_20_Text"><text:span text:style-name="T349">[DEFAULT]</text:span></text:span></text:p>
      <text:p text:style-name="P18"># ...</text:p>
      <text:p text:style-name="P47">my_ip = <text:span text:style-name="T95">192.168.1.251</text:span></text:p>
      <text:p text:style-name="P47">[DEFAULT]</text:p>
      <text:p text:style-name="P18"># ...</text:p>
      <text:p text:style-name="P18">use_neutron = true</text:p>
      <text:p text:style-name="P47">firewall_driver = nova.virt.firewall.NoopFirewallDriver</text:p>
      <text:p text:style-name="P47">[vnc]</text:p>
      <text:p text:style-name="P18"># ...</text:p>
      <text:p text:style-name="P18">enabled = true</text:p>
      <text:p text:style-name="P18">server_listen = 0.0.0.0</text:p>
      <text:p text:style-name="P18">server_proxyclient_address = $my_ip</text:p>
      <text:p text:style-name="P47">novncproxy_base_url = http://controller:6080/vnc_auto.html</text:p>
      <text:p text:style-name="P47">[glance]</text:p>
      <text:p text:style-name="P18"># ...</text:p>
      <text:p text:style-name="P47">api_servers = http://controller:9292</text:p>
      <text:p text:style-name="P47"/>
      <text:p text:style-name="P47"/>
      <text:p text:style-name="P47">[oslo_concurrency]</text:p>
      <text:p text:style-name="P18"># ...</text:p>
      <text:p text:style-name="P47">lock_path = /var/lib/nova/tmp</text:p>
      <text:p text:style-name="P47">[placement]</text:p>
      <text:p text:style-name="P18"># ...</text:p>
      <text:p text:style-name="P18">region_name = RegionOne</text:p>
      <text:p text:style-name="P18">project_domain_name = Default</text:p>
      <text:p text:style-name="P18">project_name = service</text:p>
      <text:p text:style-name="P18">auth_type = password</text:p>
      <text:p text:style-name="P18">user_domain_name = Default</text:p>
      <text:p text:style-name="P18">auth_url = http://controller:5000/v3</text:p>
      <text:p text:style-name="P18"><text:soft-page-break/>username = placement</text:p>
      <text:p text:style-name="P47">password = <text:span text:style-name="T95">mind</text:span></text:p>
      <text:section text:style-name="Sect1" text:name="tw-target">
        <text:section text:style-name="Sect1" text:name="tw-target-text-container">
          <text:p text:style-name="P89"><text:bookmark text:name="tw-target-text28"/>-Déterminez si votre <text:span text:style-name="T124">nœud</text:span> de traitement prend en charge l'accélération matérielle pour les machines virtuelles:</text:p>
        </text:section>
      </text:section>
      <text:p text:style-name="P47"><text:span text:style-name="T95">$</text:span>egrep -c '(vmx|svm)' /proc/cpuinfo</text:p>
      <text:p text:style-name="P47">-<text:bookmark text:name="tw-target-text31"/><text:span text:style-name="T49">Si cette commande renvoie une valeur supérieure ou égale à 1, votre nœud de calcul prend en charge l'accélération matérielle, qui ne nécessite généralement aucune configuration supplémentaire.</text:span></text:p>
      <text:p text:style-name="P91"/>
      <text:p text:style-name="P92">Si cette commande renvoie la valeur zéro, votre noeud de traitement ne prend pas en charge l'accélération matérielle et vous devez configurer libvirt pour qu'il utilise QEMU au lieu de KVM.</text:p>
      <text:p text:style-name="P91"/>
      <text:p text:style-name="P84">    <text:span text:style-name="T49">Modifiez la section [libvirt] du fichier /etc/nova/nova-compute.conf comme suit:</text:span></text:p>
      <text:p text:style-name="P75"><text:span text:style-name="Source_20_Text"><text:span text:style-name="T314">[libvirt]</text:span></text:span></text:p>
      <text:p text:style-name="P18"># ...</text:p>
      <text:p text:style-name="P47">virt_type = qemu</text:p>
      <text:p text:style-name="P75"><text:span text:style-name="Source_20_Text"><text:span text:style-name="T314">-</text:span></text:span><text:span text:style-name="Source_20_Text"><text:span text:style-name="T325">restart le service compute </text:span></text:span></text:p>
      <text:p text:style-name="P75"><text:span text:style-name="Source_20_Text"><text:span text:style-name="T314"># service nova-compute restart</text:span></text:span></text:p>
      <text:p text:style-name="P75"><text:span text:style-name="Source_20_Text"><text:span text:style-name="T314">$ . admin-openrc</text:span></text:span></text:p>
      <text:p text:style-name="P75"><text:span text:style-name="Source_20_Text"><text:span text:style-name="T314">-</text:span></text:span><text:bookmark text:name="tw-target-text32"/><text:span text:style-name="Source_20_Text"><text:span text:style-name="T334">puis confirmez qu'il y a des hôtes de </text:span></text:span><text:span text:style-name="Source_20_Text"><text:span text:style-name="T339">compute</text:span></text:span><text:span text:style-name="Source_20_Text"><text:span text:style-name="T334"> dans la base de données:</text:span></text:span></text:p>
      <text:p text:style-name="P75"><text:span text:style-name="Source_20_Text"><text:span text:style-name="T334">$ openstack compute service list --service nova-compute</text:span></text:span></text:p>
      <text:p text:style-name="P75"><text:span text:style-name="Source_20_Text"><text:span text:style-name="T334">-</text:span></text:span><text:bookmark text:name="tw-target-text-container"/><text:bookmark text:name="tw-target-text33"/><text:span text:style-name="T334">Découvrez les hôtes de </text:span><text:span text:style-name="T340">compute</text:span></text:p>
      <text:p text:style-name="P58"># su -s /bin/sh -c "nova-manage cell_v2 discover_hosts --verbose" nova</text:p>
      <text:p text:style-name="P75"><text:span text:style-name="T340">-editer le fichier </text:span><text:span text:style-name="Source_20_Text"><text:span text:style-name="T340">/etc/nova/nova.conf</text:span></text:span><text:span text:style-name="T340">:</text:span></text:p>
      <text:p text:style-name="P58">[scheduler]</text:p>
      <text:p text:style-name="P47">discover_hosts_in_cells_interval = 300</text:p>
      <text:p text:style-name="P58"><text:soft-page-break/>*<text:span text:style-name="T124">vérification</text:span> :</text:p>
      <text:p text:style-name="P58">$ . admin-openrc</text:p>
      <text:p text:style-name="P47"><text:span text:style-name="T57">-</text:span><text:bookmark text:name="tw-target-text-container1"/><text:bookmark text:name="tw-target-text34"/><text:span text:style-name="T49">Répertoriez les composants de service pour vérifier le lancement et l'enregistrement de chaque processus</text:span></text:p>
      <text:p text:style-name="P59">$ openstack compute service list</text:p>
      <text:p text:style-name="P47"><text:span text:style-name="T49">-</text:span><text:span text:style-name="T57">les services installés</text:span></text:p>
      <text:p text:style-name="P58">$ openstack catalog list</text:p>
      <text:p text:style-name="P58">-les images téléchargée </text:p>
      <text:p text:style-name="P58">$ openstack image list</text:p>
      <text:p text:style-name="P47">- <text:bookmark text:name="tw-target-text-container3"/><text:bookmark text:name="tw-target-text36"/><text:span text:style-name="T49">Vérifiez que les cellules et l'API de positionnement fonctionnent correctement:</text:span></text:p>
      <text:p text:style-name="P59"># nova-status upgrade check</text:p>
      <text:p text:style-name="P63">5)service neutron </text:p>
      <text:p text:style-name="P64">controller node</text:p>
      <text:p text:style-name="P47">*<text:span text:style-name="T117">crier base de donnée neutron </text:span></text:p>
      <text:p text:style-name="P47"># mysql</text:p>
      <text:p text:style-name="P47">MariaDB [(none)]<text:span text:style-name="T117">&gt;</text:span>CREATE DATABASE neutron;</text:p>
      <text:p text:style-name="P47">*<text:span text:style-name="T117">donnée le privilège :</text:span></text:p>
      <text:p text:style-name="P47">MariaDB [(none)]&gt; GRANT ALL PRIVILEGES ON neutron.* TO 'neutron'@'localhost' \</text:p>
      <text:p text:style-name="P18"><text:s text:c="2"/>IDENTIFIED BY '<text:span text:style-name="T117">mind</text:span>';</text:p>
      <text:p text:style-name="P18">MariaDB [(none)]&gt; GRANT ALL PRIVILEGES ON neutron.* TO 'neutron'@'%' \</text:p>
      <text:p text:style-name="P47"><text:s text:c="2"/>IDENTIFIED BY '<text:span text:style-name="T117">mind</text:span>';</text:p>
      <text:p text:style-name="P47">$ . admin-openrc</text:p>
      <text:p text:style-name="P47">*<text:span text:style-name="T124">création de neutron user :</text:span></text:p>
      <text:p text:style-name="P47"><text:soft-page-break/>$ openstack user create --domain default --password-prompt neutron</text:p>
      <text:p text:style-name="P47">*<text:bookmark text:name="tw-target-text37"/><text:bookmark text:name="tw-target-text-container4"/><text:span text:style-name="T49">Ajoutez le rôle admin à l'utilisateur neutron:</text:span></text:p>
      <text:p text:style-name="P47">$ openstack role add --project service --user neutron admin</text:p>
      <text:p text:style-name="P47">*<text:span text:style-name="T124">création de service neutron :</text:span></text:p>
      <text:p text:style-name="P47">$ openstack service create --name neutron \</text:p>
      <text:p text:style-name="P47"><text:s text:c="2"/>--description "OpenStack Networking" network</text:p>
      <text:p text:style-name="P47"/>
      <text:p text:style-name="P47">*<text:bookmark text:name="tw-target-text38"/><text:bookmark text:name="tw-target-text-container5"/><text:span text:style-name="T49">Créer les points de terminaison de l'API de service de mise en réseau</text:span></text:p>
      <text:p text:style-name="P47">$ openstack endpoint create --region RegionOne \</text:p>
      <text:p text:style-name="P47"><text:s text:c="2"/>network public http://controller:9696</text:p>
      <text:p text:style-name="P47">$ openstack endpoint create --region RegionOne \</text:p>
      <text:p text:style-name="P47"><text:s text:c="2"/>network internal http://controller:9696</text:p>
      <text:p text:style-name="P18">$ openstack endpoint create --region RegionOne \</text:p>
      <text:p text:style-name="P47"><text:s text:c="2"/>network admin http://controller:9696</text:p>
      <text:p text:style-name="P66">pour option sel<text:span text:style-name="T132">f-service</text:span> :</text:p>
      <text:p text:style-name="P68">*installer les composons</text:p>
      <text:p text:style-name="P68"># apt-<text:span text:style-name="T132">get</text:span> install neutron-server neutron-plugin-ml2 \</text:p>
      <text:p text:style-name="P18"><text:s text:c="2"/>neutron-linuxbridge-agent neutron-l3-agent neutron-dhcp-agent \</text:p>
      <text:p text:style-name="P47"><text:s text:c="2"/>neutron-metadata-agent</text:p>
      <text:p text:style-name="P80"><text:span text:style-name="T357">*editer le fichier </text:span><text:span text:style-name="Source_20_Text"><text:span text:style-name="T314">/etc/neutron/neutron.conf </text:span></text:span><text:span text:style-name="Source_20_Text"><text:span text:style-name="T326">comme suit </text:span></text:span></text:p>
      <text:p text:style-name="P80"><text:span text:style-name="Source_20_Text"><text:span text:style-name="T314">[database]</text:span></text:span></text:p>
      <text:p text:style-name="P18"># ...</text:p>
      <text:p text:style-name="P47">connection = mysql+pymysql://neutron:<text:span text:style-name="T118">mind</text:span>@controller/neutron</text:p>
      <text:p text:style-name="P47">[DEFAULT]</text:p>
      <text:p text:style-name="P18"><text:soft-page-break/># ...</text:p>
      <text:p text:style-name="P18">core_plugin = ml2</text:p>
      <text:p text:style-name="P18">service_plugins = router</text:p>
      <text:p text:style-name="P47">allow_overlapping_ips = true</text:p>
      <text:p text:style-name="P18">[DEFAULT]</text:p>
      <text:p text:style-name="P18"># ...</text:p>
      <text:p text:style-name="P47">transport_url = rabbit://openstack:<text:span text:style-name="T118">mind</text:span>@controller</text:p>
      <text:p text:style-name="P18">[DEFAULT]</text:p>
      <text:p text:style-name="P18"># ...</text:p>
      <text:p text:style-name="P18">auth_strategy = keystone</text:p>
      <text:p text:style-name="P18"/>
      <text:p text:style-name="P18">[keystone_authtoken]</text:p>
      <text:p text:style-name="P18"># ...</text:p>
      <text:p text:style-name="P18">www_authenticate_uri = http://controller:5000</text:p>
      <text:p text:style-name="P18">auth_url = http://controller:5000</text:p>
      <text:p text:style-name="P18">memcached_servers = controller:11211</text:p>
      <text:p text:style-name="P18">auth_type = password</text:p>
      <text:p text:style-name="P18">project_domain_name = default</text:p>
      <text:p text:style-name="P18">user_domain_name = default</text:p>
      <text:p text:style-name="P18">project_name = service</text:p>
      <text:p text:style-name="P18">username = neutron</text:p>
      <text:p text:style-name="P47">password = <text:span text:style-name="T118">mind</text:span></text:p>
      <text:p text:style-name="P18">[DEFAULT]</text:p>
      <text:p text:style-name="P18"># ...</text:p>
      <text:p text:style-name="P18">notify_nova_on_port_status_changes = true</text:p>
      <text:p text:style-name="P18">notify_nova_on_port_data_changes = true</text:p>
      <text:p text:style-name="P18"/>
      <text:p text:style-name="P18">[nova]</text:p>
      <text:p text:style-name="P18"># ...</text:p>
      <text:p text:style-name="P18">auth_url = http://controller:5000</text:p>
      <text:p text:style-name="P18">auth_type = password</text:p>
      <text:p text:style-name="P18">project_domain_name = default</text:p>
      <text:p text:style-name="P18">user_domain_name = default</text:p>
      <text:p text:style-name="P18">region_name = RegionOne</text:p>
      <text:p text:style-name="P18">project_name = service</text:p>
      <text:p text:style-name="P18">username = nova</text:p>
      <text:p text:style-name="P47">password = <text:span text:style-name="T118">mind</text:span></text:p>
      <text:p text:style-name="P18">[oslo_concurrency]</text:p>
      <text:p text:style-name="P18"><text:soft-page-break/># ...</text:p>
      <text:p text:style-name="P47">lock_path = /var/lib/neutron/tmp</text:p>
      <text:p text:style-name="P75"><text:span text:style-name="T314">*</text:span><text:span text:style-name="T319">éditer le fichier </text:span><text:span text:style-name="Source_20_Text"><text:span text:style-name="T314">/etc/neutron/plugins/ml2/ml2_conf.ini :</text:span></text:span></text:p>
      <text:p text:style-name="P75"><text:span text:style-name="Source_20_Text"><text:span text:style-name="T314">[ml2]</text:span></text:span></text:p>
      <text:p text:style-name="P18"># ...</text:p>
      <text:p text:style-name="P47">type_drivers = flat,vlan,vxlan</text:p>
      <text:p text:style-name="P75"><text:span text:style-name="Source_20_Text"><text:span text:style-name="T314">[ml2]</text:span></text:span></text:p>
      <text:p text:style-name="P18"># ...</text:p>
      <text:p text:style-name="P47">tenant_network_types = vxlan</text:p>
      <text:p text:style-name="P18">[ml2]</text:p>
      <text:p text:style-name="P18"># ...</text:p>
      <text:p text:style-name="P47">mechanism_drivers = linuxbridge,l2population</text:p>
      <text:p text:style-name="P75"><text:span text:style-name="Source_20_Text"><text:span text:style-name="T314">[ml2]</text:span></text:span></text:p>
      <text:p text:style-name="P18"># ...</text:p>
      <text:p text:style-name="P47">extension_drivers = port_security</text:p>
      <text:p text:style-name="P18">[ml2_type_flat]</text:p>
      <text:p text:style-name="P18"># ...</text:p>
      <text:p text:style-name="P47">flat_networks = provider</text:p>
      <text:p text:style-name="P18">[ml2_type_vxlan]</text:p>
      <text:p text:style-name="P18"># ...</text:p>
      <text:p text:style-name="P47">vni_ranges = 1:1000</text:p>
      <text:p text:style-name="P75"><text:span text:style-name="Source_20_Text"><text:span text:style-name="T314">[securitygroup]</text:span></text:span></text:p>
      <text:p text:style-name="P18"># ...</text:p>
      <text:p text:style-name="P47">enable_ipset = true</text:p>
      <text:p text:style-name="P75"><text:span text:style-name="Source_20_Text"><text:span text:style-name="T314">*</text:span></text:span><text:span text:style-name="Source_20_Text"><text:span text:style-name="T319">éditer le fichier </text:span></text:span><text:span text:style-name="Source_20_Text"><text:span text:style-name="T314">/etc/neutron/plugins/ml2/linuxbridge_agent.ini </text:span></text:span><text:span text:style-name="Source_20_Text"><text:span text:style-name="T327">comme suit :</text:span></text:span></text:p>
      <text:p text:style-name="P75"><text:span text:style-name="Source_20_Text"><text:span text:style-name="T314">[linux_bridge]</text:span></text:span></text:p>
      <text:p text:style-name="P47">physical_interface_mappings = provider:e<text:span text:style-name="T118">no1</text:span></text:p>
      <text:p text:style-name="P47"><text:soft-page-break/>[vxlan]</text:p>
      <text:p text:style-name="P18">enable_vxlan = true</text:p>
      <text:p text:style-name="P18">local_ip = <text:span text:style-name="T118">192.168.1.251</text:span></text:p>
      <text:p text:style-name="P47">l2_population = true</text:p>
      <text:p text:style-name="P47">[securitygroup]</text:p>
      <text:p text:style-name="P18"># ...</text:p>
      <text:p text:style-name="P18">enable_security_group = true</text:p>
      <text:p text:style-name="P47">firewall_driver = neutron.agent.linux.iptables_firewall.IptablesFirewallDriver</text:p>
      <text:p text:style-name="P47">*<text:bookmark text:name="tw-target-text40"/><text:bookmark text:name="tw-target-text-container7"/><text:span text:style-name="T49">Assurez-vous que le noyau de votre système d'exploitation Linux prend en charge les filtres de pont réseau en vérifiant que toutes les valeurs sysctl suivantes sont définies sur 1:</text:span></text:p>
      <text:p text:style-name="P47"><text:span text:style-name="T118">systcl </text:span>net.bridge.bridge-nf-call-iptables</text:p>
      <text:p text:style-name="P47"><text:span text:style-name="T118">sysctl </text:span>net.bridge.bridge-nf-call-ip6tables</text:p>
      <text:p text:style-name="P75"><text:span text:style-name="T314">*éditer</text:span><text:span text:style-name="T327"> <text:s/></text:span><text:span text:style-name="Source_20_Text"><text:span text:style-name="T314">/etc/neutron/l3_agent.ini</text:span></text:span></text:p>
      <text:p text:style-name="P47">[DEFAULT]</text:p>
      <text:p text:style-name="P18"># ...</text:p>
      <text:p text:style-name="P47">interface_driver = linuxbridge</text:p>
      <text:p text:style-name="P75"><text:span text:style-name="T314">*</text:span><text:span text:style-name="T319">éditer le fichier </text:span><text:span text:style-name="Source_20_Text"><text:span text:style-name="T314">/etc/neutron/dhcp_agent.ini </text:span></text:span><text:span text:style-name="Source_20_Text"><text:span text:style-name="T327">comme suit </text:span></text:span></text:p>
      <text:p text:style-name="P75"><text:span text:style-name="Source_20_Text"><text:span text:style-name="T314">[DEFAULT]</text:span></text:span></text:p>
      <text:p text:style-name="P18"># ...</text:p>
      <text:p text:style-name="P18">interface_driver = linuxbridge</text:p>
      <text:p text:style-name="P18">dhcp_driver = neutron.agent.linux.dhcp.Dnsmasq</text:p>
      <text:p text:style-name="P47">enable_isolated_metadata = true</text:p>
      <text:p text:style-name="P75"><text:span text:style-name="T314">*</text:span><text:span text:style-name="T319">éditer le fichier </text:span><text:span text:style-name="Source_20_Text"><text:span text:style-name="T314">/etc/neutron/metadata_agent.ini</text:span></text:span></text:p>
      <text:p text:style-name="P75"><text:span text:style-name="Source_20_Text"><text:span text:style-name="T314">[DEFAULT]</text:span></text:span></text:p>
      <text:p text:style-name="P18"># ...</text:p>
      <text:p text:style-name="P18">nova_metadata_host = controller</text:p>
      <text:p text:style-name="P47">metadata_proxy_shared_secret = <text:span text:style-name="T118">mind</text:span></text:p>
      <text:p text:style-name="P75"><text:soft-page-break/><text:span text:style-name="T314">*</text:span><text:span text:style-name="T319">éditer le fichier </text:span><text:span text:style-name="Source_20_Text"><text:span text:style-name="T314">/etc/nova/nova.conf </text:span></text:span><text:span text:style-name="Source_20_Text"><text:span text:style-name="T327">comme suit :</text:span></text:span></text:p>
      <text:p text:style-name="P75"><text:span text:style-name="Source_20_Text"><text:span text:style-name="T314">[neutron]</text:span></text:span></text:p>
      <text:p text:style-name="P18"># ...</text:p>
      <text:p text:style-name="P18">url = http://controller:9696</text:p>
      <text:p text:style-name="P18">auth_url = http://controller:5000</text:p>
      <text:p text:style-name="P18">auth_type = password</text:p>
      <text:p text:style-name="P18">project_domain_name = default</text:p>
      <text:p text:style-name="P18">user_domain_name = default</text:p>
      <text:p text:style-name="P18">region_name = RegionOne</text:p>
      <text:p text:style-name="P18">project_name = service</text:p>
      <text:p text:style-name="P18">username = neutron</text:p>
      <text:p text:style-name="P18">password = <text:span text:style-name="T118">mind</text:span></text:p>
      <text:p text:style-name="P18">service_metadata_proxy = true</text:p>
      <text:p text:style-name="P47">metadata_proxy_shared_secret = <text:span text:style-name="T118">mind</text:span></text:p>
      <text:p text:style-name="P42">*finaliser l’installation</text:p>
      <text:p text:style-name="P75"><text:span text:style-name="Source_20_Text"><text:span text:style-name="T314"><text:s/>-</text:span></text:span><text:span text:style-name="Source_20_Text"><text:span text:style-name="T327">remplir la base de donnée </text:span></text:span></text:p>
      <text:p text:style-name="P75"><text:span text:style-name="Source_20_Text"><text:span text:style-name="T314"># su -s /bin/sh -c "neutron-db-manage --config-file /etc/neutron/neutron.conf \</text:span></text:span></text:p>
      <text:p text:style-name="P47"><text:s text:c="2"/>--config-file /etc/neutron/plugins/ml2/ml2_conf.ini upgrade head" neutron</text:p>
      <text:p text:style-name="P75"><text:span text:style-name="Source_20_Text"><text:span text:style-name="T314"><text:s/>-</text:span></text:span><text:span text:style-name="Source_20_Text"><text:span text:style-name="T328">redémarrer nova api</text:span></text:span></text:p>
      <text:p text:style-name="P75"><text:span text:style-name="Source_20_Text"><text:span text:style-name="T314"><text:s/># service nova-api restart</text:span></text:span></text:p>
      <text:p text:style-name="P75"><text:span text:style-name="Source_20_Text"><text:span text:style-name="T314">-</text:span></text:span><text:span text:style-name="Source_20_Text"><text:span text:style-name="T328">redémarrer le service reseau</text:span></text:span></text:p>
      <text:p text:style-name="P75"><text:span text:style-name="Source_20_Text"><text:span text:style-name="T314"># service neutron-server restart</text:span></text:span></text:p>
      <text:p text:style-name="P18"># service neutron-linuxbridge-agent restart</text:p>
      <text:p text:style-name="P18"># service neutron-dhcp-agent restart</text:p>
      <text:p text:style-name="P47"># service neutron-metadata-agent restart</text:p>
      <text:p text:style-name="P81"><text:span text:style-name="Source_20_Text"><text:span text:style-name="T90"><text:s/>-restart le l3_agent</text:span></text:span></text:p>
      <text:p text:style-name="P81"><text:span text:style-name="Source_20_Text"><text:span text:style-name="T90"># service neutron-l3-agent restart</text:span></text:span></text:p>
      <text:p text:style-name="P74"><text:span text:style-name="Source_20_Text"><text:span text:style-name="T91">compute node</text:span></text:span></text:p>
      <text:p text:style-name="P74"><text:soft-page-break/><text:span text:style-name="Source_20_Text"><text:span text:style-name="T92">*installer paquet </text:span></text:span></text:p>
      <text:p text:style-name="P74"><text:span text:style-name="Source_20_Text"><text:span text:style-name="T92"># apt-</text:span></text:span><text:span text:style-name="Source_20_Text"><text:span text:style-name="T93">get</text:span></text:span><text:span text:style-name="Source_20_Text"><text:span text:style-name="T92"> install neutron-linuxbridge-agent</text:span></text:span></text:p>
      <text:p text:style-name="P81"><text:span text:style-name="Source_20_Text"><text:span text:style-name="T94">*editer le fichier </text:span></text:span><text:span text:style-name="Source_20_Text"><text:span text:style-name="T92">/etc/neutron/neutron.conf</text:span></text:span><text:span text:style-name="Source_20_Text"><text:span text:style-name="T94"> comme suit :</text:span></text:span></text:p>
      <text:p text:style-name="P81"><text:span text:style-name="Source_20_Text"><text:span text:style-name="T94">[DEFAULT]</text:span></text:span></text:p>
      <text:p text:style-name="P18"># ...</text:p>
      <text:p text:style-name="P47">transport_url = rabbit://openstack:<text:span text:style-name="T119">mind</text:span>@controller</text:p>
      <text:p text:style-name="P18">[DEFAULT]</text:p>
      <text:p text:style-name="P18"># ...</text:p>
      <text:p text:style-name="P18">auth_strategy = keystone</text:p>
      <text:p text:style-name="P18"/>
      <text:p text:style-name="P18">[keystone_authtoken]</text:p>
      <text:p text:style-name="P18"># ...</text:p>
      <text:p text:style-name="P18">www_authenticate_uri = http://controller:5000</text:p>
      <text:p text:style-name="P18">auth_url = http://controller:5000</text:p>
      <text:p text:style-name="P18">memcached_servers = controller:11211</text:p>
      <text:p text:style-name="P18">auth_type = password</text:p>
      <text:p text:style-name="P18">project_domain_name = default</text:p>
      <text:p text:style-name="P18">user_domain_name = default</text:p>
      <text:p text:style-name="P18">project_name = service</text:p>
      <text:p text:style-name="P18">username = neutron</text:p>
      <text:p text:style-name="P47">password = <text:span text:style-name="T119">mind</text:span></text:p>
      <text:p text:style-name="P47"/>
      <text:p text:style-name="P67">pour option sel<text:span text:style-name="T133">f-service</text:span>:</text:p>
      <text:p text:style-name="P81"><text:span text:style-name="T358">*</text:span><text:span text:style-name="T359">éditer</text:span><text:span text:style-name="T358"> le fichier </text:span><text:span text:style-name="Source_20_Text"><text:span text:style-name="T314">/etc/neutron/plugins/ml2/linuxbridge_agent.ini </text:span></text:span><text:span text:style-name="Source_20_Text"><text:span text:style-name="T329">come suit </text:span></text:span></text:p>
      <text:p text:style-name="P81"><text:span text:style-name="Source_20_Text"><text:span text:style-name="T314">[linux_bridge]</text:span></text:span></text:p>
      <text:p text:style-name="P75"><text:span text:style-name="T314">physical_interface_mappings = provider:</text:span><text:span text:style-name="Source_20_Text"><text:span text:style-name="T329">eno1</text:span></text:span></text:p>
      <text:p text:style-name="P75"><text:span text:style-name="Source_20_Text"><text:span text:style-name="T314">*[vxlan]</text:span></text:span></text:p>
      <text:p text:style-name="P18">enable_vxlan = true</text:p>
      <text:p text:style-name="P18">local_ip = <text:span text:style-name="T119">192.168.1.251</text:span></text:p>
      <text:p text:style-name="P47">l2_population = true</text:p>
      <text:p text:style-name="P47">[securitygroup]</text:p>
      <text:p text:style-name="P18"><text:soft-page-break/># ...</text:p>
      <text:p text:style-name="P18">enable_security_group = true</text:p>
      <text:p text:style-name="P47">firewall_driver = neutron.agent.linux.iptables_firewall.IptablesFirewallDriver</text:p>
      <text:p text:style-name="P47">*<text:bookmark text:name="tw-target-text41"/><text:bookmark text:name="tw-target-text-container8"/><text:span text:style-name="T49">Assurez-vous que le noyau de votre système d'exploitation Linux prend en charge les filtres de pont réseau en vérifiant que toutes les valeurs sysctl suivantes sont définies sur 1:</text:span></text:p>
      <text:p text:style-name="P55"><text:span text:style-name="T119">sysctl </text:span>net.bridge.bridge-nf-call-iptables</text:p>
      <text:p text:style-name="P47"><text:span text:style-name="T119">sysctl </text:span>net.bridge.bridge-nf-call-ip6tables</text:p>
      <text:p text:style-name="P81"><text:span text:style-name="T360">*</text:span><text:span text:style-name="T361">éditer</text:span><text:span text:style-name="T313"> le fichier </text:span><text:span text:style-name="Source_20_Text"><text:span text:style-name="T313">/etc/nova/nova.conf comme suit </text:span></text:span></text:p>
      <text:p text:style-name="P81"><text:span text:style-name="Source_20_Text"><text:span text:style-name="T313">[neutron]</text:span></text:span></text:p>
      <text:p text:style-name="P18"># ...</text:p>
      <text:p text:style-name="P18">url = http://controller:9696</text:p>
      <text:p text:style-name="P18">auth_url = http://controller:5000</text:p>
      <text:p text:style-name="P18">auth_type = password</text:p>
      <text:p text:style-name="P18">project_domain_name = default</text:p>
      <text:p text:style-name="P18">user_domain_name = default</text:p>
      <text:p text:style-name="P18">region_name = RegionOne</text:p>
      <text:p text:style-name="P18">project_name = service</text:p>
      <text:p text:style-name="P18">username = neutron</text:p>
      <text:p text:style-name="P47">password = <text:span text:style-name="T119">mind</text:span></text:p>
      <text:p text:style-name="P47">*<text:span text:style-name="T119">finaliser l’installation :</text:span></text:p>
      <text:p text:style-name="P47"><text:s/>-<text:span text:style-name="T119">restart le service compute</text:span></text:p>
      <text:p text:style-name="P47"># service nova-compute restart</text:p>
      <text:p text:style-name="P43"><text:s/>-restart l’agent bidge </text:p>
      <text:p text:style-name="P43"># service neutron-linuxbridge-agent restart</text:p>
      <text:p text:style-name="P43"/>
      <text:p text:style-name="P43"/>
      <text:p text:style-name="P43"/>
      <text:p text:style-name="P43"><text:soft-page-break/>*<text:span text:style-name="T125">vérification</text:span> :</text:p>
      <text:p text:style-name="P55">-<text:bookmark text:name="tw-target-text43"/><text:bookmark text:name="tw-target-text-container10"/><text:span text:style-name="T49">lister les agents pour vérifier le lancement réussi des agents neutroniques:</text:span></text:p>
      <text:p text:style-name="P44">$ . admin-openrc</text:p>
      <text:p text:style-name="P44">$ openstack extension list --network</text:p>
      <text:p text:style-name="P44"/>
      <text:p text:style-name="P55">$ openstack network agent list</text:p>
      <text:p text:style-name="P55"><text:s/></text:p>
      <text:p text:style-name="P69">6)service horizon :</text:p>
      <text:p text:style-name="P71">*installer le paquet :</text:p>
      <text:p text:style-name="P71"># apt-<text:span text:style-name="T133">get</text:span> install openstack-dashboard</text:p>
      <text:p text:style-name="P81"><text:span text:style-name="T352">*</text:span><text:span text:style-name="T353">éditer</text:span><text:span text:style-name="T354"> le fichier </text:span><text:span text:style-name="Source_20_Text"><text:span text:style-name="T354">/etc/openstack-dashboard/local_settings.py comme suit :</text:span></text:span></text:p>
      <text:p text:style-name="P81"><text:span text:style-name="Source_20_Text"><text:span text:style-name="T354">OPENSTACK_HOST = "controller"</text:span></text:span></text:p>
      <text:p text:style-name="P81"><text:span text:style-name="Source_20_Text"><text:span text:style-name="T354">ALLOWED_HOSTS = ‘*’</text:span></text:span></text:p>
      <text:p text:style-name="P81"><text:span text:style-name="Source_20_Text"><text:span text:style-name="T354">SESSION_ENGINE = 'django.contrib.sessions.backends.cache'</text:span></text:span></text:p>
      <text:p text:style-name="P18"/>
      <text:p text:style-name="P18">CACHES = {</text:p>
      <text:p text:style-name="P18"><text:s text:c="4"/>'default': {</text:p>
      <text:p text:style-name="P18"><text:s text:c="9"/>'BACKEND': 'django.core.cache.backends.memcached.MemcachedCache',</text:p>
      <text:p text:style-name="P18"><text:s text:c="9"/>'LOCATION': 'controller:11211',</text:p>
      <text:p text:style-name="P18"><text:s text:c="4"/>}</text:p>
      <text:p text:style-name="P47">}</text:p>
      <text:p text:style-name="P81"><text:span text:style-name="Source_20_Text"><text:span text:style-name="T354">OPENSTACK_KEYSTONE_MULTIDOMAIN_SUPPORT = True</text:span></text:span></text:p>
      <text:p text:style-name="P81"><text:span text:style-name="Source_20_Text"><text:span text:style-name="T354">OPENSTACK_KEYSTONE_DEFAULT_DOMAIN = "Default"</text:span></text:span></text:p>
      <text:p text:style-name="P81"><text:span text:style-name="Source_20_Text"><text:span text:style-name="T354">OPENSTACK_KEYSTONE_DEFAULT_ROLE = "admin"</text:span></text:span></text:p>
      <text:p text:style-name="P81"><text:span text:style-name="Source_20_Text"><text:span text:style-name="T354">TIME_ZONE = "Africa/Tunis"</text:span></text:span></text:p>
      <text:p text:style-name="P81"><text:soft-page-break/><text:span text:style-name="Source_20_Text"><text:span text:style-name="T354">*ajouter l</text:span></text:span><text:span text:style-name="Source_20_Text"><text:span text:style-name="T355">a</text:span></text:span><text:span text:style-name="Source_20_Text"><text:span text:style-name="T354"> ligne suivant dans le fichier /etc/apache2/conf-available/openstack-dashboard.conf s’il n’existe pas :</text:span></text:span></text:p>
      <text:p text:style-name="P81"><text:span text:style-name="Source_20_Text"><text:span text:style-name="T354">WSGIApplicationGroup %{GLOBAL}</text:span></text:span></text:p>
      <text:p text:style-name="P81"><text:span text:style-name="Source_20_Text"><text:span text:style-name="T354">*finaliser l’installation</text:span></text:span></text:p>
      <text:p text:style-name="P81"><text:span text:style-name="Source_20_Text"><text:span text:style-name="T354"># service apache2 reload</text:span></text:span></text:p>
      <text:p text:style-name="P82"><text:span text:style-name="Source_20_Text"><text:span text:style-name="T354">*</text:span></text:span><text:span text:style-name="Source_20_Text"><text:span text:style-name="T353">vérification</text:span></text:span><text:span text:style-name="Source_20_Text"><text:span text:style-name="T354">:</text:span></text:span></text:p>
      <text:p text:style-name="P82"><text:a xlink:type="simple" xlink:href="http://controller/horizon" text:style-name="Internet_20_link" text:visited-style-name="Visited_20_Internet_20_Link"><text:span text:style-name="Source_20_Text"><text:span text:style-name="T354">http://controller/horizon</text:span></text:span></text:a></text:p>
      <text:p text:style-name="P56">→<text:span text:style-name="T122"> </text:span><text:bookmark text:name="tw-target-text45"/><text:bookmark text:name="tw-target-text-container12"/><text:span text:style-name="T49">Authentifiez-vous à l'aide des informations d'identification </text:span></text:p>
      <text:p text:style-name="P45">admin,demo,default</text:p>
      <text:p text:style-name="P45"/>
      <text:p text:style-name="P70">7)service cinder </text:p>
      <text:p text:style-name="P81"><text:span text:style-name="Source_20_Text"><text:span text:style-name="T354">*</text:span></text:span><text:span text:style-name="Source_20_Text"><text:span text:style-name="T353">création</text:span></text:span><text:span text:style-name="Source_20_Text"><text:span text:style-name="T356"> de la base de donnée cinder</text:span></text:span></text:p>
      <text:p text:style-name="P81"><text:span text:style-name="Source_20_Text"><text:span text:style-name="T356"># mysql</text:span></text:span></text:p>
      <text:p text:style-name="P47">MariaDB [(none)]&gt; CREATE DATABASE cinder;</text:p>
      <text:p text:style-name="P81"><text:span text:style-name="Source_20_Text"><text:span text:style-name="T356">*donnée le </text:span></text:span><text:span text:style-name="Source_20_Text"><text:span text:style-name="T353">privilège</text:span></text:span><text:span text:style-name="Source_20_Text"><text:span text:style-name="T356"> </text:span></text:span></text:p>
      <text:p text:style-name="P81"><text:span text:style-name="Source_20_Text"><text:span text:style-name="T356">MariaDB [(none)]&gt; GRANT ALL PRIVILEGES ON cinder.* TO 'cinder'@'localhost' \</text:span></text:span></text:p>
      <text:p text:style-name="P18"><text:s text:c="2"/>IDENTIFIED BY '<text:span text:style-name="T123">mind</text:span>';</text:p>
      <text:p text:style-name="P18">MariaDB [(none)]&gt; GRANT ALL PRIVILEGES ON cinder.* TO 'cinder'@'%' \</text:p>
      <text:p text:style-name="P47"><text:s text:c="2"/>IDENTIFIED BY '<text:span text:style-name="T123">mind</text:span>';</text:p>
      <text:p text:style-name="P46">exit </text:p>
      <text:p text:style-name="P46">$ . admin-openrc</text:p>
      <text:p text:style-name="P46">*<text:span text:style-name="T125">création</text:span> <text:span text:style-name="T125">d’utilisateur</text:span> cinder :</text:p>
      <text:p text:style-name="P46">$ openstack user create --domain default --password-prompt cinder</text:p>
      <text:p text:style-name="P57"><text:soft-page-break/><text:span text:style-name="T123">*</text:span><text:bookmark text:name="tw-target-text46"/><text:span text:style-name="T49">Ajoutez le rôle admin à l'utilisateur cinder</text:span></text:p>
      <text:p text:style-name="P46">$ openstack role add --project service --user cinder admin</text:p>
      <text:p text:style-name="P57"><text:span text:style-name="T123">-</text:span><text:bookmark text:name="tw-target-text48"/><text:bookmark text:name="tw-target-text-container14"/><text:span text:style-name="T49">Créez les entités de service cinderv2 et cinderv3:</text:span></text:p>
      <text:p text:style-name="P46">$ openstack service create --name cinderv2 \</text:p>
      <text:p text:style-name="P47"><text:s text:c="2"/>--description "OpenStack Block Storage" volumev2</text:p>
      <text:p text:style-name="P46">$ openstack service create --name cinderv3 \</text:p>
      <text:p text:style-name="P47"><text:s text:c="2"/>--description "OpenStack Block Storage" volumev3</text:p>
      <text:p text:style-name="P46">$ openstack endpoint create --region RegionOne \</text:p>
      <text:p text:style-name="P47"><text:s text:c="2"/>volumev2 public http://controller:8776/v2/%\(project_id\)s</text:p>
      <text:p text:style-name="P46">$ openstack endpoint create --region RegionOne \</text:p>
      <text:p text:style-name="P47"><text:s text:c="2"/>volumev2 internal http://controller:8776/v2/%\(project_id\)s</text:p>
      <text:p text:style-name="P18">$ openstack endpoint create --region RegionOne \</text:p>
      <text:p text:style-name="P47"><text:s text:c="2"/>volumev2 admin http://controller:8776/v2/%\(project_id\)s</text:p>
      <text:p text:style-name="P18">$ openstack endpoint create --region RegionOne \</text:p>
      <text:p text:style-name="P47"><text:s text:c="2"/>volumev3 public http://controller:8776/v3/%\(project_id\)s</text:p>
      <text:p text:style-name="P18">$ openstack endpoint create --region RegionOne \</text:p>
      <text:p text:style-name="P47"><text:s text:c="2"/>volumev3 internal http://controller:8776/v3/%\(project_id\)s</text:p>
      <text:p text:style-name="P18">$ openstack endpoint create --region RegionOne \</text:p>
      <text:p text:style-name="P47"><text:s text:c="2"/>volumev3 admin http://controller:8776/v3/%\(project_id\)s</text:p>
      <text:p text:style-name="P46">*installer et <text:span text:style-name="T125">configurer</text:span> les composants :</text:p>
      <text:p text:style-name="P46"><text:s/>-installer le paquet:</text:p>
      <text:p text:style-name="P46"># apt-<text:span text:style-name="T134">get</text:span> install cinder-api cinder-scheduler</text:p>
      <text:p text:style-name="P83"><text:span text:style-name="T330">*éditer le fichier </text:span><text:span text:style-name="Source_20_Text"><text:span text:style-name="T314">/etc/cinder/cinder.conf </text:span></text:span><text:span text:style-name="Source_20_Text"><text:span text:style-name="T330">comme suit :</text:span></text:span></text:p>
      <text:p text:style-name="P83"><text:span text:style-name="Source_20_Text"><text:span text:style-name="T314">[database]</text:span></text:span></text:p>
      <text:p text:style-name="P18"># ...</text:p>
      <text:p text:style-name="P47"><text:soft-page-break/>connection = mysql+pymysql://cinder:<text:span text:style-name="T123">mind</text:span>@controller/cinder</text:p>
      <text:p text:style-name="P18">[DEFAULT]</text:p>
      <text:p text:style-name="P18"># ...</text:p>
      <text:p text:style-name="P47">transport_url = rabbit://openstack:<text:span text:style-name="T123">mind</text:span>@controller</text:p>
      <text:p text:style-name="P18">[DEFAULT]</text:p>
      <text:p text:style-name="P18"># ...</text:p>
      <text:p text:style-name="P18">auth_strategy = keystone</text:p>
      <text:p text:style-name="P18"/>
      <text:p text:style-name="P18">[keystone_authtoken]</text:p>
      <text:p text:style-name="P18"># ...</text:p>
      <text:p text:style-name="P18">www_authenticate_uri = http://controller:5000</text:p>
      <text:p text:style-name="P18">auth_url = http://controller:5000</text:p>
      <text:p text:style-name="P18">memcached_servers = controller:11211</text:p>
      <text:p text:style-name="P18">auth_type = password</text:p>
      <text:p text:style-name="P18">project_domain_id = default</text:p>
      <text:p text:style-name="P18">user_domain_id = default</text:p>
      <text:p text:style-name="P18">project_name = service</text:p>
      <text:p text:style-name="P18">username = cinder</text:p>
      <text:p text:style-name="P47">password = <text:span text:style-name="T123">mind</text:span></text:p>
      <text:p text:style-name="P18">[DEFAULT]</text:p>
      <text:p text:style-name="P18"># ...</text:p>
      <text:p text:style-name="P47">my_ip = 1<text:span text:style-name="T123">92.168.1.251</text:span></text:p>
      <text:p text:style-name="P18">[oslo_concurrency]</text:p>
      <text:p text:style-name="P18"># ...</text:p>
      <text:p text:style-name="P47">lock_path = /var/lib/cinder/tmp</text:p>
      <text:p text:style-name="P83"><text:span text:style-name="Source_20_Text"><text:span text:style-name="T314">*</text:span></text:span><text:span text:style-name="Source_20_Text"><text:span text:style-name="T330">remplir la base :</text:span></text:span></text:p>
      <text:p text:style-name="P83"><text:span text:style-name="Source_20_Text"><text:span text:style-name="T314"># su -s /bin/sh -c "cinder-manage db sync" cinder</text:span></text:span></text:p>
      <text:p text:style-name="P83"><text:span text:style-name="Source_20_Text"><text:span text:style-name="T314">*</text:span></text:span><text:span text:style-name="Source_20_Text"><text:span text:style-name="T328">éditer le fichier </text:span></text:span><text:span text:style-name="Source_20_Text"><text:span text:style-name="T314">/etc/nova/nova.conf </text:span></text:span><text:span text:style-name="Source_20_Text"><text:span text:style-name="T330">comme suit </text:span></text:span></text:p>
      <text:p text:style-name="P83"><text:span text:style-name="Source_20_Text"><text:span text:style-name="T314">[cinder]</text:span></text:span></text:p>
      <text:p text:style-name="P47">os_region_name = RegionOne</text:p>
      <text:p text:style-name="P83"><text:span text:style-name="Source_20_Text"><text:span text:style-name="T314">*</text:span></text:span><text:span text:style-name="Source_20_Text"><text:span text:style-name="T328">redémarrer le service nova </text:span></text:span></text:p>
      <text:p text:style-name="P83"><text:span text:style-name="Source_20_Text"><text:span text:style-name="T314"># service nova-api restart</text:span></text:span></text:p>
      <text:p text:style-name="P83"><text:soft-page-break/><text:span text:style-name="Source_20_Text"><text:span text:style-name="T314">*</text:span></text:span><text:span text:style-name="Source_20_Text"><text:span text:style-name="T328">redémarrer le service de stockage :</text:span></text:span></text:p>
      <text:p text:style-name="P83"><text:span text:style-name="Source_20_Text"><text:span text:style-name="T314"># service cinder-scheduler restart</text:span></text:span></text:p>
      <text:p text:style-name="P47"># service apache2 restart</text:p>
      <text:p text:style-name="P83"><text:span text:style-name="Source_20_Text"><text:span text:style-name="T314"/></text:span></text:p>
      <text:p text:style-name="P83"><text:span text:style-name="Source_20_Text"><text:span text:style-name="T314"/></text:span></text:p>
      <text:p text:style-name="P81"><text:span text:style-name="Source_20_Text"><text:span text:style-name="T356"/></text:span></text:p>
      <text:p text:style-name="P71"/>
      <text:p text:style-name="P75"><text:span text:style-name="Source_20_Text"><text:span text:style-name="T314"/></text:span></text:p>
      <text:p text:style-name="P81"><text:span text:style-name="Source_20_Text"><text:span text:style-name="T94"/></text:span></text:p>
      <text:p text:style-name="P81"><text:span text:style-name="Source_20_Text"><text:span text:style-name="T90"/></text:span></text:p>
      <text:p text:style-name="P81"><text:span text:style-name="Source_20_Text"><text:span text:style-name="T90"/></text:span></text:p>
      <text:p text:style-name="P75"><text:span text:style-name="Source_20_Text"><text:span text:style-name="T314"/></text:span></text:p>
      <text:p text:style-name="P75"><text:span text:style-name="Source_20_Text"><text:span text:style-name="T314"/></text:span></text:p>
      <text:p text:style-name="P47"/>
      <text:p text:style-name="P75"><text:span text:style-name="Source_20_Text"><text:span text:style-name="T314"/></text:span></text:p>
      <text:p text:style-name="P80"><text:span text:style-name="Source_20_Text"><text:span text:style-name="T314"/></text:span></text:p>
      <text:p text:style-name="P47"/>
      <text:p text:style-name="P47"/>
      <text:p text:style-name="P59"/>
      <text:p text:style-name="P58"/>
      <text:p text:style-name="P75"><text:span text:style-name="Source_20_Text"><text:span text:style-name="T334"/></text:span></text:p>
      <text:p text:style-name="P75"><text:span text:style-name="Source_20_Text"><text:span text:style-name="T314"/></text:span></text:p>
      <text:p text:style-name="P47"/>
      <text:p text:style-name="P47"><text:soft-page-break/></text:p>
      <text:p text:style-name="P79"><text:span text:style-name="Source_20_Text"><text:span text:style-name="T349"/></text:span></text:p>
      <text:p text:style-name="P47"/>
      <text:p text:style-name="P88"/>
      <text:p text:style-name="P87"/>
      <text:p text:style-name="P87"/>
      <text:p text:style-name="P65"/>
      <text:p text:style-name="P61"/>
      <text:p text:style-name="P75"><text:span text:style-name="Source_20_Text"><text:span text:style-name="T314"/></text:span></text:p>
      <text:p text:style-name="P35"><text:span text:style-name="Source_20_Text"><text:span text:style-name="T337"/></text:span></text:p>
      <text:p text:style-name="P35"><text:span text:style-name="Source_20_Text"><text:span text:style-name="T346"/></text:span></text:p>
      <text:p text:style-name="P35"><text:span text:style-name="Source_20_Text"><text:span text:style-name="T346"/></text:span></text:p>
      <text:p text:style-name="P35"><text:span text:style-name="Source_20_Text"><text:span text:style-name="T34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0:05:06.925810407</meta:creation-date>
    <dc:date>2019-04-03T16:05:55.652405566</dc:date>
    <meta:editing-duration>PT6H34M2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1" meta:paragraph-count="764" meta:word-count="3176" meta:character-count="25315" meta:non-whitespace-character-count="22724"/>
  </office:meta>
</office:document-meta>
</file>